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Default" style:data-style-name="N2">
      <style:map style:condition="is-true-formula(AND([.$G2];[.H2]&lt;1.1))" style:apply-style-name="Namnlös1" style:base-cell-address="interesting.H2"/>
      <style:map style:condition="is-true-formula(AND([.$G2];[.H2]&gt;=1.1))" style:apply-style-name="Namnlös2" style:base-cell-address="interesting.H2"/>
    </style:style>
    <style:style style:name="ce4" style:family="table-cell" style:parent-style-name="Default" style:data-style-name="N2">
      <style:map style:condition="is-true-formula(AND([.$G3];[.H3]&lt;1.1))" style:apply-style-name="Namnlös1" style:base-cell-address="interesting.H3"/>
      <style:map style:condition="is-true-formula(AND([.$G3];[.H3]&gt;=1.1))" style:apply-style-name="Namnlös2" style:base-cell-address="interesting.H3"/>
    </style:style>
    <style:style style:name="ce5" style:family="table-cell" style:parent-style-name="Default" style:data-style-name="N2">
      <style:map style:condition="is-true-formula(AND([.$G4];[.H4]&lt;1.1))" style:apply-style-name="Namnlös1" style:base-cell-address="interesting.H4"/>
      <style:map style:condition="is-true-formula(AND([.$G4];[.H4]&gt;=1.1))" style:apply-style-name="Namnlös2" style:base-cell-address="interesting.H4"/>
    </style:style>
    <style:style style:name="ce6" style:family="table-cell" style:parent-style-name="Default" style:data-style-name="N2">
      <style:map style:condition="is-true-formula(AND([.$G5];[.H5]&lt;1.1))" style:apply-style-name="Namnlös1" style:base-cell-address="interesting.H5"/>
      <style:map style:condition="is-true-formula(AND([.$G5];[.H5]&gt;=1.1))" style:apply-style-name="Namnlös2" style:base-cell-address="interesting.H5"/>
    </style:style>
    <style:style style:name="ce7" style:family="table-cell" style:parent-style-name="Default" style:data-style-name="N2">
      <style:map style:condition="is-true-formula(AND([.$G6];[.H6]&lt;1.1))" style:apply-style-name="Namnlös1" style:base-cell-address="interesting.H6"/>
      <style:map style:condition="is-true-formula(AND([.$G6];[.H6]&gt;=1.1))" style:apply-style-name="Namnlös2" style:base-cell-address="interesting.H6"/>
    </style:style>
    <style:style style:name="ce8" style:family="table-cell" style:parent-style-name="Default" style:data-style-name="N2">
      <style:map style:condition="is-true-formula(AND([.$G7];[.H7]&lt;1.1))" style:apply-style-name="Namnlös1" style:base-cell-address="interesting.H7"/>
      <style:map style:condition="is-true-formula(AND([.$G7];[.H7]&gt;=1.1))" style:apply-style-name="Namnlös2" style:base-cell-address="interesting.H7"/>
    </style:style>
    <style:style style:name="ce9" style:family="table-cell" style:parent-style-name="Default" style:data-style-name="N2">
      <style:map style:condition="is-true-formula(AND([.$G8];[.H8]&lt;1.1))" style:apply-style-name="Namnlös1" style:base-cell-address="interesting.H8"/>
      <style:map style:condition="is-true-formula(AND([.$G8];[.H8]&gt;=1.1))" style:apply-style-name="Namnlös2" style:base-cell-address="interesting.H8"/>
    </style:style>
    <style:style style:name="ce10" style:family="table-cell" style:parent-style-name="Default" style:data-style-name="N2">
      <style:map style:condition="is-true-formula(AND([.$G9];[.H9]&lt;1.1))" style:apply-style-name="Namnlös1" style:base-cell-address="interesting.H9"/>
      <style:map style:condition="is-true-formula(AND([.$G9];[.H9]&gt;=1.1))" style:apply-style-name="Namnlös2" style:base-cell-address="interesting.H9"/>
    </style:style>
    <style:style style:name="ce11" style:family="table-cell" style:parent-style-name="Default" style:data-style-name="N2">
      <style:map style:condition="is-true-formula(AND([.$G10];[.H10]&lt;1.1))" style:apply-style-name="Namnlös1" style:base-cell-address="interesting.H10"/>
      <style:map style:condition="is-true-formula(AND([.$G10];[.H10]&gt;=1.1))" style:apply-style-name="Namnlös2" style:base-cell-address="interesting.H10"/>
    </style:style>
    <style:style style:name="ce12" style:family="table-cell" style:parent-style-name="Default" style:data-style-name="N2">
      <style:map style:condition="is-true-formula(AND([.$G11];[.H11]&lt;1.1))" style:apply-style-name="Namnlös1" style:base-cell-address="interesting.H11"/>
      <style:map style:condition="is-true-formula(AND([.$G11];[.H11]&gt;=1.1))" style:apply-style-name="Namnlös2" style:base-cell-address="interesting.H11"/>
    </style:style>
    <style:style style:name="ce13" style:family="table-cell" style:parent-style-name="Default" style:data-style-name="N2">
      <style:map style:condition="is-true-formula(AND([.$G12];[.H12]&lt;1.1))" style:apply-style-name="Namnlös1" style:base-cell-address="interesting.H12"/>
      <style:map style:condition="is-true-formula(AND([.$G12];[.H12]&gt;=1.1))" style:apply-style-name="Namnlös2" style:base-cell-address="interesting.H12"/>
    </style:style>
    <style:style style:name="ce14" style:family="table-cell" style:parent-style-name="Default" style:data-style-name="N2">
      <style:map style:condition="is-true-formula(AND([.$G13];[.H13]&lt;1.1))" style:apply-style-name="Namnlös1" style:base-cell-address="interesting.H13"/>
      <style:map style:condition="is-true-formula(AND([.$G13];[.H13]&gt;=1.1))" style:apply-style-name="Namnlös2" style:base-cell-address="interesting.H13"/>
    </style:style>
    <style:style style:name="ce15" style:family="table-cell" style:parent-style-name="Default" style:data-style-name="N2">
      <style:map style:condition="is-true-formula(AND([.$G14];[.H14]&lt;1.1))" style:apply-style-name="Namnlös1" style:base-cell-address="interesting.H14"/>
      <style:map style:condition="is-true-formula(AND([.$G14];[.H14]&gt;=1.1))" style:apply-style-name="Namnlös2" style:base-cell-address="interesting.H14"/>
    </style:style>
    <style:style style:name="ce16" style:family="table-cell" style:parent-style-name="Default" style:data-style-name="N2">
      <style:map style:condition="is-true-formula(AND([.$G15];[.H15]&lt;1.1))" style:apply-style-name="Namnlös1" style:base-cell-address="interesting.H15"/>
      <style:map style:condition="is-true-formula(AND([.$G15];[.H15]&gt;=1.1))" style:apply-style-name="Namnlös2" style:base-cell-address="interesting.H15"/>
    </style:style>
    <style:style style:name="ce17" style:family="table-cell" style:parent-style-name="Default" style:data-style-name="N2">
      <style:map style:condition="is-true-formula(AND([.$G16];[.H16]&lt;1.1))" style:apply-style-name="Namnlös1" style:base-cell-address="interesting.H16"/>
      <style:map style:condition="is-true-formula(AND([.$G16];[.H16]&gt;=1.1))" style:apply-style-name="Namnlös2" style:base-cell-address="interesting.H16"/>
    </style:style>
    <style:style style:name="ce18" style:family="table-cell" style:parent-style-name="Default" style:data-style-name="N2">
      <style:map style:condition="is-true-formula(AND([.$G17];[.H17]&lt;1.1))" style:apply-style-name="Namnlös1" style:base-cell-address="interesting.H17"/>
      <style:map style:condition="is-true-formula(AND([.$G17];[.H17]&gt;=1.1))" style:apply-style-name="Namnlös2" style:base-cell-address="interesting.H17"/>
    </style:style>
    <style:style style:name="ce19" style:family="table-cell" style:parent-style-name="Default" style:data-style-name="N2">
      <style:map style:condition="is-true-formula(AND([.$G18];[.H18]&lt;1.1))" style:apply-style-name="Namnlös1" style:base-cell-address="interesting.H18"/>
      <style:map style:condition="is-true-formula(AND([.$G18];[.H18]&gt;=1.1))" style:apply-style-name="Namnlös2" style:base-cell-address="interesting.H18"/>
    </style:style>
    <style:style style:name="ce20" style:family="table-cell" style:parent-style-name="Default" style:data-style-name="N2">
      <style:map style:condition="is-true-formula(AND([.$G19];[.H19]&lt;1.1))" style:apply-style-name="Namnlös1" style:base-cell-address="interesting.H19"/>
      <style:map style:condition="is-true-formula(AND([.$G19];[.H19]&gt;=1.1))" style:apply-style-name="Namnlös2" style:base-cell-address="interesting.H19"/>
    </style:style>
    <style:style style:name="ce21" style:family="table-cell" style:parent-style-name="Default" style:data-style-name="N2">
      <style:map style:condition="is-true-formula(AND([.$G20];[.H20]&lt;1.1))" style:apply-style-name="Namnlös1" style:base-cell-address="interesting.H20"/>
      <style:map style:condition="is-true-formula(AND([.$G20];[.H20]&gt;=1.1))" style:apply-style-name="Namnlös2" style:base-cell-address="interesting.H20"/>
    </style:style>
    <style:style style:name="ce22" style:family="table-cell" style:parent-style-name="Default" style:data-style-name="N2">
      <style:map style:condition="is-true-formula(AND([.$G21];[.H21]&lt;1.1))" style:apply-style-name="Namnlös1" style:base-cell-address="interesting.H21"/>
      <style:map style:condition="is-true-formula(AND([.$G21];[.H21]&gt;=1.1))" style:apply-style-name="Namnlös2" style:base-cell-address="interesting.H21"/>
    </style:style>
    <style:style style:name="ce23" style:family="table-cell" style:parent-style-name="Default" style:data-style-name="N2">
      <style:map style:condition="is-true-formula(AND([.$G22];[.H22]&lt;1.1))" style:apply-style-name="Namnlös1" style:base-cell-address="interesting.H22"/>
      <style:map style:condition="is-true-formula(AND([.$G22];[.H22]&gt;=1.1))" style:apply-style-name="Namnlös2" style:base-cell-address="interesting.H22"/>
    </style:style>
    <style:style style:name="ce24" style:family="table-cell" style:parent-style-name="Default" style:data-style-name="N2">
      <style:map style:condition="is-true-formula(AND([.$G23];[.H23]&lt;1.1))" style:apply-style-name="Namnlös1" style:base-cell-address="interesting.H23"/>
      <style:map style:condition="is-true-formula(AND([.$G23];[.H23]&gt;=1.1))" style:apply-style-name="Namnlös2" style:base-cell-address="interesting.H23"/>
    </style:style>
    <style:style style:name="ce25" style:family="table-cell" style:parent-style-name="Default" style:data-style-name="N2">
      <style:map style:condition="is-true-formula(AND([.$G24];[.H24]&lt;1.1))" style:apply-style-name="Namnlös1" style:base-cell-address="interesting.H24"/>
      <style:map style:condition="is-true-formula(AND([.$G24];[.H24]&gt;=1.1))" style:apply-style-name="Namnlös2" style:base-cell-address="interesting.H24"/>
    </style:style>
    <style:style style:name="ce26" style:family="table-cell" style:parent-style-name="Default" style:data-style-name="N2">
      <style:map style:condition="is-true-formula(AND([.$G25];[.H25]&lt;1.1))" style:apply-style-name="Namnlös1" style:base-cell-address="interesting.H25"/>
      <style:map style:condition="is-true-formula(AND([.$G25];[.H25]&gt;=1.1))" style:apply-style-name="Namnlös2" style:base-cell-address="interesting.H25"/>
    </style:style>
    <style:style style:name="ce27" style:family="table-cell" style:parent-style-name="Default" style:data-style-name="N2">
      <style:map style:condition="is-true-formula(AND([.$G26];[.H26]&lt;1.1))" style:apply-style-name="Namnlös1" style:base-cell-address="interesting.H26"/>
      <style:map style:condition="is-true-formula(AND([.$G26];[.H26]&gt;=1.1))" style:apply-style-name="Namnlös2" style:base-cell-address="interesting.H26"/>
    </style:style>
    <style:style style:name="ce28" style:family="table-cell" style:parent-style-name="Default" style:data-style-name="N2">
      <style:map style:condition="is-true-formula(AND([.$G27];[.H27]&lt;1.1))" style:apply-style-name="Namnlös1" style:base-cell-address="interesting.H27"/>
      <style:map style:condition="is-true-formula(AND([.$G27];[.H27]&gt;=1.1))" style:apply-style-name="Namnlös2" style:base-cell-address="interesting.H27"/>
    </style:style>
    <style:style style:name="ce29" style:family="table-cell" style:parent-style-name="Default" style:data-style-name="N2">
      <style:map style:condition="is-true-formula(AND([.$G28];[.H28]&lt;1.1))" style:apply-style-name="Namnlös1" style:base-cell-address="interesting.H28"/>
      <style:map style:condition="is-true-formula(AND([.$G28];[.H28]&gt;=1.1))" style:apply-style-name="Namnlös2" style:base-cell-address="interesting.H28"/>
    </style:style>
    <style:style style:name="ce30" style:family="table-cell" style:parent-style-name="Default" style:data-style-name="N2">
      <style:map style:condition="is-true-formula(AND([.$G29];[.H29]&lt;1.1))" style:apply-style-name="Namnlös1" style:base-cell-address="interesting.H29"/>
      <style:map style:condition="is-true-formula(AND([.$G29];[.H29]&gt;=1.1))" style:apply-style-name="Namnlös2" style:base-cell-address="interesting.H29"/>
    </style:style>
    <style:style style:name="ce31" style:family="table-cell" style:parent-style-name="Default" style:data-style-name="N2">
      <style:map style:condition="is-true-formula(AND([.$G30];[.H30]&lt;1.1))" style:apply-style-name="Namnlös1" style:base-cell-address="interesting.H30"/>
      <style:map style:condition="is-true-formula(AND([.$G30];[.H30]&gt;=1.1))" style:apply-style-name="Namnlös2" style:base-cell-address="interesting.H30"/>
    </style:style>
    <style:style style:name="ce32" style:family="table-cell" style:parent-style-name="Default" style:data-style-name="N2">
      <style:map style:condition="is-true-formula(AND([.$G31];[.H31]&lt;1.1))" style:apply-style-name="Namnlös1" style:base-cell-address="interesting.H31"/>
      <style:map style:condition="is-true-formula(AND([.$G31];[.H31]&gt;=1.1))" style:apply-style-name="Namnlös2" style:base-cell-address="interesting.H31"/>
    </style:style>
    <style:style style:name="ce33" style:family="table-cell" style:parent-style-name="Default" style:data-style-name="N2">
      <style:map style:condition="is-true-formula(AND([.$G32];[.H32]&lt;1.1))" style:apply-style-name="Namnlös1" style:base-cell-address="interesting.H32"/>
      <style:map style:condition="is-true-formula(AND([.$G32];[.H32]&gt;=1.1))" style:apply-style-name="Namnlös2" style:base-cell-address="interesting.H32"/>
    </style:style>
    <style:style style:name="ce34" style:family="table-cell" style:parent-style-name="Default" style:data-style-name="N2">
      <style:map style:condition="is-true-formula(AND([.$G33];[.H33]&lt;1.1))" style:apply-style-name="Namnlös1" style:base-cell-address="interesting.H33"/>
      <style:map style:condition="is-true-formula(AND([.$G33];[.H33]&gt;=1.1))" style:apply-style-name="Namnlös2" style:base-cell-address="interesting.H33"/>
    </style:style>
    <style:style style:name="ce35" style:family="table-cell" style:parent-style-name="Default" style:data-style-name="N2">
      <style:map style:condition="is-true-formula(AND([.$G34];[.H34]&lt;1.1))" style:apply-style-name="Namnlös1" style:base-cell-address="interesting.H34"/>
      <style:map style:condition="is-true-formula(AND([.$G34];[.H34]&gt;=1.1))" style:apply-style-name="Namnlös2" style:base-cell-address="interesting.H34"/>
    </style:style>
    <style:style style:name="ce36" style:family="table-cell" style:parent-style-name="Default" style:data-style-name="N2">
      <style:map style:condition="is-true-formula(AND([.$G35];[.H35]&lt;1.1))" style:apply-style-name="Namnlös1" style:base-cell-address="interesting.H35"/>
      <style:map style:condition="is-true-formula(AND([.$G35];[.H35]&gt;=1.1))" style:apply-style-name="Namnlös2" style:base-cell-address="interesting.H35"/>
    </style:style>
    <style:style style:name="ce37" style:family="table-cell" style:parent-style-name="Default" style:data-style-name="N2">
      <style:map style:condition="is-true-formula(AND([.$G36];[.H36]&lt;1.1))" style:apply-style-name="Namnlös1" style:base-cell-address="interesting.H36"/>
      <style:map style:condition="is-true-formula(AND([.$G36];[.H36]&gt;=1.1))" style:apply-style-name="Namnlös2" style:base-cell-address="interesting.H36"/>
    </style:style>
    <style:style style:name="ce38" style:family="table-cell" style:parent-style-name="Default" style:data-style-name="N2">
      <style:map style:condition="is-true-formula(AND([.$G37];[.H37]&lt;1.1))" style:apply-style-name="Namnlös1" style:base-cell-address="interesting.H37"/>
      <style:map style:condition="is-true-formula(AND([.$G37];[.H37]&gt;=1.1))" style:apply-style-name="Namnlös2" style:base-cell-address="interesting.H37"/>
    </style:style>
    <style:style style:name="ce39" style:family="table-cell" style:parent-style-name="Default" style:data-style-name="N2">
      <style:map style:condition="is-true-formula(AND([.$G38];[.H38]&lt;1.1))" style:apply-style-name="Namnlös1" style:base-cell-address="interesting.H38"/>
      <style:map style:condition="is-true-formula(AND([.$G38];[.H38]&gt;=1.1))" style:apply-style-name="Namnlös2" style:base-cell-address="interesting.H38"/>
    </style:style>
    <style:style style:name="ce40" style:family="table-cell" style:parent-style-name="Default" style:data-style-name="N2">
      <style:map style:condition="is-true-formula(AND([.$G39];[.H39]&lt;1.1))" style:apply-style-name="Namnlös1" style:base-cell-address="interesting.H39"/>
      <style:map style:condition="is-true-formula(AND([.$G39];[.H39]&gt;=1.1))" style:apply-style-name="Namnlös2" style:base-cell-address="interesting.H39"/>
    </style:style>
    <style:style style:name="ce41" style:family="table-cell" style:parent-style-name="Default" style:data-style-name="N2">
      <style:map style:condition="is-true-formula(AND([.$G40];[.H40]&lt;1.1))" style:apply-style-name="Namnlös1" style:base-cell-address="interesting.H40"/>
      <style:map style:condition="is-true-formula(AND([.$G40];[.H40]&gt;=1.1))" style:apply-style-name="Namnlös2" style:base-cell-address="interesting.H40"/>
    </style:style>
    <style:style style:name="ce42" style:family="table-cell" style:parent-style-name="Default" style:data-style-name="N2">
      <style:map style:condition="is-true-formula(AND([.$G41];[.H41]&lt;1.1))" style:apply-style-name="Namnlös1" style:base-cell-address="interesting.H41"/>
      <style:map style:condition="is-true-formula(AND([.$G41];[.H41]&gt;=1.1))" style:apply-style-name="Namnlös2" style:base-cell-address="interesting.H41"/>
    </style:style>
    <style:style style:name="ce43" style:family="table-cell" style:parent-style-name="Default" style:data-style-name="N2">
      <style:map style:condition="is-true-formula(AND([.$G42];[.H42]&lt;1.1))" style:apply-style-name="Namnlös1" style:base-cell-address="interesting.H42"/>
      <style:map style:condition="is-true-formula(AND([.$G42];[.H42]&gt;=1.1))" style:apply-style-name="Namnlös2" style:base-cell-address="interesting.H42"/>
    </style:style>
    <style:style style:name="ce44" style:family="table-cell" style:parent-style-name="Default" style:data-style-name="N2">
      <style:map style:condition="is-true-formula(AND([.$G43];[.H43]&lt;1.1))" style:apply-style-name="Namnlös1" style:base-cell-address="interesting.H43"/>
      <style:map style:condition="is-true-formula(AND([.$G43];[.H43]&gt;=1.1))" style:apply-style-name="Namnlös2" style:base-cell-address="interesting.H43"/>
    </style:style>
    <style:style style:name="ce45" style:family="table-cell" style:parent-style-name="Default" style:data-style-name="N2">
      <style:map style:condition="is-true-formula(AND([.$G44];[.H44]&lt;1.1))" style:apply-style-name="Namnlös1" style:base-cell-address="interesting.H44"/>
      <style:map style:condition="is-true-formula(AND([.$G44];[.H44]&gt;=1.1))" style:apply-style-name="Namnlös2" style:base-cell-address="interesting.H44"/>
    </style:style>
    <style:style style:name="ce46" style:family="table-cell" style:parent-style-name="Default" style:data-style-name="N2">
      <style:map style:condition="is-true-formula(AND([.$G45];[.H45]&lt;1.1))" style:apply-style-name="Namnlös1" style:base-cell-address="interesting.H45"/>
      <style:map style:condition="is-true-formula(AND([.$G45];[.H45]&gt;=1.1))" style:apply-style-name="Namnlös2" style:base-cell-address="interesting.H45"/>
    </style:style>
    <style:style style:name="ce47" style:family="table-cell" style:parent-style-name="Default" style:data-style-name="N2">
      <style:map style:condition="is-true-formula(AND([.$G46];[.H46]&lt;1.1))" style:apply-style-name="Namnlös1" style:base-cell-address="interesting.H46"/>
      <style:map style:condition="is-true-formula(AND([.$G46];[.H46]&gt;=1.1))" style:apply-style-name="Namnlös2" style:base-cell-address="interesting.H46"/>
    </style:style>
    <style:style style:name="ce48" style:family="table-cell" style:parent-style-name="Default" style:data-style-name="N2">
      <style:map style:condition="is-true-formula(AND([.$G47];[.H47]&lt;1.1))" style:apply-style-name="Namnlös1" style:base-cell-address="interesting.H47"/>
      <style:map style:condition="is-true-formula(AND([.$G47];[.H47]&gt;=1.1))" style:apply-style-name="Namnlös2" style:base-cell-address="interesting.H47"/>
    </style:style>
    <style:style style:name="ce49" style:family="table-cell" style:parent-style-name="Default" style:data-style-name="N2">
      <style:map style:condition="is-true-formula(AND([.$G48];[.H48]&lt;1.1))" style:apply-style-name="Namnlös1" style:base-cell-address="interesting.H48"/>
      <style:map style:condition="is-true-formula(AND([.$G48];[.H48]&gt;=1.1))" style:apply-style-name="Namnlös2" style:base-cell-address="interesting.H48"/>
    </style:style>
    <style:style style:name="ce50" style:family="table-cell" style:parent-style-name="Default" style:data-style-name="N2">
      <style:map style:condition="is-true-formula(AND([.$G49];[.H49]&lt;1.1))" style:apply-style-name="Namnlös1" style:base-cell-address="interesting.H49"/>
      <style:map style:condition="is-true-formula(AND([.$G49];[.H49]&gt;=1.1))" style:apply-style-name="Namnlös2" style:base-cell-address="interesting.H49"/>
    </style:style>
    <style:style style:name="ce51" style:family="table-cell" style:parent-style-name="Default" style:data-style-name="N2">
      <style:map style:condition="is-true-formula(AND([.$G50];[.H50]&lt;1.1))" style:apply-style-name="Namnlös1" style:base-cell-address="interesting.H50"/>
      <style:map style:condition="is-true-formula(AND([.$G50];[.H50]&gt;=1.1))" style:apply-style-name="Namnlös2" style:base-cell-address="interesting.H50"/>
    </style:style>
    <style:style style:name="ce52" style:family="table-cell" style:parent-style-name="Default" style:data-style-name="N2">
      <style:map style:condition="is-true-formula(AND([.$G51];[.H51]&lt;1.1))" style:apply-style-name="Namnlös1" style:base-cell-address="interesting.H51"/>
      <style:map style:condition="is-true-formula(AND([.$G51];[.H51]&gt;=1.1))" style:apply-style-name="Namnlös2" style:base-cell-address="interesting.H51"/>
    </style:style>
    <style:style style:name="ce53" style:family="table-cell" style:parent-style-name="Default" style:data-style-name="N2">
      <style:map style:condition="is-true-formula(AND([.$G52];[.H52]&lt;1.1))" style:apply-style-name="Namnlös1" style:base-cell-address="interesting.H52"/>
      <style:map style:condition="is-true-formula(AND([.$G52];[.H52]&gt;=1.1))" style:apply-style-name="Namnlös2" style:base-cell-address="interesting.H52"/>
    </style:style>
    <style:style style:name="ce54" style:family="table-cell" style:parent-style-name="Default" style:data-style-name="N2">
      <style:map style:condition="is-true-formula(AND([.$G53];[.H53]&lt;1.1))" style:apply-style-name="Namnlös1" style:base-cell-address="interesting.H53"/>
      <style:map style:condition="is-true-formula(AND([.$G53];[.H53]&gt;=1.1))" style:apply-style-name="Namnlös2" style:base-cell-address="interesting.H53"/>
    </style:style>
    <style:style style:name="ce55" style:family="table-cell" style:parent-style-name="Default" style:data-style-name="N2">
      <style:map style:condition="is-true-formula(AND([.$G54];[.H54]&lt;1.1))" style:apply-style-name="Namnlös1" style:base-cell-address="interesting.H54"/>
      <style:map style:condition="is-true-formula(AND([.$G54];[.H54]&gt;=1.1))" style:apply-style-name="Namnlös2" style:base-cell-address="interesting.H54"/>
    </style:style>
    <style:style style:name="ce56" style:family="table-cell" style:parent-style-name="Default" style:data-style-name="N2">
      <style:map style:condition="is-true-formula(AND([.$G55];[.H55]&lt;1.1))" style:apply-style-name="Namnlös1" style:base-cell-address="interesting.H55"/>
      <style:map style:condition="is-true-formula(AND([.$G55];[.H55]&gt;=1.1))" style:apply-style-name="Namnlös2" style:base-cell-address="interesting.H55"/>
    </style:style>
    <style:style style:name="ce57" style:family="table-cell" style:parent-style-name="Default" style:data-style-name="N2">
      <style:map style:condition="is-true-formula(AND([.$G56];[.H56]&lt;1.1))" style:apply-style-name="Namnlös1" style:base-cell-address="interesting.H56"/>
      <style:map style:condition="is-true-formula(AND([.$G56];[.H56]&gt;=1.1))" style:apply-style-name="Namnlös2" style:base-cell-address="interesting.H56"/>
    </style:style>
    <style:style style:name="ce58" style:family="table-cell" style:parent-style-name="Default" style:data-style-name="N2">
      <style:map style:condition="is-true-formula(AND([.$G57];[.H57]&lt;1.1))" style:apply-style-name="Namnlös1" style:base-cell-address="interesting.H57"/>
      <style:map style:condition="is-true-formula(AND([.$G57];[.H57]&gt;=1.1))" style:apply-style-name="Namnlös2" style:base-cell-address="interesting.H57"/>
    </style:style>
    <style:style style:name="ce59" style:family="table-cell" style:parent-style-name="Default" style:data-style-name="N2">
      <style:map style:condition="is-true-formula(AND([.$G58];[.H58]&lt;1.1))" style:apply-style-name="Namnlös1" style:base-cell-address="interesting.H58"/>
      <style:map style:condition="is-true-formula(AND([.$G58];[.H58]&gt;=1.1))" style:apply-style-name="Namnlös2" style:base-cell-address="interesting.H58"/>
    </style:style>
    <style:style style:name="ce60" style:family="table-cell" style:parent-style-name="Default" style:data-style-name="N2">
      <style:map style:condition="is-true-formula(AND([.$G59];[.H59]&lt;1.1))" style:apply-style-name="Namnlös1" style:base-cell-address="interesting.H59"/>
      <style:map style:condition="is-true-formula(AND([.$G59];[.H59]&gt;=1.1))" style:apply-style-name="Namnlös2" style:base-cell-address="interesting.H59"/>
    </style:style>
    <style:style style:name="ce61" style:family="table-cell" style:parent-style-name="Default" style:data-style-name="N2">
      <style:map style:condition="is-true-formula(AND([.$G60];[.H60]&lt;1.1))" style:apply-style-name="Namnlös1" style:base-cell-address="interesting.H60"/>
      <style:map style:condition="is-true-formula(AND([.$G60];[.H60]&gt;=1.1))" style:apply-style-name="Namnlös2" style:base-cell-address="interesting.H60"/>
    </style:style>
    <style:style style:name="ce62" style:family="table-cell" style:parent-style-name="Default" style:data-style-name="N2">
      <style:map style:condition="is-true-formula(AND([.$G61];[.H61]&lt;1.1))" style:apply-style-name="Namnlös1" style:base-cell-address="interesting.H61"/>
      <style:map style:condition="is-true-formula(AND([.$G61];[.H61]&gt;=1.1))" style:apply-style-name="Namnlös2" style:base-cell-address="interesting.H61"/>
    </style:style>
    <style:style style:name="ce63" style:family="table-cell" style:parent-style-name="Default" style:data-style-name="N2">
      <style:map style:condition="is-true-formula(AND([.$G62];[.H62]&lt;1.1))" style:apply-style-name="Namnlös1" style:base-cell-address="interesting.H62"/>
      <style:map style:condition="is-true-formula(AND([.$G62];[.H62]&gt;=1.1))" style:apply-style-name="Namnlös2" style:base-cell-address="interesting.H62"/>
    </style:style>
    <style:style style:name="ce64" style:family="table-cell" style:parent-style-name="Default" style:data-style-name="N2">
      <style:map style:condition="is-true-formula(AND([.$G63];[.H63]&lt;1.1))" style:apply-style-name="Namnlös1" style:base-cell-address="interesting.H63"/>
      <style:map style:condition="is-true-formula(AND([.$G63];[.H63]&gt;=1.1))" style:apply-style-name="Namnlös2" style:base-cell-address="interesting.H63"/>
    </style:style>
    <style:style style:name="ce65" style:family="table-cell" style:parent-style-name="Default" style:data-style-name="N2">
      <style:map style:condition="is-true-formula(AND([.$G64];[.H64]&lt;1.1))" style:apply-style-name="Namnlös1" style:base-cell-address="interesting.H64"/>
      <style:map style:condition="is-true-formula(AND([.$G64];[.H64]&gt;=1.1))" style:apply-style-name="Namnlös2" style:base-cell-address="interesting.H64"/>
    </style:style>
    <style:style style:name="ce66" style:family="table-cell" style:parent-style-name="Default" style:data-style-name="N2">
      <style:map style:condition="is-true-formula(AND([.$G65];[.H65]&lt;1.1))" style:apply-style-name="Namnlös1" style:base-cell-address="interesting.H65"/>
      <style:map style:condition="is-true-formula(AND([.$G65];[.H65]&gt;=1.1))" style:apply-style-name="Namnlös2" style:base-cell-address="interesting.H65"/>
    </style:style>
    <style:style style:name="ce67" style:family="table-cell" style:parent-style-name="Default" style:data-style-name="N2">
      <style:map style:condition="is-true-formula(AND([.$G66];[.H66]&lt;1.1))" style:apply-style-name="Namnlös1" style:base-cell-address="interesting.H66"/>
      <style:map style:condition="is-true-formula(AND([.$G66];[.H66]&gt;=1.1))" style:apply-style-name="Namnlös2" style:base-cell-address="interesting.H66"/>
    </style:style>
    <style:style style:name="ce68" style:family="table-cell" style:parent-style-name="Default" style:data-style-name="N2">
      <style:map style:condition="is-true-formula(AND([.$G67];[.H67]&lt;1.1))" style:apply-style-name="Namnlös1" style:base-cell-address="interesting.H67"/>
      <style:map style:condition="is-true-formula(AND([.$G67];[.H67]&gt;=1.1))" style:apply-style-name="Namnlös2" style:base-cell-address="interesting.H67"/>
    </style:style>
    <style:style style:name="ce69" style:family="table-cell" style:parent-style-name="Default" style:data-style-name="N2">
      <style:map style:condition="is-true-formula(AND([.$G68];[.H68]&lt;1.1))" style:apply-style-name="Namnlös1" style:base-cell-address="interesting.H68"/>
      <style:map style:condition="is-true-formula(AND([.$G68];[.H68]&gt;=1.1))" style:apply-style-name="Namnlös2" style:base-cell-address="interesting.H68"/>
    </style:style>
    <style:style style:name="ce70" style:family="table-cell" style:parent-style-name="Default" style:data-style-name="N2">
      <style:map style:condition="is-true-formula(AND([.$G69];[.H69]&lt;1.1))" style:apply-style-name="Namnlös1" style:base-cell-address="interesting.H69"/>
      <style:map style:condition="is-true-formula(AND([.$G69];[.H69]&gt;=1.1))" style:apply-style-name="Namnlös2" style:base-cell-address="interesting.H69"/>
    </style:style>
    <style:style style:name="ce71" style:family="table-cell" style:parent-style-name="Default" style:data-style-name="N2">
      <style:map style:condition="is-true-formula(AND([.$G70];[.H70]&lt;1.1))" style:apply-style-name="Namnlös1" style:base-cell-address="interesting.H70"/>
      <style:map style:condition="is-true-formula(AND([.$G70];[.H70]&gt;=1.1))" style:apply-style-name="Namnlös2" style:base-cell-address="interesting.H70"/>
    </style:style>
    <style:style style:name="ce72" style:family="table-cell" style:parent-style-name="Default" style:data-style-name="N2">
      <style:map style:condition="is-true-formula(AND([.$G71];[.H71]&lt;1.1))" style:apply-style-name="Namnlös1" style:base-cell-address="interesting.H71"/>
      <style:map style:condition="is-true-formula(AND([.$G71];[.H71]&gt;=1.1))" style:apply-style-name="Namnlös2" style:base-cell-address="interesting.H71"/>
    </style:style>
    <style:style style:name="ce73" style:family="table-cell" style:parent-style-name="Default" style:data-style-name="N2">
      <style:map style:condition="is-true-formula(AND([.$G72];[.H72]&lt;1.1))" style:apply-style-name="Namnlös1" style:base-cell-address="interesting.H72"/>
      <style:map style:condition="is-true-formula(AND([.$G72];[.H72]&gt;=1.1))" style:apply-style-name="Namnlös2" style:base-cell-address="interesting.H72"/>
    </style:style>
    <style:style style:name="ce74" style:family="table-cell" style:parent-style-name="Default" style:data-style-name="N2">
      <style:map style:condition="is-true-formula(AND([.$G73];[.H73]&lt;1.1))" style:apply-style-name="Namnlös1" style:base-cell-address="interesting.H73"/>
      <style:map style:condition="is-true-formula(AND([.$G73];[.H73]&gt;=1.1))" style:apply-style-name="Namnlös2" style:base-cell-address="interesting.H73"/>
    </style:style>
    <style:style style:name="ce75" style:family="table-cell" style:parent-style-name="Default" style:data-style-name="N2">
      <style:map style:condition="is-true-formula(AND([.$G74];[.H74]&lt;1.1))" style:apply-style-name="Namnlös1" style:base-cell-address="interesting.H74"/>
      <style:map style:condition="is-true-formula(AND([.$G74];[.H74]&gt;=1.1))" style:apply-style-name="Namnlös2" style:base-cell-address="interesting.H74"/>
    </style:style>
    <style:style style:name="ce76" style:family="table-cell" style:parent-style-name="Default" style:data-style-name="N2">
      <style:map style:condition="is-true-formula(AND([.$G75];[.H75]&lt;1.1))" style:apply-style-name="Namnlös1" style:base-cell-address="interesting.H75"/>
      <style:map style:condition="is-true-formula(AND([.$G75];[.H75]&gt;=1.1))" style:apply-style-name="Namnlös2" style:base-cell-address="interesting.H75"/>
    </style:style>
    <style:style style:name="ce77" style:family="table-cell" style:parent-style-name="Default" style:data-style-name="N2">
      <style:map style:condition="is-true-formula(AND([.$G76];[.H76]&lt;1.1))" style:apply-style-name="Namnlös1" style:base-cell-address="interesting.H76"/>
      <style:map style:condition="is-true-formula(AND([.$G76];[.H76]&gt;=1.1))" style:apply-style-name="Namnlös2" style:base-cell-address="interesting.H76"/>
    </style:style>
    <style:style style:name="ce78" style:family="table-cell" style:parent-style-name="Default" style:data-style-name="N2">
      <style:map style:condition="is-true-formula(AND([.$G77];[.H77]&lt;1.1))" style:apply-style-name="Namnlös1" style:base-cell-address="interesting.H77"/>
      <style:map style:condition="is-true-formula(AND([.$G77];[.H77]&gt;=1.1))" style:apply-style-name="Namnlös2" style:base-cell-address="interesting.H77"/>
    </style:style>
    <style:style style:name="ce79" style:family="table-cell" style:parent-style-name="Default" style:data-style-name="N2">
      <style:map style:condition="is-true-formula(AND([.$G78];[.H78]&lt;1.1))" style:apply-style-name="Namnlös1" style:base-cell-address="interesting.H78"/>
      <style:map style:condition="is-true-formula(AND([.$G78];[.H78]&gt;=1.1))" style:apply-style-name="Namnlös2" style:base-cell-address="interesting.H78"/>
    </style:style>
    <style:style style:name="ce80" style:family="table-cell" style:parent-style-name="Default" style:data-style-name="N2">
      <style:map style:condition="is-true-formula(AND([.$G79];[.H79]&lt;1.1))" style:apply-style-name="Namnlös1" style:base-cell-address="interesting.H79"/>
      <style:map style:condition="is-true-formula(AND([.$G79];[.H79]&gt;=1.1))" style:apply-style-name="Namnlös2" style:base-cell-address="interesting.H79"/>
    </style:style>
    <style:style style:name="ce81" style:family="table-cell" style:parent-style-name="Default" style:data-style-name="N2">
      <style:map style:condition="is-true-formula(AND([.$G80];[.H80]&lt;1.1))" style:apply-style-name="Namnlös1" style:base-cell-address="interesting.H80"/>
      <style:map style:condition="is-true-formula(AND([.$G80];[.H80]&gt;=1.1))" style:apply-style-name="Namnlös2" style:base-cell-address="interesting.H80"/>
    </style:style>
    <style:style style:name="ce82" style:family="table-cell" style:parent-style-name="Default" style:data-style-name="N2">
      <style:map style:condition="is-true-formula(AND([.$G81];[.H81]&lt;1.1))" style:apply-style-name="Namnlös1" style:base-cell-address="interesting.H81"/>
      <style:map style:condition="is-true-formula(AND([.$G81];[.H81]&gt;=1.1))" style:apply-style-name="Namnlös2" style:base-cell-address="interesting.H81"/>
    </style:style>
    <style:style style:name="ce83" style:family="table-cell" style:parent-style-name="Default" style:data-style-name="N2">
      <style:map style:condition="is-true-formula(AND([.$G82];[.H82]&lt;1.1))" style:apply-style-name="Namnlös1" style:base-cell-address="interesting.H82"/>
      <style:map style:condition="is-true-formula(AND([.$G82];[.H82]&gt;=1.1))" style:apply-style-name="Namnlös2" style:base-cell-address="interesting.H82"/>
    </style:style>
    <style:style style:name="ce84" style:family="table-cell" style:parent-style-name="Default" style:data-style-name="N2">
      <style:map style:condition="is-true-formula(AND([.$G83];[.H83]&lt;1.1))" style:apply-style-name="Namnlös1" style:base-cell-address="interesting.H83"/>
      <style:map style:condition="is-true-formula(AND([.$G83];[.H83]&gt;=1.1))" style:apply-style-name="Namnlös2" style:base-cell-address="interesting.H83"/>
    </style:style>
    <style:style style:name="ce85" style:family="table-cell" style:parent-style-name="Default" style:data-style-name="N2">
      <style:map style:condition="is-true-formula(AND([.$G84];[.H84]&lt;1.1))" style:apply-style-name="Namnlös1" style:base-cell-address="interesting.H84"/>
      <style:map style:condition="is-true-formula(AND([.$G84];[.H84]&gt;=1.1))" style:apply-style-name="Namnlös2" style:base-cell-address="interesting.H84"/>
    </style:style>
    <style:style style:name="ce86" style:family="table-cell" style:parent-style-name="Default" style:data-style-name="N2">
      <style:map style:condition="is-true-formula(AND([.$G85];[.H85]&lt;1.1))" style:apply-style-name="Namnlös1" style:base-cell-address="interesting.H85"/>
      <style:map style:condition="is-true-formula(AND([.$G85];[.H85]&gt;=1.1))" style:apply-style-name="Namnlös2" style:base-cell-address="interesting.H85"/>
    </style:style>
    <style:style style:name="ce87" style:family="table-cell" style:parent-style-name="Default" style:data-style-name="N2">
      <style:map style:condition="is-true-formula(AND([.$G86];[.H86]&lt;1.1))" style:apply-style-name="Namnlös1" style:base-cell-address="interesting.H86"/>
      <style:map style:condition="is-true-formula(AND([.$G86];[.H86]&gt;=1.1))" style:apply-style-name="Namnlös2" style:base-cell-address="interesting.H86"/>
    </style:style>
    <style:style style:name="ce88" style:family="table-cell" style:parent-style-name="Default" style:data-style-name="N2">
      <style:map style:condition="is-true-formula(AND([.$G87];[.H87]&lt;1.1))" style:apply-style-name="Namnlös1" style:base-cell-address="interesting.H87"/>
      <style:map style:condition="is-true-formula(AND([.$G87];[.H87]&gt;=1.1))" style:apply-style-name="Namnlös2" style:base-cell-address="interesting.H87"/>
    </style:style>
    <style:style style:name="ce89" style:family="table-cell" style:parent-style-name="Default" style:data-style-name="N2">
      <style:map style:condition="is-true-formula(AND([.$G88];[.H88]&lt;1.1))" style:apply-style-name="Namnlös1" style:base-cell-address="interesting.H88"/>
      <style:map style:condition="is-true-formula(AND([.$G88];[.H88]&gt;=1.1))" style:apply-style-name="Namnlös2" style:base-cell-address="interesting.H88"/>
    </style:style>
    <style:style style:name="ce90" style:family="table-cell" style:parent-style-name="Default" style:data-style-name="N2">
      <style:map style:condition="is-true-formula(AND([.$G89];[.H89]&lt;1.1))" style:apply-style-name="Namnlös1" style:base-cell-address="interesting.H89"/>
      <style:map style:condition="is-true-formula(AND([.$G89];[.H89]&gt;=1.1))" style:apply-style-name="Namnlös2" style:base-cell-address="interesting.H89"/>
    </style:style>
    <style:style style:name="ce91" style:family="table-cell" style:parent-style-name="Default" style:data-style-name="N2">
      <style:map style:condition="is-true-formula(AND([.$G90];[.H90]&lt;1.1))" style:apply-style-name="Namnlös1" style:base-cell-address="interesting.H90"/>
      <style:map style:condition="is-true-formula(AND([.$G90];[.H90]&gt;=1.1))" style:apply-style-name="Namnlös2" style:base-cell-address="interesting.H90"/>
    </style:style>
    <style:style style:name="ce92" style:family="table-cell" style:parent-style-name="Default" style:data-style-name="N2">
      <style:map style:condition="is-true-formula(AND([.$G91];[.H91]&lt;1.1))" style:apply-style-name="Namnlös1" style:base-cell-address="interesting.H91"/>
      <style:map style:condition="is-true-formula(AND([.$G91];[.H91]&gt;=1.1))" style:apply-style-name="Namnlös2" style:base-cell-address="interesting.H91"/>
    </style:style>
    <style:style style:name="ce93" style:family="table-cell" style:parent-style-name="Default" style:data-style-name="N2">
      <style:map style:condition="is-true-formula(AND([.$G92];[.H92]&lt;1.1))" style:apply-style-name="Namnlös1" style:base-cell-address="interesting.H92"/>
      <style:map style:condition="is-true-formula(AND([.$G92];[.H92]&gt;=1.1))" style:apply-style-name="Namnlös2" style:base-cell-address="interesting.H92"/>
    </style:style>
    <style:style style:name="ce94" style:family="table-cell" style:parent-style-name="Default" style:data-style-name="N2">
      <style:map style:condition="is-true-formula(AND([.$G93];[.H93]&lt;1.1))" style:apply-style-name="Namnlös1" style:base-cell-address="interesting.H93"/>
      <style:map style:condition="is-true-formula(AND([.$G93];[.H93]&gt;=1.1))" style:apply-style-name="Namnlös2" style:base-cell-address="interesting.H93"/>
    </style:style>
    <style:style style:name="ce95" style:family="table-cell" style:parent-style-name="Default" style:data-style-name="N2">
      <style:map style:condition="is-true-formula(AND([.$G94];[.H94]&lt;1.1))" style:apply-style-name="Namnlös1" style:base-cell-address="interesting.H94"/>
      <style:map style:condition="is-true-formula(AND([.$G94];[.H94]&gt;=1.1))" style:apply-style-name="Namnlös2" style:base-cell-address="interesting.H94"/>
    </style:style>
    <style:style style:name="ce96" style:family="table-cell" style:parent-style-name="Default" style:data-style-name="N2">
      <style:map style:condition="is-true-formula(AND([.$G95];[.H95]&lt;1.1))" style:apply-style-name="Namnlös1" style:base-cell-address="interesting.H95"/>
      <style:map style:condition="is-true-formula(AND([.$G95];[.H95]&gt;=1.1))" style:apply-style-name="Namnlös2" style:base-cell-address="interesting.H95"/>
    </style:style>
    <style:style style:name="ce97" style:family="table-cell" style:parent-style-name="Default" style:data-style-name="N2">
      <style:map style:condition="is-true-formula(AND([.$G96];[.H96]&lt;1.1))" style:apply-style-name="Namnlös1" style:base-cell-address="interesting.H96"/>
      <style:map style:condition="is-true-formula(AND([.$G96];[.H96]&gt;=1.1))" style:apply-style-name="Namnlös2" style:base-cell-address="interesting.H96"/>
    </style:style>
    <style:style style:name="ce98" style:family="table-cell" style:parent-style-name="Default" style:data-style-name="N2">
      <style:map style:condition="is-true-formula(AND([.$G97];[.H97]&lt;1.1))" style:apply-style-name="Namnlös1" style:base-cell-address="interesting.H97"/>
      <style:map style:condition="is-true-formula(AND([.$G97];[.H97]&gt;=1.1))" style:apply-style-name="Namnlös2" style:base-cell-address="interesting.H97"/>
    </style:style>
    <style:style style:name="ce99" style:family="table-cell" style:parent-style-name="Default" style:data-style-name="N2">
      <style:map style:condition="is-true-formula(AND([.$G2];[.I2]&lt;1.1))" style:apply-style-name="Namnlös1" style:base-cell-address="interesting.I2"/>
      <style:map style:condition="is-true-formula(AND([.$G2];[.I2]&gt;=1.1))" style:apply-style-name="Namnlös2" style:base-cell-address="interesting.I2"/>
    </style:style>
    <style:style style:name="ce100" style:family="table-cell" style:parent-style-name="Default" style:data-style-name="N2">
      <style:map style:condition="is-true-formula(AND([.$G3];[.I3]&lt;1.1))" style:apply-style-name="Namnlös1" style:base-cell-address="interesting.I3"/>
      <style:map style:condition="is-true-formula(AND([.$G3];[.I3]&gt;=1.1))" style:apply-style-name="Namnlös2" style:base-cell-address="interesting.I3"/>
    </style:style>
    <style:style style:name="ce101" style:family="table-cell" style:parent-style-name="Default" style:data-style-name="N2">
      <style:map style:condition="is-true-formula(AND([.$G4];[.I4]&lt;1.1))" style:apply-style-name="Namnlös1" style:base-cell-address="interesting.I4"/>
      <style:map style:condition="is-true-formula(AND([.$G4];[.I4]&gt;=1.1))" style:apply-style-name="Namnlös2" style:base-cell-address="interesting.I4"/>
    </style:style>
    <style:style style:name="ce102" style:family="table-cell" style:parent-style-name="Default" style:data-style-name="N2">
      <style:map style:condition="is-true-formula(AND([.$G5];[.I5]&lt;1.1))" style:apply-style-name="Namnlös1" style:base-cell-address="interesting.I5"/>
      <style:map style:condition="is-true-formula(AND([.$G5];[.I5]&gt;=1.1))" style:apply-style-name="Namnlös2" style:base-cell-address="interesting.I5"/>
    </style:style>
    <style:style style:name="ce103" style:family="table-cell" style:parent-style-name="Default" style:data-style-name="N2">
      <style:map style:condition="is-true-formula(AND([.$G6];[.I6]&lt;1.1))" style:apply-style-name="Namnlös1" style:base-cell-address="interesting.I6"/>
      <style:map style:condition="is-true-formula(AND([.$G6];[.I6]&gt;=1.1))" style:apply-style-name="Namnlös2" style:base-cell-address="interesting.I6"/>
    </style:style>
    <style:style style:name="ce104" style:family="table-cell" style:parent-style-name="Default" style:data-style-name="N2">
      <style:map style:condition="is-true-formula(AND([.$G7];[.I7]&lt;1.1))" style:apply-style-name="Namnlös1" style:base-cell-address="interesting.I7"/>
      <style:map style:condition="is-true-formula(AND([.$G7];[.I7]&gt;=1.1))" style:apply-style-name="Namnlös2" style:base-cell-address="interesting.I7"/>
    </style:style>
    <style:style style:name="ce105" style:family="table-cell" style:parent-style-name="Default" style:data-style-name="N2">
      <style:map style:condition="is-true-formula(AND([.$G8];[.I8]&lt;1.1))" style:apply-style-name="Namnlös1" style:base-cell-address="interesting.I8"/>
      <style:map style:condition="is-true-formula(AND([.$G8];[.I8]&gt;=1.1))" style:apply-style-name="Namnlös2" style:base-cell-address="interesting.I8"/>
    </style:style>
    <style:style style:name="ce106" style:family="table-cell" style:parent-style-name="Default" style:data-style-name="N2">
      <style:map style:condition="is-true-formula(AND([.$G9];[.I9]&lt;1.1))" style:apply-style-name="Namnlös1" style:base-cell-address="interesting.I9"/>
      <style:map style:condition="is-true-formula(AND([.$G9];[.I9]&gt;=1.1))" style:apply-style-name="Namnlös2" style:base-cell-address="interesting.I9"/>
    </style:style>
    <style:style style:name="ce107" style:family="table-cell" style:parent-style-name="Default" style:data-style-name="N2">
      <style:map style:condition="is-true-formula(AND([.$G10];[.I10]&lt;1.1))" style:apply-style-name="Namnlös1" style:base-cell-address="interesting.I10"/>
      <style:map style:condition="is-true-formula(AND([.$G10];[.I10]&gt;=1.1))" style:apply-style-name="Namnlös2" style:base-cell-address="interesting.I10"/>
    </style:style>
    <style:style style:name="ce108" style:family="table-cell" style:parent-style-name="Default" style:data-style-name="N2">
      <style:map style:condition="is-true-formula(AND([.$G11];[.I11]&lt;1.1))" style:apply-style-name="Namnlös1" style:base-cell-address="interesting.I11"/>
      <style:map style:condition="is-true-formula(AND([.$G11];[.I11]&gt;=1.1))" style:apply-style-name="Namnlös2" style:base-cell-address="interesting.I11"/>
    </style:style>
    <style:style style:name="ce109" style:family="table-cell" style:parent-style-name="Default" style:data-style-name="N2">
      <style:map style:condition="is-true-formula(AND([.$G12];[.I12]&lt;1.1))" style:apply-style-name="Namnlös1" style:base-cell-address="interesting.I12"/>
      <style:map style:condition="is-true-formula(AND([.$G12];[.I12]&gt;=1.1))" style:apply-style-name="Namnlös2" style:base-cell-address="interesting.I12"/>
    </style:style>
    <style:style style:name="ce110" style:family="table-cell" style:parent-style-name="Default" style:data-style-name="N2">
      <style:map style:condition="is-true-formula(AND([.$G13];[.I13]&lt;1.1))" style:apply-style-name="Namnlös1" style:base-cell-address="interesting.I13"/>
      <style:map style:condition="is-true-formula(AND([.$G13];[.I13]&gt;=1.1))" style:apply-style-name="Namnlös2" style:base-cell-address="interesting.I13"/>
    </style:style>
    <style:style style:name="ce111" style:family="table-cell" style:parent-style-name="Default" style:data-style-name="N2">
      <style:map style:condition="is-true-formula(AND([.$G14];[.I14]&lt;1.1))" style:apply-style-name="Namnlös1" style:base-cell-address="interesting.I14"/>
      <style:map style:condition="is-true-formula(AND([.$G14];[.I14]&gt;=1.1))" style:apply-style-name="Namnlös2" style:base-cell-address="interesting.I14"/>
    </style:style>
    <style:style style:name="ce112" style:family="table-cell" style:parent-style-name="Default" style:data-style-name="N2">
      <style:map style:condition="is-true-formula(AND([.$G15];[.I15]&lt;1.1))" style:apply-style-name="Namnlös1" style:base-cell-address="interesting.I15"/>
      <style:map style:condition="is-true-formula(AND([.$G15];[.I15]&gt;=1.1))" style:apply-style-name="Namnlös2" style:base-cell-address="interesting.I15"/>
    </style:style>
    <style:style style:name="ce113" style:family="table-cell" style:parent-style-name="Default" style:data-style-name="N2">
      <style:map style:condition="is-true-formula(AND([.$G16];[.I16]&lt;1.1))" style:apply-style-name="Namnlös1" style:base-cell-address="interesting.I16"/>
      <style:map style:condition="is-true-formula(AND([.$G16];[.I16]&gt;=1.1))" style:apply-style-name="Namnlös2" style:base-cell-address="interesting.I16"/>
    </style:style>
    <style:style style:name="ce114" style:family="table-cell" style:parent-style-name="Default" style:data-style-name="N2">
      <style:map style:condition="is-true-formula(AND([.$G17];[.I17]&lt;1.1))" style:apply-style-name="Namnlös1" style:base-cell-address="interesting.I17"/>
      <style:map style:condition="is-true-formula(AND([.$G17];[.I17]&gt;=1.1))" style:apply-style-name="Namnlös2" style:base-cell-address="interesting.I17"/>
    </style:style>
    <style:style style:name="ce115" style:family="table-cell" style:parent-style-name="Default" style:data-style-name="N2">
      <style:map style:condition="is-true-formula(AND([.$G18];[.I18]&lt;1.1))" style:apply-style-name="Namnlös1" style:base-cell-address="interesting.I18"/>
      <style:map style:condition="is-true-formula(AND([.$G18];[.I18]&gt;=1.1))" style:apply-style-name="Namnlös2" style:base-cell-address="interesting.I18"/>
    </style:style>
    <style:style style:name="ce116" style:family="table-cell" style:parent-style-name="Default" style:data-style-name="N2">
      <style:map style:condition="is-true-formula(AND([.$G19];[.I19]&lt;1.1))" style:apply-style-name="Namnlös1" style:base-cell-address="interesting.I19"/>
      <style:map style:condition="is-true-formula(AND([.$G19];[.I19]&gt;=1.1))" style:apply-style-name="Namnlös2" style:base-cell-address="interesting.I19"/>
    </style:style>
    <style:style style:name="ce117" style:family="table-cell" style:parent-style-name="Default" style:data-style-name="N2">
      <style:map style:condition="is-true-formula(AND([.$G20];[.I20]&lt;1.1))" style:apply-style-name="Namnlös1" style:base-cell-address="interesting.I20"/>
      <style:map style:condition="is-true-formula(AND([.$G20];[.I20]&gt;=1.1))" style:apply-style-name="Namnlös2" style:base-cell-address="interesting.I20"/>
    </style:style>
    <style:style style:name="ce118" style:family="table-cell" style:parent-style-name="Default" style:data-style-name="N2">
      <style:map style:condition="is-true-formula(AND([.$G21];[.I21]&lt;1.1))" style:apply-style-name="Namnlös1" style:base-cell-address="interesting.I21"/>
      <style:map style:condition="is-true-formula(AND([.$G21];[.I21]&gt;=1.1))" style:apply-style-name="Namnlös2" style:base-cell-address="interesting.I21"/>
    </style:style>
    <style:style style:name="ce119" style:family="table-cell" style:parent-style-name="Default" style:data-style-name="N2">
      <style:map style:condition="is-true-formula(AND([.$G22];[.I22]&lt;1.1))" style:apply-style-name="Namnlös1" style:base-cell-address="interesting.I22"/>
      <style:map style:condition="is-true-formula(AND([.$G22];[.I22]&gt;=1.1))" style:apply-style-name="Namnlös2" style:base-cell-address="interesting.I22"/>
    </style:style>
    <style:style style:name="ce120" style:family="table-cell" style:parent-style-name="Default" style:data-style-name="N2">
      <style:map style:condition="is-true-formula(AND([.$G23];[.I23]&lt;1.1))" style:apply-style-name="Namnlös1" style:base-cell-address="interesting.I23"/>
      <style:map style:condition="is-true-formula(AND([.$G23];[.I23]&gt;=1.1))" style:apply-style-name="Namnlös2" style:base-cell-address="interesting.I23"/>
    </style:style>
    <style:style style:name="ce121" style:family="table-cell" style:parent-style-name="Default" style:data-style-name="N2">
      <style:map style:condition="is-true-formula(AND([.$G24];[.I24]&lt;1.1))" style:apply-style-name="Namnlös1" style:base-cell-address="interesting.I24"/>
      <style:map style:condition="is-true-formula(AND([.$G24];[.I24]&gt;=1.1))" style:apply-style-name="Namnlös2" style:base-cell-address="interesting.I24"/>
    </style:style>
    <style:style style:name="ce122" style:family="table-cell" style:parent-style-name="Default" style:data-style-name="N2">
      <style:map style:condition="is-true-formula(AND([.$G25];[.I25]&lt;1.1))" style:apply-style-name="Namnlös1" style:base-cell-address="interesting.I25"/>
      <style:map style:condition="is-true-formula(AND([.$G25];[.I25]&gt;=1.1))" style:apply-style-name="Namnlös2" style:base-cell-address="interesting.I25"/>
    </style:style>
    <style:style style:name="ce123" style:family="table-cell" style:parent-style-name="Default" style:data-style-name="N2">
      <style:map style:condition="is-true-formula(AND([.$G26];[.I26]&lt;1.1))" style:apply-style-name="Namnlös1" style:base-cell-address="interesting.I26"/>
      <style:map style:condition="is-true-formula(AND([.$G26];[.I26]&gt;=1.1))" style:apply-style-name="Namnlös2" style:base-cell-address="interesting.I26"/>
    </style:style>
    <style:style style:name="ce124" style:family="table-cell" style:parent-style-name="Default" style:data-style-name="N2">
      <style:map style:condition="is-true-formula(AND([.$G27];[.I27]&lt;1.1))" style:apply-style-name="Namnlös1" style:base-cell-address="interesting.I27"/>
      <style:map style:condition="is-true-formula(AND([.$G27];[.I27]&gt;=1.1))" style:apply-style-name="Namnlös2" style:base-cell-address="interesting.I27"/>
    </style:style>
    <style:style style:name="ce125" style:family="table-cell" style:parent-style-name="Default" style:data-style-name="N2">
      <style:map style:condition="is-true-formula(AND([.$G28];[.I28]&lt;1.1))" style:apply-style-name="Namnlös1" style:base-cell-address="interesting.I28"/>
      <style:map style:condition="is-true-formula(AND([.$G28];[.I28]&gt;=1.1))" style:apply-style-name="Namnlös2" style:base-cell-address="interesting.I28"/>
    </style:style>
    <style:style style:name="ce126" style:family="table-cell" style:parent-style-name="Default" style:data-style-name="N2">
      <style:map style:condition="is-true-formula(AND([.$G29];[.I29]&lt;1.1))" style:apply-style-name="Namnlös1" style:base-cell-address="interesting.I29"/>
      <style:map style:condition="is-true-formula(AND([.$G29];[.I29]&gt;=1.1))" style:apply-style-name="Namnlös2" style:base-cell-address="interesting.I29"/>
    </style:style>
    <style:style style:name="ce127" style:family="table-cell" style:parent-style-name="Default" style:data-style-name="N2">
      <style:map style:condition="is-true-formula(AND([.$G30];[.I30]&lt;1.1))" style:apply-style-name="Namnlös1" style:base-cell-address="interesting.I30"/>
      <style:map style:condition="is-true-formula(AND([.$G30];[.I30]&gt;=1.1))" style:apply-style-name="Namnlös2" style:base-cell-address="interesting.I30"/>
    </style:style>
    <style:style style:name="ce128" style:family="table-cell" style:parent-style-name="Default" style:data-style-name="N2">
      <style:map style:condition="is-true-formula(AND([.$G31];[.I31]&lt;1.1))" style:apply-style-name="Namnlös1" style:base-cell-address="interesting.I31"/>
      <style:map style:condition="is-true-formula(AND([.$G31];[.I31]&gt;=1.1))" style:apply-style-name="Namnlös2" style:base-cell-address="interesting.I31"/>
    </style:style>
    <style:style style:name="ce129" style:family="table-cell" style:parent-style-name="Default" style:data-style-name="N2">
      <style:map style:condition="is-true-formula(AND([.$G32];[.I32]&lt;1.1))" style:apply-style-name="Namnlös1" style:base-cell-address="interesting.I32"/>
      <style:map style:condition="is-true-formula(AND([.$G32];[.I32]&gt;=1.1))" style:apply-style-name="Namnlös2" style:base-cell-address="interesting.I32"/>
    </style:style>
    <style:style style:name="ce130" style:family="table-cell" style:parent-style-name="Default" style:data-style-name="N2">
      <style:map style:condition="is-true-formula(AND([.$G33];[.I33]&lt;1.1))" style:apply-style-name="Namnlös1" style:base-cell-address="interesting.I33"/>
      <style:map style:condition="is-true-formula(AND([.$G33];[.I33]&gt;=1.1))" style:apply-style-name="Namnlös2" style:base-cell-address="interesting.I33"/>
    </style:style>
    <style:style style:name="ce131" style:family="table-cell" style:parent-style-name="Default" style:data-style-name="N2">
      <style:map style:condition="is-true-formula(AND([.$G34];[.I34]&lt;1.1))" style:apply-style-name="Namnlös1" style:base-cell-address="interesting.I34"/>
      <style:map style:condition="is-true-formula(AND([.$G34];[.I34]&gt;=1.1))" style:apply-style-name="Namnlös2" style:base-cell-address="interesting.I34"/>
    </style:style>
    <style:style style:name="ce132" style:family="table-cell" style:parent-style-name="Default" style:data-style-name="N2">
      <style:map style:condition="is-true-formula(AND([.$G35];[.I35]&lt;1.1))" style:apply-style-name="Namnlös1" style:base-cell-address="interesting.I35"/>
      <style:map style:condition="is-true-formula(AND([.$G35];[.I35]&gt;=1.1))" style:apply-style-name="Namnlös2" style:base-cell-address="interesting.I35"/>
    </style:style>
    <style:style style:name="ce133" style:family="table-cell" style:parent-style-name="Default" style:data-style-name="N2">
      <style:map style:condition="is-true-formula(AND([.$G36];[.I36]&lt;1.1))" style:apply-style-name="Namnlös1" style:base-cell-address="interesting.I36"/>
      <style:map style:condition="is-true-formula(AND([.$G36];[.I36]&gt;=1.1))" style:apply-style-name="Namnlös2" style:base-cell-address="interesting.I36"/>
    </style:style>
    <style:style style:name="ce134" style:family="table-cell" style:parent-style-name="Default" style:data-style-name="N2">
      <style:map style:condition="is-true-formula(AND([.$G37];[.I37]&lt;1.1))" style:apply-style-name="Namnlös1" style:base-cell-address="interesting.I37"/>
      <style:map style:condition="is-true-formula(AND([.$G37];[.I37]&gt;=1.1))" style:apply-style-name="Namnlös2" style:base-cell-address="interesting.I37"/>
    </style:style>
    <style:style style:name="ce135" style:family="table-cell" style:parent-style-name="Default" style:data-style-name="N2">
      <style:map style:condition="is-true-formula(AND([.$G38];[.I38]&lt;1.1))" style:apply-style-name="Namnlös1" style:base-cell-address="interesting.I38"/>
      <style:map style:condition="is-true-formula(AND([.$G38];[.I38]&gt;=1.1))" style:apply-style-name="Namnlös2" style:base-cell-address="interesting.I38"/>
    </style:style>
    <style:style style:name="ce136" style:family="table-cell" style:parent-style-name="Default" style:data-style-name="N2">
      <style:map style:condition="is-true-formula(AND([.$G39];[.I39]&lt;1.1))" style:apply-style-name="Namnlös1" style:base-cell-address="interesting.I39"/>
      <style:map style:condition="is-true-formula(AND([.$G39];[.I39]&gt;=1.1))" style:apply-style-name="Namnlös2" style:base-cell-address="interesting.I39"/>
    </style:style>
    <style:style style:name="ce137" style:family="table-cell" style:parent-style-name="Default" style:data-style-name="N2">
      <style:map style:condition="is-true-formula(AND([.$G40];[.I40]&lt;1.1))" style:apply-style-name="Namnlös1" style:base-cell-address="interesting.I40"/>
      <style:map style:condition="is-true-formula(AND([.$G40];[.I40]&gt;=1.1))" style:apply-style-name="Namnlös2" style:base-cell-address="interesting.I40"/>
    </style:style>
    <style:style style:name="ce138" style:family="table-cell" style:parent-style-name="Default" style:data-style-name="N2">
      <style:map style:condition="is-true-formula(AND([.$G41];[.I41]&lt;1.1))" style:apply-style-name="Namnlös1" style:base-cell-address="interesting.I41"/>
      <style:map style:condition="is-true-formula(AND([.$G41];[.I41]&gt;=1.1))" style:apply-style-name="Namnlös2" style:base-cell-address="interesting.I41"/>
    </style:style>
    <style:style style:name="ce139" style:family="table-cell" style:parent-style-name="Default" style:data-style-name="N2">
      <style:map style:condition="is-true-formula(AND([.$G42];[.I42]&lt;1.1))" style:apply-style-name="Namnlös1" style:base-cell-address="interesting.I42"/>
      <style:map style:condition="is-true-formula(AND([.$G42];[.I42]&gt;=1.1))" style:apply-style-name="Namnlös2" style:base-cell-address="interesting.I42"/>
    </style:style>
    <style:style style:name="ce140" style:family="table-cell" style:parent-style-name="Default" style:data-style-name="N2">
      <style:map style:condition="is-true-formula(AND([.$G43];[.I43]&lt;1.1))" style:apply-style-name="Namnlös1" style:base-cell-address="interesting.I43"/>
      <style:map style:condition="is-true-formula(AND([.$G43];[.I43]&gt;=1.1))" style:apply-style-name="Namnlös2" style:base-cell-address="interesting.I43"/>
    </style:style>
    <style:style style:name="ce141" style:family="table-cell" style:parent-style-name="Default" style:data-style-name="N2">
      <style:map style:condition="is-true-formula(AND([.$G44];[.I44]&lt;1.1))" style:apply-style-name="Namnlös1" style:base-cell-address="interesting.I44"/>
      <style:map style:condition="is-true-formula(AND([.$G44];[.I44]&gt;=1.1))" style:apply-style-name="Namnlös2" style:base-cell-address="interesting.I44"/>
    </style:style>
    <style:style style:name="ce142" style:family="table-cell" style:parent-style-name="Default" style:data-style-name="N2">
      <style:map style:condition="is-true-formula(AND([.$G45];[.I45]&lt;1.1))" style:apply-style-name="Namnlös1" style:base-cell-address="interesting.I45"/>
      <style:map style:condition="is-true-formula(AND([.$G45];[.I45]&gt;=1.1))" style:apply-style-name="Namnlös2" style:base-cell-address="interesting.I45"/>
    </style:style>
    <style:style style:name="ce143" style:family="table-cell" style:parent-style-name="Default" style:data-style-name="N2">
      <style:map style:condition="is-true-formula(AND([.$G46];[.I46]&lt;1.1))" style:apply-style-name="Namnlös1" style:base-cell-address="interesting.I46"/>
      <style:map style:condition="is-true-formula(AND([.$G46];[.I46]&gt;=1.1))" style:apply-style-name="Namnlös2" style:base-cell-address="interesting.I46"/>
    </style:style>
    <style:style style:name="ce144" style:family="table-cell" style:parent-style-name="Default" style:data-style-name="N2">
      <style:map style:condition="is-true-formula(AND([.$G47];[.I47]&lt;1.1))" style:apply-style-name="Namnlös1" style:base-cell-address="interesting.I47"/>
      <style:map style:condition="is-true-formula(AND([.$G47];[.I47]&gt;=1.1))" style:apply-style-name="Namnlös2" style:base-cell-address="interesting.I47"/>
    </style:style>
    <style:style style:name="ce145" style:family="table-cell" style:parent-style-name="Default" style:data-style-name="N2">
      <style:map style:condition="is-true-formula(AND([.$G48];[.I48]&lt;1.1))" style:apply-style-name="Namnlös1" style:base-cell-address="interesting.I48"/>
      <style:map style:condition="is-true-formula(AND([.$G48];[.I48]&gt;=1.1))" style:apply-style-name="Namnlös2" style:base-cell-address="interesting.I48"/>
    </style:style>
    <style:style style:name="ce146" style:family="table-cell" style:parent-style-name="Default" style:data-style-name="N2">
      <style:map style:condition="is-true-formula(AND([.$G49];[.I49]&lt;1.1))" style:apply-style-name="Namnlös1" style:base-cell-address="interesting.I49"/>
      <style:map style:condition="is-true-formula(AND([.$G49];[.I49]&gt;=1.1))" style:apply-style-name="Namnlös2" style:base-cell-address="interesting.I49"/>
    </style:style>
    <style:style style:name="ce147" style:family="table-cell" style:parent-style-name="Default" style:data-style-name="N2">
      <style:map style:condition="is-true-formula(AND([.$G50];[.I50]&lt;1.1))" style:apply-style-name="Namnlös1" style:base-cell-address="interesting.I50"/>
      <style:map style:condition="is-true-formula(AND([.$G50];[.I50]&gt;=1.1))" style:apply-style-name="Namnlös2" style:base-cell-address="interesting.I50"/>
    </style:style>
    <style:style style:name="ce148" style:family="table-cell" style:parent-style-name="Default" style:data-style-name="N2">
      <style:map style:condition="is-true-formula(AND([.$G51];[.I51]&lt;1.1))" style:apply-style-name="Namnlös1" style:base-cell-address="interesting.I51"/>
      <style:map style:condition="is-true-formula(AND([.$G51];[.I51]&gt;=1.1))" style:apply-style-name="Namnlös2" style:base-cell-address="interesting.I51"/>
    </style:style>
    <style:style style:name="ce149" style:family="table-cell" style:parent-style-name="Default" style:data-style-name="N2">
      <style:map style:condition="is-true-formula(AND([.$G52];[.I52]&lt;1.1))" style:apply-style-name="Namnlös1" style:base-cell-address="interesting.I52"/>
      <style:map style:condition="is-true-formula(AND([.$G52];[.I52]&gt;=1.1))" style:apply-style-name="Namnlös2" style:base-cell-address="interesting.I52"/>
    </style:style>
    <style:style style:name="ce150" style:family="table-cell" style:parent-style-name="Default" style:data-style-name="N2">
      <style:map style:condition="is-true-formula(AND([.$G53];[.I53]&lt;1.1))" style:apply-style-name="Namnlös1" style:base-cell-address="interesting.I53"/>
      <style:map style:condition="is-true-formula(AND([.$G53];[.I53]&gt;=1.1))" style:apply-style-name="Namnlös2" style:base-cell-address="interesting.I53"/>
    </style:style>
    <style:style style:name="ce151" style:family="table-cell" style:parent-style-name="Default" style:data-style-name="N2">
      <style:map style:condition="is-true-formula(AND([.$G54];[.I54]&lt;1.1))" style:apply-style-name="Namnlös1" style:base-cell-address="interesting.I54"/>
      <style:map style:condition="is-true-formula(AND([.$G54];[.I54]&gt;=1.1))" style:apply-style-name="Namnlös2" style:base-cell-address="interesting.I54"/>
    </style:style>
    <style:style style:name="ce152" style:family="table-cell" style:parent-style-name="Default" style:data-style-name="N2">
      <style:map style:condition="is-true-formula(AND([.$G55];[.I55]&lt;1.1))" style:apply-style-name="Namnlös1" style:base-cell-address="interesting.I55"/>
      <style:map style:condition="is-true-formula(AND([.$G55];[.I55]&gt;=1.1))" style:apply-style-name="Namnlös2" style:base-cell-address="interesting.I55"/>
    </style:style>
    <style:style style:name="ce153" style:family="table-cell" style:parent-style-name="Default" style:data-style-name="N2">
      <style:map style:condition="is-true-formula(AND([.$G56];[.I56]&lt;1.1))" style:apply-style-name="Namnlös1" style:base-cell-address="interesting.I56"/>
      <style:map style:condition="is-true-formula(AND([.$G56];[.I56]&gt;=1.1))" style:apply-style-name="Namnlös2" style:base-cell-address="interesting.I56"/>
    </style:style>
    <style:style style:name="ce154" style:family="table-cell" style:parent-style-name="Default" style:data-style-name="N2">
      <style:map style:condition="is-true-formula(AND([.$G57];[.I57]&lt;1.1))" style:apply-style-name="Namnlös1" style:base-cell-address="interesting.I57"/>
      <style:map style:condition="is-true-formula(AND([.$G57];[.I57]&gt;=1.1))" style:apply-style-name="Namnlös2" style:base-cell-address="interesting.I57"/>
    </style:style>
    <style:style style:name="ce155" style:family="table-cell" style:parent-style-name="Default" style:data-style-name="N2">
      <style:map style:condition="is-true-formula(AND([.$G58];[.I58]&lt;1.1))" style:apply-style-name="Namnlös1" style:base-cell-address="interesting.I58"/>
      <style:map style:condition="is-true-formula(AND([.$G58];[.I58]&gt;=1.1))" style:apply-style-name="Namnlös2" style:base-cell-address="interesting.I58"/>
    </style:style>
    <style:style style:name="ce156" style:family="table-cell" style:parent-style-name="Default" style:data-style-name="N2">
      <style:map style:condition="is-true-formula(AND([.$G59];[.I59]&lt;1.1))" style:apply-style-name="Namnlös1" style:base-cell-address="interesting.I59"/>
      <style:map style:condition="is-true-formula(AND([.$G59];[.I59]&gt;=1.1))" style:apply-style-name="Namnlös2" style:base-cell-address="interesting.I59"/>
    </style:style>
    <style:style style:name="ce157" style:family="table-cell" style:parent-style-name="Default" style:data-style-name="N2">
      <style:map style:condition="is-true-formula(AND([.$G60];[.I60]&lt;1.1))" style:apply-style-name="Namnlös1" style:base-cell-address="interesting.I60"/>
      <style:map style:condition="is-true-formula(AND([.$G60];[.I60]&gt;=1.1))" style:apply-style-name="Namnlös2" style:base-cell-address="interesting.I60"/>
    </style:style>
    <style:style style:name="ce158" style:family="table-cell" style:parent-style-name="Default" style:data-style-name="N2">
      <style:map style:condition="is-true-formula(AND([.$G61];[.I61]&lt;1.1))" style:apply-style-name="Namnlös1" style:base-cell-address="interesting.I61"/>
      <style:map style:condition="is-true-formula(AND([.$G61];[.I61]&gt;=1.1))" style:apply-style-name="Namnlös2" style:base-cell-address="interesting.I61"/>
    </style:style>
    <style:style style:name="ce159" style:family="table-cell" style:parent-style-name="Default" style:data-style-name="N2">
      <style:map style:condition="is-true-formula(AND([.$G62];[.I62]&lt;1.1))" style:apply-style-name="Namnlös1" style:base-cell-address="interesting.I62"/>
      <style:map style:condition="is-true-formula(AND([.$G62];[.I62]&gt;=1.1))" style:apply-style-name="Namnlös2" style:base-cell-address="interesting.I62"/>
    </style:style>
    <style:style style:name="ce160" style:family="table-cell" style:parent-style-name="Default" style:data-style-name="N2">
      <style:map style:condition="is-true-formula(AND([.$G63];[.I63]&lt;1.1))" style:apply-style-name="Namnlös1" style:base-cell-address="interesting.I63"/>
      <style:map style:condition="is-true-formula(AND([.$G63];[.I63]&gt;=1.1))" style:apply-style-name="Namnlös2" style:base-cell-address="interesting.I63"/>
    </style:style>
    <style:style style:name="ce161" style:family="table-cell" style:parent-style-name="Default" style:data-style-name="N2">
      <style:map style:condition="is-true-formula(AND([.$G64];[.I64]&lt;1.1))" style:apply-style-name="Namnlös1" style:base-cell-address="interesting.I64"/>
      <style:map style:condition="is-true-formula(AND([.$G64];[.I64]&gt;=1.1))" style:apply-style-name="Namnlös2" style:base-cell-address="interesting.I64"/>
    </style:style>
    <style:style style:name="ce162" style:family="table-cell" style:parent-style-name="Default" style:data-style-name="N2">
      <style:map style:condition="is-true-formula(AND([.$G65];[.I65]&lt;1.1))" style:apply-style-name="Namnlös1" style:base-cell-address="interesting.I65"/>
      <style:map style:condition="is-true-formula(AND([.$G65];[.I65]&gt;=1.1))" style:apply-style-name="Namnlös2" style:base-cell-address="interesting.I65"/>
    </style:style>
    <style:style style:name="ce163" style:family="table-cell" style:parent-style-name="Default" style:data-style-name="N2">
      <style:map style:condition="is-true-formula(AND([.$G66];[.I66]&lt;1.1))" style:apply-style-name="Namnlös1" style:base-cell-address="interesting.I66"/>
      <style:map style:condition="is-true-formula(AND([.$G66];[.I66]&gt;=1.1))" style:apply-style-name="Namnlös2" style:base-cell-address="interesting.I66"/>
    </style:style>
    <style:style style:name="ce164" style:family="table-cell" style:parent-style-name="Default" style:data-style-name="N2">
      <style:map style:condition="is-true-formula(AND([.$G67];[.I67]&lt;1.1))" style:apply-style-name="Namnlös1" style:base-cell-address="interesting.I67"/>
      <style:map style:condition="is-true-formula(AND([.$G67];[.I67]&gt;=1.1))" style:apply-style-name="Namnlös2" style:base-cell-address="interesting.I67"/>
    </style:style>
    <style:style style:name="ce165" style:family="table-cell" style:parent-style-name="Default" style:data-style-name="N2">
      <style:map style:condition="is-true-formula(AND([.$G68];[.I68]&lt;1.1))" style:apply-style-name="Namnlös1" style:base-cell-address="interesting.I68"/>
      <style:map style:condition="is-true-formula(AND([.$G68];[.I68]&gt;=1.1))" style:apply-style-name="Namnlös2" style:base-cell-address="interesting.I68"/>
    </style:style>
    <style:style style:name="ce166" style:family="table-cell" style:parent-style-name="Default" style:data-style-name="N2">
      <style:map style:condition="is-true-formula(AND([.$G69];[.I69]&lt;1.1))" style:apply-style-name="Namnlös1" style:base-cell-address="interesting.I69"/>
      <style:map style:condition="is-true-formula(AND([.$G69];[.I69]&gt;=1.1))" style:apply-style-name="Namnlös2" style:base-cell-address="interesting.I69"/>
    </style:style>
    <style:style style:name="ce167" style:family="table-cell" style:parent-style-name="Default" style:data-style-name="N2">
      <style:map style:condition="is-true-formula(AND([.$G70];[.I70]&lt;1.1))" style:apply-style-name="Namnlös1" style:base-cell-address="interesting.I70"/>
      <style:map style:condition="is-true-formula(AND([.$G70];[.I70]&gt;=1.1))" style:apply-style-name="Namnlös2" style:base-cell-address="interesting.I70"/>
    </style:style>
    <style:style style:name="ce168" style:family="table-cell" style:parent-style-name="Default" style:data-style-name="N2">
      <style:map style:condition="is-true-formula(AND([.$G71];[.I71]&lt;1.1))" style:apply-style-name="Namnlös1" style:base-cell-address="interesting.I71"/>
      <style:map style:condition="is-true-formula(AND([.$G71];[.I71]&gt;=1.1))" style:apply-style-name="Namnlös2" style:base-cell-address="interesting.I71"/>
    </style:style>
    <style:style style:name="ce169" style:family="table-cell" style:parent-style-name="Default" style:data-style-name="N2">
      <style:map style:condition="is-true-formula(AND([.$G72];[.I72]&lt;1.1))" style:apply-style-name="Namnlös1" style:base-cell-address="interesting.I72"/>
      <style:map style:condition="is-true-formula(AND([.$G72];[.I72]&gt;=1.1))" style:apply-style-name="Namnlös2" style:base-cell-address="interesting.I72"/>
    </style:style>
    <style:style style:name="ce170" style:family="table-cell" style:parent-style-name="Default" style:data-style-name="N2">
      <style:map style:condition="is-true-formula(AND([.$G73];[.I73]&lt;1.1))" style:apply-style-name="Namnlös1" style:base-cell-address="interesting.I73"/>
      <style:map style:condition="is-true-formula(AND([.$G73];[.I73]&gt;=1.1))" style:apply-style-name="Namnlös2" style:base-cell-address="interesting.I73"/>
    </style:style>
    <style:style style:name="ce171" style:family="table-cell" style:parent-style-name="Default" style:data-style-name="N2">
      <style:map style:condition="is-true-formula(AND([.$G74];[.I74]&lt;1.1))" style:apply-style-name="Namnlös1" style:base-cell-address="interesting.I74"/>
      <style:map style:condition="is-true-formula(AND([.$G74];[.I74]&gt;=1.1))" style:apply-style-name="Namnlös2" style:base-cell-address="interesting.I74"/>
    </style:style>
    <style:style style:name="ce172" style:family="table-cell" style:parent-style-name="Default" style:data-style-name="N2">
      <style:map style:condition="is-true-formula(AND([.$G75];[.I75]&lt;1.1))" style:apply-style-name="Namnlös1" style:base-cell-address="interesting.I75"/>
      <style:map style:condition="is-true-formula(AND([.$G75];[.I75]&gt;=1.1))" style:apply-style-name="Namnlös2" style:base-cell-address="interesting.I75"/>
    </style:style>
    <style:style style:name="ce173" style:family="table-cell" style:parent-style-name="Default" style:data-style-name="N2">
      <style:map style:condition="is-true-formula(AND([.$G76];[.I76]&lt;1.1))" style:apply-style-name="Namnlös1" style:base-cell-address="interesting.I76"/>
      <style:map style:condition="is-true-formula(AND([.$G76];[.I76]&gt;=1.1))" style:apply-style-name="Namnlös2" style:base-cell-address="interesting.I76"/>
    </style:style>
    <style:style style:name="ce174" style:family="table-cell" style:parent-style-name="Default" style:data-style-name="N2">
      <style:map style:condition="is-true-formula(AND([.$G77];[.I77]&lt;1.1))" style:apply-style-name="Namnlös1" style:base-cell-address="interesting.I77"/>
      <style:map style:condition="is-true-formula(AND([.$G77];[.I77]&gt;=1.1))" style:apply-style-name="Namnlös2" style:base-cell-address="interesting.I77"/>
    </style:style>
    <style:style style:name="ce175" style:family="table-cell" style:parent-style-name="Default" style:data-style-name="N2">
      <style:map style:condition="is-true-formula(AND([.$G78];[.I78]&lt;1.1))" style:apply-style-name="Namnlös1" style:base-cell-address="interesting.I78"/>
      <style:map style:condition="is-true-formula(AND([.$G78];[.I78]&gt;=1.1))" style:apply-style-name="Namnlös2" style:base-cell-address="interesting.I78"/>
    </style:style>
    <style:style style:name="ce176" style:family="table-cell" style:parent-style-name="Default" style:data-style-name="N2">
      <style:map style:condition="is-true-formula(AND([.$G79];[.I79]&lt;1.1))" style:apply-style-name="Namnlös1" style:base-cell-address="interesting.I79"/>
      <style:map style:condition="is-true-formula(AND([.$G79];[.I79]&gt;=1.1))" style:apply-style-name="Namnlös2" style:base-cell-address="interesting.I79"/>
    </style:style>
    <style:style style:name="ce177" style:family="table-cell" style:parent-style-name="Default" style:data-style-name="N2">
      <style:map style:condition="is-true-formula(AND([.$G80];[.I80]&lt;1.1))" style:apply-style-name="Namnlös1" style:base-cell-address="interesting.I80"/>
      <style:map style:condition="is-true-formula(AND([.$G80];[.I80]&gt;=1.1))" style:apply-style-name="Namnlös2" style:base-cell-address="interesting.I80"/>
    </style:style>
    <style:style style:name="ce178" style:family="table-cell" style:parent-style-name="Default" style:data-style-name="N2">
      <style:map style:condition="is-true-formula(AND([.$G81];[.I81]&lt;1.1))" style:apply-style-name="Namnlös1" style:base-cell-address="interesting.I81"/>
      <style:map style:condition="is-true-formula(AND([.$G81];[.I81]&gt;=1.1))" style:apply-style-name="Namnlös2" style:base-cell-address="interesting.I81"/>
    </style:style>
    <style:style style:name="ce179" style:family="table-cell" style:parent-style-name="Default" style:data-style-name="N2">
      <style:map style:condition="is-true-formula(AND([.$G82];[.I82]&lt;1.1))" style:apply-style-name="Namnlös1" style:base-cell-address="interesting.I82"/>
      <style:map style:condition="is-true-formula(AND([.$G82];[.I82]&gt;=1.1))" style:apply-style-name="Namnlös2" style:base-cell-address="interesting.I82"/>
    </style:style>
    <style:style style:name="ce180" style:family="table-cell" style:parent-style-name="Default" style:data-style-name="N2">
      <style:map style:condition="is-true-formula(AND([.$G83];[.I83]&lt;1.1))" style:apply-style-name="Namnlös1" style:base-cell-address="interesting.I83"/>
      <style:map style:condition="is-true-formula(AND([.$G83];[.I83]&gt;=1.1))" style:apply-style-name="Namnlös2" style:base-cell-address="interesting.I83"/>
    </style:style>
    <style:style style:name="ce181" style:family="table-cell" style:parent-style-name="Default" style:data-style-name="N2">
      <style:map style:condition="is-true-formula(AND([.$G84];[.I84]&lt;1.1))" style:apply-style-name="Namnlös1" style:base-cell-address="interesting.I84"/>
      <style:map style:condition="is-true-formula(AND([.$G84];[.I84]&gt;=1.1))" style:apply-style-name="Namnlös2" style:base-cell-address="interesting.I84"/>
    </style:style>
    <style:style style:name="ce182" style:family="table-cell" style:parent-style-name="Default" style:data-style-name="N2">
      <style:map style:condition="is-true-formula(AND([.$G85];[.I85]&lt;1.1))" style:apply-style-name="Namnlös1" style:base-cell-address="interesting.I85"/>
      <style:map style:condition="is-true-formula(AND([.$G85];[.I85]&gt;=1.1))" style:apply-style-name="Namnlös2" style:base-cell-address="interesting.I85"/>
    </style:style>
    <style:style style:name="ce183" style:family="table-cell" style:parent-style-name="Default" style:data-style-name="N2">
      <style:map style:condition="is-true-formula(AND([.$G86];[.I86]&lt;1.1))" style:apply-style-name="Namnlös1" style:base-cell-address="interesting.I86"/>
      <style:map style:condition="is-true-formula(AND([.$G86];[.I86]&gt;=1.1))" style:apply-style-name="Namnlös2" style:base-cell-address="interesting.I86"/>
    </style:style>
    <style:style style:name="ce184" style:family="table-cell" style:parent-style-name="Default" style:data-style-name="N2">
      <style:map style:condition="is-true-formula(AND([.$G87];[.I87]&lt;1.1))" style:apply-style-name="Namnlös1" style:base-cell-address="interesting.I87"/>
      <style:map style:condition="is-true-formula(AND([.$G87];[.I87]&gt;=1.1))" style:apply-style-name="Namnlös2" style:base-cell-address="interesting.I87"/>
    </style:style>
    <style:style style:name="ce185" style:family="table-cell" style:parent-style-name="Default" style:data-style-name="N2">
      <style:map style:condition="is-true-formula(AND([.$G88];[.I88]&lt;1.1))" style:apply-style-name="Namnlös1" style:base-cell-address="interesting.I88"/>
      <style:map style:condition="is-true-formula(AND([.$G88];[.I88]&gt;=1.1))" style:apply-style-name="Namnlös2" style:base-cell-address="interesting.I88"/>
    </style:style>
    <style:style style:name="ce186" style:family="table-cell" style:parent-style-name="Default" style:data-style-name="N2">
      <style:map style:condition="is-true-formula(AND([.$G89];[.I89]&lt;1.1))" style:apply-style-name="Namnlös1" style:base-cell-address="interesting.I89"/>
      <style:map style:condition="is-true-formula(AND([.$G89];[.I89]&gt;=1.1))" style:apply-style-name="Namnlös2" style:base-cell-address="interesting.I89"/>
    </style:style>
    <style:style style:name="ce187" style:family="table-cell" style:parent-style-name="Default" style:data-style-name="N2">
      <style:map style:condition="is-true-formula(AND([.$G90];[.I90]&lt;1.1))" style:apply-style-name="Namnlös1" style:base-cell-address="interesting.I90"/>
      <style:map style:condition="is-true-formula(AND([.$G90];[.I90]&gt;=1.1))" style:apply-style-name="Namnlös2" style:base-cell-address="interesting.I90"/>
    </style:style>
    <style:style style:name="ce188" style:family="table-cell" style:parent-style-name="Default" style:data-style-name="N2">
      <style:map style:condition="is-true-formula(AND([.$G91];[.I91]&lt;1.1))" style:apply-style-name="Namnlös1" style:base-cell-address="interesting.I91"/>
      <style:map style:condition="is-true-formula(AND([.$G91];[.I91]&gt;=1.1))" style:apply-style-name="Namnlös2" style:base-cell-address="interesting.I91"/>
    </style:style>
    <style:style style:name="ce189" style:family="table-cell" style:parent-style-name="Default" style:data-style-name="N2">
      <style:map style:condition="is-true-formula(AND([.$G92];[.I92]&lt;1.1))" style:apply-style-name="Namnlös1" style:base-cell-address="interesting.I92"/>
      <style:map style:condition="is-true-formula(AND([.$G92];[.I92]&gt;=1.1))" style:apply-style-name="Namnlös2" style:base-cell-address="interesting.I92"/>
    </style:style>
    <style:style style:name="ce190" style:family="table-cell" style:parent-style-name="Default" style:data-style-name="N2">
      <style:map style:condition="is-true-formula(AND([.$G93];[.I93]&lt;1.1))" style:apply-style-name="Namnlös1" style:base-cell-address="interesting.I93"/>
      <style:map style:condition="is-true-formula(AND([.$G93];[.I93]&gt;=1.1))" style:apply-style-name="Namnlös2" style:base-cell-address="interesting.I93"/>
    </style:style>
    <style:style style:name="ce191" style:family="table-cell" style:parent-style-name="Default" style:data-style-name="N2">
      <style:map style:condition="is-true-formula(AND([.$G94];[.I94]&lt;1.1))" style:apply-style-name="Namnlös1" style:base-cell-address="interesting.I94"/>
      <style:map style:condition="is-true-formula(AND([.$G94];[.I94]&gt;=1.1))" style:apply-style-name="Namnlös2" style:base-cell-address="interesting.I94"/>
    </style:style>
    <style:style style:name="ce192" style:family="table-cell" style:parent-style-name="Default" style:data-style-name="N2">
      <style:map style:condition="is-true-formula(AND([.$G95];[.I95]&lt;1.1))" style:apply-style-name="Namnlös1" style:base-cell-address="interesting.I95"/>
      <style:map style:condition="is-true-formula(AND([.$G95];[.I95]&gt;=1.1))" style:apply-style-name="Namnlös2" style:base-cell-address="interesting.I95"/>
    </style:style>
    <style:style style:name="ce193" style:family="table-cell" style:parent-style-name="Default" style:data-style-name="N2">
      <style:map style:condition="is-true-formula(AND([.$G96];[.I96]&lt;1.1))" style:apply-style-name="Namnlös1" style:base-cell-address="interesting.I96"/>
      <style:map style:condition="is-true-formula(AND([.$G96];[.I96]&gt;=1.1))" style:apply-style-name="Namnlös2" style:base-cell-address="interesting.I96"/>
    </style:style>
    <style:style style:name="ce194" style:family="table-cell" style:parent-style-name="Default" style:data-style-name="N2">
      <style:map style:condition="is-true-formula(AND([.$G97];[.I97]&lt;1.1))" style:apply-style-name="Namnlös1" style:base-cell-address="interesting.I97"/>
      <style:map style:condition="is-true-formula(AND([.$G97];[.I97]&gt;=1.1))" style:apply-style-name="Namnlös2" style:base-cell-address="interesting.I97"/>
    </style:style>
  </office:automatic-styles>
  <office:body>
    <office:spreadsheet>
      <table:calculation-settings table:automatic-find-labels="false" table:use-regular-expressions="false" table:use-wildcards="true"/>
      <table:table table:name="interest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optlevel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hrowing</text:p>
          </table:table-cell>
          <table:table-cell office:value-type="string" calcext:value-type="string">
            <text:p>naive would be ok</text:p>
          </table:table-cell>
          <table:table-cell office:value-type="string" calcext:value-type="string">
            <text:p>slowdown correct</text:p>
          </table:table-cell>
          <table:table-cell office:value-type="string" calcext:value-type="string">
            <text:p>slowdown throwing</text:p>
          </table:table-cell>
          <table:table-cell office:value-type="string" calcext:value-type="string">
            <text:p>slowdown of possible exce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t32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1.71" calcext:value-type="float">
            <text:p>1,71</text:p>
          </table:table-cell>
          <table:table-cell table:style-name="ce2" table:formula="of:=LEFT([.B2])=LEFT([.C2])" office:value-type="boolean" office:boolean-value="true" calcext:value-type="boolean">
            <text:p>SANT</text:p>
          </table:table-cell>
          <table:table-cell table:style-name="ce3" table:formula="of:=[.E2]/[.$D2]" office:value-type="float" office:value="1.5" calcext:value-type="float">
            <text:p>1,50</text:p>
          </table:table-cell>
          <table:table-cell table:style-name="ce99" table:formula="of:=[.F2]/[.$D2]" office:value-type="float" office:value="1.5" calcext:value-type="float">
            <text:p>1,50</text:p>
          </table:table-cell>
          <table:table-cell table:formula="of:=[.I2]/[.H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t8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2.09" calcext:value-type="float">
            <text:p>2,09</text:p>
          </table:table-cell>
          <table:table-cell table:style-name="ce2" table:formula="of:=LEFT([.B3])=LEFT([.C3])" office:value-type="boolean" office:boolean-value="true" calcext:value-type="boolean">
            <text:p>SANT</text:p>
          </table:table-cell>
          <table:table-cell table:style-name="ce4" table:formula="of:=[.E3]/[.$D3]" office:value-type="float" office:value="2.71428571428571" calcext:value-type="float">
            <text:p>2,71</text:p>
          </table:table-cell>
          <table:table-cell table:style-name="ce100" table:formula="of:=[.F3]/[.$D3]" office:value-type="float" office:value="2.71428571428571" calcext:value-type="float">
            <text:p>2,71</text:p>
          </table:table-cell>
          <table:table-cell table:formula="of:=[.I3]/[.H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32</text:p>
          </table:table-cell>
          <table:table-cell office:value-type="float" office:value="1.1" calcext:value-type="float">
            <text:p>1,10</text:p>
          </table:table-cell>
          <table:table-cell office:value-type="float" office:value="2.64" calcext:value-type="float">
            <text:p>2,64</text:p>
          </table:table-cell>
          <table:table-cell office:value-type="float" office:value="2.65" calcext:value-type="float">
            <text:p>2,65</text:p>
          </table:table-cell>
          <table:table-cell table:style-name="ce2" table:formula="of:=LEFT([.B4])=LEFT([.C4])" office:value-type="boolean" office:boolean-value="false" calcext:value-type="boolean">
            <text:p>FALSKT</text:p>
          </table:table-cell>
          <table:table-cell table:style-name="ce5" table:formula="of:=[.E4]/[.$D4]" office:value-type="float" office:value="2.4" calcext:value-type="float">
            <text:p>2,40</text:p>
          </table:table-cell>
          <table:table-cell table:style-name="ce101" table:formula="of:=[.F4]/[.$D4]" office:value-type="float" office:value="2.40909090909091" calcext:value-type="float">
            <text:p>2,41</text:p>
          </table:table-cell>
          <table:table-cell table:formula="of:=[.I4]/[.H4]" office:value-type="float" office:value="1.00378787878788" calcext:value-type="float">
            <text:p>1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8</text:p>
          </table:table-cell>
          <table:table-cell office:value-type="float" office:value="0.76" calcext:value-type="float">
            <text:p>0,76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table:style-name="ce2" table:formula="of:=LEFT([.B5])=LEFT([.C5])" office:value-type="boolean" office:boolean-value="false" calcext:value-type="boolean">
            <text:p>FALSKT</text:p>
          </table:table-cell>
          <table:table-cell table:style-name="ce6" table:formula="of:=[.E5]/[.$D5]" office:value-type="float" office:value="3.22368421052632" calcext:value-type="float">
            <text:p>3,22</text:p>
          </table:table-cell>
          <table:table-cell table:style-name="ce102" table:formula="of:=[.F5]/[.$D5]" office:value-type="float" office:value="3.23684210526316" calcext:value-type="float">
            <text:p>3,24</text:p>
          </table:table-cell>
          <table:table-cell table:formula="of:=[.I5]/[.H5]" office:value-type="float" office:value="1.00408163265306" calcext:value-type="float">
            <text:p>1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t32</text:p>
          </table:table-cell>
          <table:table-cell office:value-type="float" office:value="0.82" calcext:value-type="float">
            <text:p>0,82</text:p>
          </table:table-cell>
          <table:table-cell office:value-type="float" office:value="2.15" calcext:value-type="float">
            <text:p>2,15</text:p>
          </table:table-cell>
          <table:table-cell office:value-type="float" office:value="2.13" calcext:value-type="float">
            <text:p>2,13</text:p>
          </table:table-cell>
          <table:table-cell table:style-name="ce2" table:formula="of:=LEFT([.B6])=LEFT([.C6])" office:value-type="boolean" office:boolean-value="true" calcext:value-type="boolean">
            <text:p>SANT</text:p>
          </table:table-cell>
          <table:table-cell table:style-name="ce7" table:formula="of:=[.E6]/[.$D6]" office:value-type="float" office:value="2.62195121951219" calcext:value-type="float">
            <text:p>2,62</text:p>
          </table:table-cell>
          <table:table-cell table:style-name="ce103" table:formula="of:=[.F6]/[.$D6]" office:value-type="float" office:value="2.59756097560976" calcext:value-type="float">
            <text:p>2,60</text:p>
          </table:table-cell>
          <table:table-cell table:formula="of:=[.I6]/[.H6]" office:value-type="float" office:value="0.990697674418605" calcext:value-type="float">
            <text:p>0,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t8</text:p>
          </table:table-cell>
          <table:table-cell office:value-type="float" office:value="1.11" calcext:value-type="float">
            <text:p>1,11</text:p>
          </table:table-cell>
          <table:table-cell office:value-type="float" office:value="1.71" calcext:value-type="float">
            <text:p>1,71</text:p>
          </table:table-cell>
          <table:table-cell office:value-type="float" office:value="1.72" calcext:value-type="float">
            <text:p>1,72</text:p>
          </table:table-cell>
          <table:table-cell table:style-name="ce2" table:formula="of:=LEFT([.B7])=LEFT([.C7])" office:value-type="boolean" office:boolean-value="true" calcext:value-type="boolean">
            <text:p>SANT</text:p>
          </table:table-cell>
          <table:table-cell table:style-name="ce8" table:formula="of:=[.E7]/[.$D7]" office:value-type="float" office:value="1.54054054054054" calcext:value-type="float">
            <text:p>1,54</text:p>
          </table:table-cell>
          <table:table-cell table:style-name="ce104" table:formula="of:=[.F7]/[.$D7]" office:value-type="float" office:value="1.54954954954955" calcext:value-type="float">
            <text:p>1,55</text:p>
          </table:table-cell>
          <table:table-cell table:formula="of:=[.I7]/[.H7]" office:value-type="float" office:value="1.00584795321637" calcext:value-type="float">
            <text:p>1,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32</text:p>
          </table:table-cell>
          <table:table-cell office:value-type="float" office:value="0.8" calcext:value-type="float">
            <text:p>0,80</text:p>
          </table:table-cell>
          <table:table-cell office:value-type="float" office:value="2.46" calcext:value-type="float">
            <text:p>2,46</text:p>
          </table:table-cell>
          <table:table-cell office:value-type="float" office:value="2.49" calcext:value-type="float">
            <text:p>2,49</text:p>
          </table:table-cell>
          <table:table-cell table:style-name="ce2" table:formula="of:=LEFT([.B8])=LEFT([.C8])" office:value-type="boolean" office:boolean-value="false" calcext:value-type="boolean">
            <text:p>FALSKT</text:p>
          </table:table-cell>
          <table:table-cell table:style-name="ce9" table:formula="of:=[.E8]/[.$D8]" office:value-type="float" office:value="3.075" calcext:value-type="float">
            <text:p>3,08</text:p>
          </table:table-cell>
          <table:table-cell table:style-name="ce105" table:formula="of:=[.F8]/[.$D8]" office:value-type="float" office:value="3.1125" calcext:value-type="float">
            <text:p>3,11</text:p>
          </table:table-cell>
          <table:table-cell table:formula="of:=[.I8]/[.H8]" office:value-type="float" office:value="1.01219512195122" calcext:value-type="float">
            <text:p>1,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8</text:p>
          </table:table-cell>
          <table:table-cell office:value-type="float" office:value="1.14" calcext:value-type="float">
            <text:p>1,14</text:p>
          </table:table-cell>
          <table:table-cell office:value-type="float" office:value="2.65" calcext:value-type="float">
            <text:p>2,65</text:p>
          </table:table-cell>
          <table:table-cell office:value-type="float" office:value="2.7" calcext:value-type="float">
            <text:p>2,70</text:p>
          </table:table-cell>
          <table:table-cell table:style-name="ce2" table:formula="of:=LEFT([.B9])=LEFT([.C9])" office:value-type="boolean" office:boolean-value="false" calcext:value-type="boolean">
            <text:p>FALSKT</text:p>
          </table:table-cell>
          <table:table-cell table:style-name="ce10" table:formula="of:=[.E9]/[.$D9]" office:value-type="float" office:value="2.32456140350877" calcext:value-type="float">
            <text:p>2,32</text:p>
          </table:table-cell>
          <table:table-cell table:style-name="ce106" table:formula="of:=[.F9]/[.$D9]" office:value-type="float" office:value="2.36842105263158" calcext:value-type="float">
            <text:p>2,37</text:p>
          </table:table-cell>
          <table:table-cell table:formula="of:=[.I9]/[.H9]" office:value-type="float" office:value="1.0188679245283" calcext:value-type="float">
            <text:p>1,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32</text:p>
          </table:table-cell>
          <table:table-cell office:value-type="float" office:value="0.95" calcext:value-type="float">
            <text:p>0,95</text:p>
          </table:table-cell>
          <table:table-cell office:value-type="float" office:value="2.28" calcext:value-type="float">
            <text:p>2,28</text:p>
          </table:table-cell>
          <table:table-cell office:value-type="float" office:value="2.36" calcext:value-type="float">
            <text:p>2,36</text:p>
          </table:table-cell>
          <table:table-cell table:style-name="ce2" table:formula="of:=LEFT([.B10])=LEFT([.C10])" office:value-type="boolean" office:boolean-value="false" calcext:value-type="boolean">
            <text:p>FALSKT</text:p>
          </table:table-cell>
          <table:table-cell table:style-name="ce11" table:formula="of:=[.E10]/[.$D10]" office:value-type="float" office:value="2.4" calcext:value-type="float">
            <text:p>2,40</text:p>
          </table:table-cell>
          <table:table-cell table:style-name="ce107" table:formula="of:=[.F10]/[.$D10]" office:value-type="float" office:value="2.48421052631579" calcext:value-type="float">
            <text:p>2,48</text:p>
          </table:table-cell>
          <table:table-cell table:formula="of:=[.I10]/[.H10]" office:value-type="float" office:value="1.03508771929825" calcext:value-type="float">
            <text:p>1,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8</text:p>
          </table:table-cell>
          <table:table-cell office:value-type="float" office:value="0.77" calcext:value-type="float">
            <text:p>0,77</text:p>
          </table:table-cell>
          <table:table-cell office:value-type="float" office:value="2.14" calcext:value-type="float">
            <text:p>2,14</text:p>
          </table:table-cell>
          <table:table-cell office:value-type="float" office:value="2.37" calcext:value-type="float">
            <text:p>2,37</text:p>
          </table:table-cell>
          <table:table-cell table:style-name="ce2" table:formula="of:=LEFT([.B11])=LEFT([.C11])" office:value-type="boolean" office:boolean-value="false" calcext:value-type="boolean">
            <text:p>FALSKT</text:p>
          </table:table-cell>
          <table:table-cell table:style-name="ce12" table:formula="of:=[.E11]/[.$D11]" office:value-type="float" office:value="2.77922077922078" calcext:value-type="float">
            <text:p>2,78</text:p>
          </table:table-cell>
          <table:table-cell table:style-name="ce108" table:formula="of:=[.F11]/[.$D11]" office:value-type="float" office:value="3.07792207792208" calcext:value-type="float">
            <text:p>3,08</text:p>
          </table:table-cell>
          <table:table-cell table:formula="of:=[.I11]/[.H11]" office:value-type="float" office:value="1.10747663551402" calcext:value-type="float">
            <text:p>1,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int32</text:p>
          </table:table-cell>
          <table:table-cell office:value-type="float" office:value="1.14" calcext:value-type="float">
            <text:p>1,14</text:p>
          </table:table-cell>
          <table:table-cell office:value-type="float" office:value="1.68" calcext:value-type="float">
            <text:p>1,68</text:p>
          </table:table-cell>
          <table:table-cell office:value-type="float" office:value="1.73" calcext:value-type="float">
            <text:p>1,73</text:p>
          </table:table-cell>
          <table:table-cell table:style-name="ce2" table:formula="of:=LEFT([.B12])=LEFT([.C12])" office:value-type="boolean" office:boolean-value="true" calcext:value-type="boolean">
            <text:p>SANT</text:p>
          </table:table-cell>
          <table:table-cell table:style-name="ce13" table:formula="of:=[.E12]/[.$D12]" office:value-type="float" office:value="1.47368421052632" calcext:value-type="float">
            <text:p>1,47</text:p>
          </table:table-cell>
          <table:table-cell table:style-name="ce109" table:formula="of:=[.F12]/[.$D12]" office:value-type="float" office:value="1.51754385964912" calcext:value-type="float">
            <text:p>1,52</text:p>
          </table:table-cell>
          <table:table-cell table:formula="of:=[.I12]/[.H12]" office:value-type="float" office:value="1.0297619047619" calcext:value-type="float">
            <text:p>1,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int8</text:p>
          </table:table-cell>
          <table:table-cell office:value-type="float" office:value="0.77" calcext:value-type="float">
            <text:p>0,77</text:p>
          </table:table-cell>
          <table:table-cell office:value-type="float" office:value="2.1" calcext:value-type="float">
            <text:p>2,10</text:p>
          </table:table-cell>
          <table:table-cell office:value-type="float" office:value="2.12" calcext:value-type="float">
            <text:p>2,12</text:p>
          </table:table-cell>
          <table:table-cell table:style-name="ce2" table:formula="of:=LEFT([.B13])=LEFT([.C13])" office:value-type="boolean" office:boolean-value="true" calcext:value-type="boolean">
            <text:p>SANT</text:p>
          </table:table-cell>
          <table:table-cell table:style-name="ce14" table:formula="of:=[.E13]/[.$D13]" office:value-type="float" office:value="2.72727272727273" calcext:value-type="float">
            <text:p>2,73</text:p>
          </table:table-cell>
          <table:table-cell table:style-name="ce110" table:formula="of:=[.F13]/[.$D13]" office:value-type="float" office:value="2.75324675324675" calcext:value-type="float">
            <text:p>2,75</text:p>
          </table:table-cell>
          <table:table-cell table:formula="of:=[.I13]/[.H13]" office:value-type="float" office:value="1.00952380952381" calcext:value-type="float">
            <text:p>1,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32</text:p>
          </table:table-cell>
          <table:table-cell office:value-type="float" office:value="0.82" calcext:value-type="float">
            <text:p>0,82</text:p>
          </table:table-cell>
          <table:table-cell office:value-type="float" office:value="2.15" calcext:value-type="float">
            <text:p>2,15</text:p>
          </table:table-cell>
          <table:table-cell office:value-type="float" office:value="2.3" calcext:value-type="float">
            <text:p>2,30</text:p>
          </table:table-cell>
          <table:table-cell table:style-name="ce2" table:formula="of:=LEFT([.B14])=LEFT([.C14])" office:value-type="boolean" office:boolean-value="false" calcext:value-type="boolean">
            <text:p>FALSKT</text:p>
          </table:table-cell>
          <table:table-cell table:style-name="ce15" table:formula="of:=[.E14]/[.$D14]" office:value-type="float" office:value="2.62195121951219" calcext:value-type="float">
            <text:p>2,62</text:p>
          </table:table-cell>
          <table:table-cell table:style-name="ce111" table:formula="of:=[.F14]/[.$D14]" office:value-type="float" office:value="2.80487804878049" calcext:value-type="float">
            <text:p>2,80</text:p>
          </table:table-cell>
          <table:table-cell table:formula="of:=[.I14]/[.H14]" office:value-type="float" office:value="1.06976744186047" calcext:value-type="float">
            <text:p>1,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8</text:p>
          </table:table-cell>
          <table:table-cell office:value-type="float" office:value="0.96" calcext:value-type="float">
            <text:p>0,96</text:p>
          </table:table-cell>
          <table:table-cell office:value-type="float" office:value="2.29" calcext:value-type="float">
            <text:p>2,29</text:p>
          </table:table-cell>
          <table:table-cell office:value-type="float" office:value="2.39" calcext:value-type="float">
            <text:p>2,39</text:p>
          </table:table-cell>
          <table:table-cell table:style-name="ce2" table:formula="of:=LEFT([.B15])=LEFT([.C15])" office:value-type="boolean" office:boolean-value="false" calcext:value-type="boolean">
            <text:p>FALSKT</text:p>
          </table:table-cell>
          <table:table-cell table:style-name="ce16" table:formula="of:=[.E15]/[.$D15]" office:value-type="float" office:value="2.38541666666667" calcext:value-type="float">
            <text:p>2,39</text:p>
          </table:table-cell>
          <table:table-cell table:style-name="ce112" table:formula="of:=[.F15]/[.$D15]" office:value-type="float" office:value="2.48958333333333" calcext:value-type="float">
            <text:p>2,49</text:p>
          </table:table-cell>
          <table:table-cell table:formula="of:=[.I15]/[.H15]" office:value-type="float" office:value="1.04366812227074" calcext:value-type="float">
            <text:p>1,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uint32</text:p>
          </table:table-cell>
          <table:table-cell office:value-type="float" office:value="0.8" calcext:value-type="float">
            <text:p>0,80</text:p>
          </table:table-cell>
          <table:table-cell office:value-type="float" office:value="2.13" calcext:value-type="float">
            <text:p>2,13</text:p>
          </table:table-cell>
          <table:table-cell office:value-type="float" office:value="2.28" calcext:value-type="float">
            <text:p>2,28</text:p>
          </table:table-cell>
          <table:table-cell table:style-name="ce2" table:formula="of:=LEFT([.B16])=LEFT([.C16])" office:value-type="boolean" office:boolean-value="true" calcext:value-type="boolean">
            <text:p>SANT</text:p>
          </table:table-cell>
          <table:table-cell table:style-name="ce17" table:formula="of:=[.E16]/[.$D16]" office:value-type="float" office:value="2.6625" calcext:value-type="float">
            <text:p>2,66</text:p>
          </table:table-cell>
          <table:table-cell table:style-name="ce113" table:formula="of:=[.F16]/[.$D16]" office:value-type="float" office:value="2.85" calcext:value-type="float">
            <text:p>2,85</text:p>
          </table:table-cell>
          <table:table-cell table:formula="of:=[.I16]/[.H16]" office:value-type="float" office:value="1.07042253521127" calcext:value-type="float">
            <text:p>1,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int8</text:p>
          </table:table-cell>
          <table:table-cell office:value-type="float" office:value="1.1" calcext:value-type="float">
            <text:p>1,10</text:p>
          </table:table-cell>
          <table:table-cell office:value-type="float" office:value="1.71" calcext:value-type="float">
            <text:p>1,71</text:p>
          </table:table-cell>
          <table:table-cell office:value-type="float" office:value="1.74" calcext:value-type="float">
            <text:p>1,74</text:p>
          </table:table-cell>
          <table:table-cell table:style-name="ce2" table:formula="of:=LEFT([.B17])=LEFT([.C17])" office:value-type="boolean" office:boolean-value="true" calcext:value-type="boolean">
            <text:p>SANT</text:p>
          </table:table-cell>
          <table:table-cell table:style-name="ce18" table:formula="of:=[.E17]/[.$D17]" office:value-type="float" office:value="1.55454545454545" calcext:value-type="float">
            <text:p>1,55</text:p>
          </table:table-cell>
          <table:table-cell table:style-name="ce114" table:formula="of:=[.F17]/[.$D17]" office:value-type="float" office:value="1.58181818181818" calcext:value-type="float">
            <text:p>1,58</text:p>
          </table:table-cell>
          <table:table-cell table:formula="of:=[.I17]/[.H17]" office:value-type="float" office:value="1.01754385964912" calcext:value-type="float">
            <text:p>1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t32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18])=LEFT([.C18])" office:value-type="boolean" office:boolean-value="true" calcext:value-type="boolean">
            <text:p>SANT</text:p>
          </table:table-cell>
          <table:table-cell table:style-name="ce19" table:formula="of:=[.E18]/[.$D18]" office:value-type="float" office:value="1" calcext:value-type="float">
            <text:p>1,00</text:p>
          </table:table-cell>
          <table:table-cell table:style-name="ce115" table:formula="of:=[.F18]/[.$D18]" office:value-type="float" office:value="1" calcext:value-type="float">
            <text:p>1,00</text:p>
          </table:table-cell>
          <table:table-cell table:formula="of:=[.I18]/[.H18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t8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19])=LEFT([.C19])" office:value-type="boolean" office:boolean-value="true" calcext:value-type="boolean">
            <text:p>SANT</text:p>
          </table:table-cell>
          <table:table-cell table:style-name="ce20" table:formula="of:=[.E19]/[.$D19]" office:value-type="float" office:value="1" calcext:value-type="float">
            <text:p>1,00</text:p>
          </table:table-cell>
          <table:table-cell table:style-name="ce116" table:formula="of:=[.F19]/[.$D19]" office:value-type="float" office:value="1" calcext:value-type="float">
            <text:p>1,00</text:p>
          </table:table-cell>
          <table:table-cell table:formula="of:=[.I19]/[.H1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08" calcext:value-type="float">
            <text:p>0,08</text:p>
          </table:table-cell>
          <table:table-cell table:style-name="ce2" table:formula="of:=LEFT([.B20])=LEFT([.C20])" office:value-type="boolean" office:boolean-value="false" calcext:value-type="boolean">
            <text:p>FALSKT</text:p>
          </table:table-cell>
          <table:table-cell table:style-name="ce21" table:formula="of:=[.E20]/[.$D20]" office:value-type="float" office:value="8" calcext:value-type="float">
            <text:p>8,00</text:p>
          </table:table-cell>
          <table:table-cell table:style-name="ce117" table:formula="of:=[.F20]/[.$D20]" office:value-type="float" office:value="2.66666666666667" calcext:value-type="float">
            <text:p>2,67</text:p>
          </table:table-cell>
          <table:table-cell table:formula="of:=[.I20]/[.H20]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8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table:style-name="ce2" table:formula="of:=LEFT([.B21])=LEFT([.C21])" office:value-type="boolean" office:boolean-value="false" calcext:value-type="boolean">
            <text:p>FALSKT</text:p>
          </table:table-cell>
          <table:table-cell table:style-name="ce22" table:formula="of:=[.E21]/[.$D21]" office:value-type="float" office:value="0.8" calcext:value-type="float">
            <text:p>0,80</text:p>
          </table:table-cell>
          <table:table-cell table:style-name="ce118" table:formula="of:=[.F21]/[.$D21]" office:value-type="float" office:value="1.8" calcext:value-type="float">
            <text:p>1,80</text:p>
          </table:table-cell>
          <table:table-cell table:formula="of:=[.I21]/[.H21]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t3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style-name="ce2" table:formula="of:=LEFT([.B22])=LEFT([.C22])" office:value-type="boolean" office:boolean-value="true" calcext:value-type="boolean">
            <text:p>SANT</text:p>
          </table:table-cell>
          <table:table-cell table:style-name="ce23" table:formula="of:=[.E22]/[.$D22]" office:value-type="float" office:value="1.2" calcext:value-type="float">
            <text:p>1,20</text:p>
          </table:table-cell>
          <table:table-cell table:style-name="ce119" table:formula="of:=[.F22]/[.$D22]" office:value-type="float" office:value="1" calcext:value-type="float">
            <text:p>1,00</text:p>
          </table:table-cell>
          <table:table-cell table:formula="of:=[.I22]/[.H22]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t8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23])=LEFT([.C23])" office:value-type="boolean" office:boolean-value="true" calcext:value-type="boolean">
            <text:p>SANT</text:p>
          </table:table-cell>
          <table:table-cell table:style-name="ce24" table:formula="of:=[.E23]/[.$D23]" office:value-type="float" office:value="1" calcext:value-type="float">
            <text:p>1,00</text:p>
          </table:table-cell>
          <table:table-cell table:style-name="ce120" table:formula="of:=[.F23]/[.$D23]" office:value-type="float" office:value="1" calcext:value-type="float">
            <text:p>1,00</text:p>
          </table:table-cell>
          <table:table-cell table:formula="of:=[.I23]/[.H2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table:style-name="ce2" table:formula="of:=LEFT([.B24])=LEFT([.C24])" office:value-type="boolean" office:boolean-value="false" calcext:value-type="boolean">
            <text:p>FALSKT</text:p>
          </table:table-cell>
          <table:table-cell table:style-name="ce25" table:formula="of:=[.E24]/[.$D24]" office:value-type="float" office:value="1.66666666666667" calcext:value-type="float">
            <text:p>1,67</text:p>
          </table:table-cell>
          <table:table-cell table:style-name="ce121" table:formula="of:=[.F24]/[.$D24]" office:value-type="float" office:value="3.66666666666667" calcext:value-type="float">
            <text:p>3,67</text:p>
          </table:table-cell>
          <table:table-cell table:formula="of:=[.I24]/[.H24]"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8</text:p>
          </table:table-cell>
          <table:table-cell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table:style-name="ce2" table:formula="of:=LEFT([.B25])=LEFT([.C25])" office:value-type="boolean" office:boolean-value="false" calcext:value-type="boolean">
            <text:p>FALSKT</text:p>
          </table:table-cell>
          <table:table-cell table:style-name="ce26" table:formula="of:=[.E25]/[.$D25]" office:value-type="float" office:value="4.6" calcext:value-type="float">
            <text:p>4,60</text:p>
          </table:table-cell>
          <table:table-cell table:style-name="ce122" table:formula="of:=[.F25]/[.$D25]" office:value-type="float" office:value="5.2" calcext:value-type="float">
            <text:p>5,20</text:p>
          </table:table-cell>
          <table:table-cell table:formula="of:=[.I25]/[.H25]" office:value-type="float" office:value="1.1304347826087" calcext:value-type="float">
            <text:p>1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table:style-name="ce2" table:formula="of:=LEFT([.B26])=LEFT([.C26])" office:value-type="boolean" office:boolean-value="false" calcext:value-type="boolean">
            <text:p>FALSKT</text:p>
          </table:table-cell>
          <table:table-cell table:style-name="ce27" table:formula="of:=[.E26]/[.$D26]" office:value-type="float" office:value="4" calcext:value-type="float">
            <text:p>4,00</text:p>
          </table:table-cell>
          <table:table-cell table:style-name="ce123" table:formula="of:=[.F26]/[.$D26]" office:value-type="float" office:value="3" calcext:value-type="float">
            <text:p>3,00</text:p>
          </table:table-cell>
          <table:table-cell table:formula="of:=[.I26]/[.H26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style-name="ce2" table:formula="of:=LEFT([.B27])=LEFT([.C27])" office:value-type="boolean" office:boolean-value="false" calcext:value-type="boolean">
            <text:p>FALSKT</text:p>
          </table:table-cell>
          <table:table-cell table:style-name="ce28" table:formula="of:=[.E27]/[.$D27]" office:value-type="float" office:value="1.66666666666667" calcext:value-type="float">
            <text:p>1,67</text:p>
          </table:table-cell>
          <table:table-cell table:style-name="ce124" table:formula="of:=[.F27]/[.$D27]" office:value-type="float" office:value="3" calcext:value-type="float">
            <text:p>3,00</text:p>
          </table:table-cell>
          <table:table-cell table:formula="of:=[.I27]/[.H27]" office:value-type="float" office:value="1.8" calcext:value-type="float">
            <text:p>1,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2" table:formula="of:=LEFT([.B28])=LEFT([.C28])" office:value-type="boolean" office:boolean-value="true" calcext:value-type="boolean">
            <text:p>SANT</text:p>
          </table:table-cell>
          <table:table-cell table:style-name="ce29" table:formula="of:=[.E28]/[.$D28]" office:value-type="float" office:value="1.33333333333333" calcext:value-type="float">
            <text:p>1,33</text:p>
          </table:table-cell>
          <table:table-cell table:style-name="ce125" table:formula="of:=[.F28]/[.$D28]" office:value-type="float" office:value="1" calcext:value-type="float">
            <text:p>1,00</text:p>
          </table:table-cell>
          <table:table-cell table:formula="of:=[.I28]/[.H28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int8</text:p>
          </table:table-cell>
          <table:table-cell table:number-columns-repeated="3" office:value-type="float" office:value="0.03" calcext:value-type="float">
            <text:p>0,03</text:p>
          </table:table-cell>
          <table:table-cell table:style-name="ce2" table:formula="of:=LEFT([.B29])=LEFT([.C29])" office:value-type="boolean" office:boolean-value="true" calcext:value-type="boolean">
            <text:p>SANT</text:p>
          </table:table-cell>
          <table:table-cell table:style-name="ce30" table:formula="of:=[.E29]/[.$D29]" office:value-type="float" office:value="1" calcext:value-type="float">
            <text:p>1,00</text:p>
          </table:table-cell>
          <table:table-cell table:style-name="ce126" table:formula="of:=[.F29]/[.$D29]" office:value-type="float" office:value="1" calcext:value-type="float">
            <text:p>1,00</text:p>
          </table:table-cell>
          <table:table-cell table:formula="of:=[.I29]/[.H2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3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style-name="ce2" table:formula="of:=LEFT([.B30])=LEFT([.C30])" office:value-type="boolean" office:boolean-value="false" calcext:value-type="boolean">
            <text:p>FALSKT</text:p>
          </table:table-cell>
          <table:table-cell table:style-name="ce31" table:formula="of:=[.E30]/[.$D30]" office:value-type="float" office:value="1" calcext:value-type="float">
            <text:p>1,00</text:p>
          </table:table-cell>
          <table:table-cell table:style-name="ce127" table:formula="of:=[.F30]/[.$D30]" office:value-type="float" office:value="1.8" calcext:value-type="float">
            <text:p>1,80</text:p>
          </table:table-cell>
          <table:table-cell table:formula="of:=[.I30]/[.H30]" office:value-type="float" office:value="1.8" calcext:value-type="float">
            <text:p>1,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8</text:p>
          </table:table-cell>
          <table:table-cell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style-name="ce2" table:formula="of:=LEFT([.B31])=LEFT([.C31])" office:value-type="boolean" office:boolean-value="false" calcext:value-type="boolean">
            <text:p>FALSKT</text:p>
          </table:table-cell>
          <table:table-cell table:style-name="ce32" table:formula="of:=[.E31]/[.$D31]" office:value-type="float" office:value="2.4" calcext:value-type="float">
            <text:p>2,40</text:p>
          </table:table-cell>
          <table:table-cell table:style-name="ce128" table:formula="of:=[.F31]/[.$D31]" office:value-type="float" office:value="3.2" calcext:value-type="float">
            <text:p>3,20</text:p>
          </table:table-cell>
          <table:table-cell table:formula="of:=[.I31]/[.H31]" office:value-type="float" office:value="1.33333333333333" calcext:value-type="float">
            <text:p>1,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uint32</text:p>
          </table:table-cell>
          <table:table-cell table:number-columns-repeated="3" office:value-type="float" office:value="0.03" calcext:value-type="float">
            <text:p>0,03</text:p>
          </table:table-cell>
          <table:table-cell table:style-name="ce2" table:formula="of:=LEFT([.B32])=LEFT([.C32])" office:value-type="boolean" office:boolean-value="true" calcext:value-type="boolean">
            <text:p>SANT</text:p>
          </table:table-cell>
          <table:table-cell table:style-name="ce33" table:formula="of:=[.E32]/[.$D32]" office:value-type="float" office:value="1" calcext:value-type="float">
            <text:p>1,00</text:p>
          </table:table-cell>
          <table:table-cell table:style-name="ce129" table:formula="of:=[.F32]/[.$D32]" office:value-type="float" office:value="1" calcext:value-type="float">
            <text:p>1,00</text:p>
          </table:table-cell>
          <table:table-cell table:formula="of:=[.I32]/[.H3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int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table:style-name="ce2" table:formula="of:=LEFT([.B33])=LEFT([.C33])" office:value-type="boolean" office:boolean-value="true" calcext:value-type="boolean">
            <text:p>SANT</text:p>
          </table:table-cell>
          <table:table-cell table:style-name="ce34" table:formula="of:=[.E33]/[.$D33]" office:value-type="float" office:value="0.75" calcext:value-type="float">
            <text:p>0,75</text:p>
          </table:table-cell>
          <table:table-cell table:style-name="ce130" table:formula="of:=[.F33]/[.$D33]" office:value-type="float" office:value="0.75" calcext:value-type="float">
            <text:p>0,75</text:p>
          </table:table-cell>
          <table:table-cell table:formula="of:=[.I33]/[.H3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t32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34])=LEFT([.C34])" office:value-type="boolean" office:boolean-value="true" calcext:value-type="boolean">
            <text:p>SANT</text:p>
          </table:table-cell>
          <table:table-cell table:style-name="ce35" table:formula="of:=[.E34]/[.$D34]" office:value-type="float" office:value="1" calcext:value-type="float">
            <text:p>1,00</text:p>
          </table:table-cell>
          <table:table-cell table:style-name="ce131" table:formula="of:=[.F34]/[.$D34]" office:value-type="float" office:value="1" calcext:value-type="float">
            <text:p>1,00</text:p>
          </table:table-cell>
          <table:table-cell table:formula="of:=[.I34]/[.H3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t8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35])=LEFT([.C35])" office:value-type="boolean" office:boolean-value="true" calcext:value-type="boolean">
            <text:p>SANT</text:p>
          </table:table-cell>
          <table:table-cell table:style-name="ce36" table:formula="of:=[.E35]/[.$D35]" office:value-type="float" office:value="1" calcext:value-type="float">
            <text:p>1,00</text:p>
          </table:table-cell>
          <table:table-cell table:style-name="ce132" table:formula="of:=[.F35]/[.$D35]" office:value-type="float" office:value="1" calcext:value-type="float">
            <text:p>1,00</text:p>
          </table:table-cell>
          <table:table-cell table:formula="of:=[.I35]/[.H3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table:style-name="ce2" table:formula="of:=LEFT([.B36])=LEFT([.C36])" office:value-type="boolean" office:boolean-value="false" calcext:value-type="boolean">
            <text:p>FALSKT</text:p>
          </table:table-cell>
          <table:table-cell table:style-name="ce37" table:formula="of:=[.E36]/[.$D36]" office:value-type="float" office:value="8" calcext:value-type="float">
            <text:p>8,00</text:p>
          </table:table-cell>
          <table:table-cell table:style-name="ce133" table:formula="of:=[.F36]/[.$D36]" office:value-type="float" office:value="7.33333333333333" calcext:value-type="float">
            <text:p>7,33</text:p>
          </table:table-cell>
          <table:table-cell table:formula="of:=[.I36]/[.H36]" office:value-type="float" office:value="0.916666666666667" calcext:value-type="float">
            <text:p>0,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style-name="ce2" table:formula="of:=LEFT([.B37])=LEFT([.C37])" office:value-type="boolean" office:boolean-value="false" calcext:value-type="boolean">
            <text:p>FALSKT</text:p>
          </table:table-cell>
          <table:table-cell table:style-name="ce38" table:formula="of:=[.E37]/[.$D37]" office:value-type="float" office:value="1" calcext:value-type="float">
            <text:p>1,00</text:p>
          </table:table-cell>
          <table:table-cell table:style-name="ce134" table:formula="of:=[.F37]/[.$D37]" office:value-type="float" office:value="1.2" calcext:value-type="float">
            <text:p>1,20</text:p>
          </table:table-cell>
          <table:table-cell table:formula="of:=[.I37]/[.H37]" office:value-type="float" office:value="1.2" calcext:value-type="float">
            <text:p>1,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t32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38])=LEFT([.C38])" office:value-type="boolean" office:boolean-value="true" calcext:value-type="boolean">
            <text:p>SANT</text:p>
          </table:table-cell>
          <table:table-cell table:style-name="ce39" table:formula="of:=[.E38]/[.$D38]" office:value-type="float" office:value="1" calcext:value-type="float">
            <text:p>1,00</text:p>
          </table:table-cell>
          <table:table-cell table:style-name="ce135" table:formula="of:=[.F38]/[.$D38]" office:value-type="float" office:value="1" calcext:value-type="float">
            <text:p>1,00</text:p>
          </table:table-cell>
          <table:table-cell table:formula="of:=[.I38]/[.H38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t8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39])=LEFT([.C39])" office:value-type="boolean" office:boolean-value="true" calcext:value-type="boolean">
            <text:p>SANT</text:p>
          </table:table-cell>
          <table:table-cell table:style-name="ce40" table:formula="of:=[.E39]/[.$D39]" office:value-type="float" office:value="1" calcext:value-type="float">
            <text:p>1,00</text:p>
          </table:table-cell>
          <table:table-cell table:style-name="ce136" table:formula="of:=[.F39]/[.$D39]" office:value-type="float" office:value="1" calcext:value-type="float">
            <text:p>1,00</text:p>
          </table:table-cell>
          <table:table-cell table:formula="of:=[.I39]/[.H3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32</text:p>
          </table:table-cell>
          <table:table-cell table:number-columns-repeated="3" office:value-type="float" office:value="0.04" calcext:value-type="float">
            <text:p>0,04</text:p>
          </table:table-cell>
          <table:table-cell table:style-name="ce2" table:formula="of:=LEFT([.B40])=LEFT([.C40])" office:value-type="boolean" office:boolean-value="false" calcext:value-type="boolean">
            <text:p>FALSKT</text:p>
          </table:table-cell>
          <table:table-cell table:style-name="ce41" table:formula="of:=[.E40]/[.$D40]" office:value-type="float" office:value="1" calcext:value-type="float">
            <text:p>1,00</text:p>
          </table:table-cell>
          <table:table-cell table:style-name="ce137" table:formula="of:=[.F40]/[.$D40]" office:value-type="float" office:value="1" calcext:value-type="float">
            <text:p>1,00</text:p>
          </table:table-cell>
          <table:table-cell table:formula="of:=[.I40]/[.H4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8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style-name="ce2" table:formula="of:=LEFT([.B41])=LEFT([.C41])" office:value-type="boolean" office:boolean-value="false" calcext:value-type="boolean">
            <text:p>FALSKT</text:p>
          </table:table-cell>
          <table:table-cell table:style-name="ce42" table:formula="of:=[.E41]/[.$D41]" office:value-type="float" office:value="4.4" calcext:value-type="float">
            <text:p>4,40</text:p>
          </table:table-cell>
          <table:table-cell table:style-name="ce138" table:formula="of:=[.F41]/[.$D41]" office:value-type="float" office:value="4.6" calcext:value-type="float">
            <text:p>4,60</text:p>
          </table:table-cell>
          <table:table-cell table:formula="of:=[.I41]/[.H41]" office:value-type="float" office:value="1.04545454545455" calcext:value-type="float">
            <text:p>1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table:style-name="ce2" table:formula="of:=LEFT([.B42])=LEFT([.C42])" office:value-type="boolean" office:boolean-value="false" calcext:value-type="boolean">
            <text:p>FALSKT</text:p>
          </table:table-cell>
          <table:table-cell table:style-name="ce43" table:formula="of:=[.E42]/[.$D42]" office:value-type="float" office:value="4.66666666666667" calcext:value-type="float">
            <text:p>4,67</text:p>
          </table:table-cell>
          <table:table-cell table:style-name="ce139" table:formula="of:=[.F42]/[.$D42]" office:value-type="float" office:value="1.33333333333333" calcext:value-type="float">
            <text:p>1,33</text:p>
          </table:table-cell>
          <table:table-cell table:formula="of:=[.I42]/[.H42]" office:value-type="float" office:value="0.285714285714286" calcext:value-type="float">
            <text:p>0,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8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table:style-name="ce2" table:formula="of:=LEFT([.B43])=LEFT([.C43])" office:value-type="boolean" office:boolean-value="false" calcext:value-type="boolean">
            <text:p>FALSKT</text:p>
          </table:table-cell>
          <table:table-cell table:style-name="ce44" table:formula="of:=[.E43]/[.$D43]" office:value-type="float" office:value="1.33333333333333" calcext:value-type="float">
            <text:p>1,33</text:p>
          </table:table-cell>
          <table:table-cell table:style-name="ce140" table:formula="of:=[.F43]/[.$D43]" office:value-type="float" office:value="1.33333333333333" calcext:value-type="float">
            <text:p>1,33</text:p>
          </table:table-cell>
          <table:table-cell table:formula="of:=[.I43]/[.H4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int3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table:formula="of:=LEFT([.B44])=LEFT([.C44])" office:value-type="boolean" office:boolean-value="true" calcext:value-type="boolean">
            <text:p>SANT</text:p>
          </table:table-cell>
          <table:table-cell table:style-name="ce45" table:formula="of:=[.E44]/[.$D44]" office:value-type="float" office:value="1" calcext:value-type="float">
            <text:p>1,00</text:p>
          </table:table-cell>
          <table:table-cell table:style-name="ce141" table:formula="of:=[.F44]/[.$D44]" office:value-type="float" office:value="1.33333333333333" calcext:value-type="float">
            <text:p>1,33</text:p>
          </table:table-cell>
          <table:table-cell table:formula="of:=[.I44]/[.H44]" office:value-type="float" office:value="1.33333333333333" calcext:value-type="float">
            <text:p>1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int8</text:p>
          </table:table-cell>
          <table:table-cell table:number-columns-repeated="3" office:value-type="float" office:value="0.03" calcext:value-type="float">
            <text:p>0,03</text:p>
          </table:table-cell>
          <table:table-cell table:style-name="ce2" table:formula="of:=LEFT([.B45])=LEFT([.C45])" office:value-type="boolean" office:boolean-value="true" calcext:value-type="boolean">
            <text:p>SANT</text:p>
          </table:table-cell>
          <table:table-cell table:style-name="ce46" table:formula="of:=[.E45]/[.$D45]" office:value-type="float" office:value="1" calcext:value-type="float">
            <text:p>1,00</text:p>
          </table:table-cell>
          <table:table-cell table:style-name="ce142" table:formula="of:=[.F45]/[.$D45]" office:value-type="float" office:value="1" calcext:value-type="float">
            <text:p>1,00</text:p>
          </table:table-cell>
          <table:table-cell table:formula="of:=[.I45]/[.H4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3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2" table:formula="of:=LEFT([.B46])=LEFT([.C46])" office:value-type="boolean" office:boolean-value="false" calcext:value-type="boolean">
            <text:p>FALSKT</text:p>
          </table:table-cell>
          <table:table-cell table:style-name="ce47" table:formula="of:=[.E46]/[.$D46]" office:value-type="float" office:value="0.8" calcext:value-type="float">
            <text:p>0,80</text:p>
          </table:table-cell>
          <table:table-cell table:style-name="ce143" table:formula="of:=[.F46]/[.$D46]" office:value-type="float" office:value="1" calcext:value-type="float">
            <text:p>1,00</text:p>
          </table:table-cell>
          <table:table-cell table:formula="of:=[.I46]/[.H46]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8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style-name="ce2" table:formula="of:=LEFT([.B47])=LEFT([.C47])" office:value-type="boolean" office:boolean-value="false" calcext:value-type="boolean">
            <text:p>FALSKT</text:p>
          </table:table-cell>
          <table:table-cell table:style-name="ce48" table:formula="of:=[.E47]/[.$D47]" office:value-type="float" office:value="0.8" calcext:value-type="float">
            <text:p>0,80</text:p>
          </table:table-cell>
          <table:table-cell table:style-name="ce144" table:formula="of:=[.F47]/[.$D47]" office:value-type="float" office:value="3.4" calcext:value-type="float">
            <text:p>3,40</text:p>
          </table:table-cell>
          <table:table-cell table:formula="of:=[.I47]/[.H47]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uint3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2" table:formula="of:=LEFT([.B48])=LEFT([.C48])" office:value-type="boolean" office:boolean-value="true" calcext:value-type="boolean">
            <text:p>SANT</text:p>
          </table:table-cell>
          <table:table-cell table:style-name="ce49" table:formula="of:=[.E48]/[.$D48]" office:value-type="float" office:value="1.33333333333333" calcext:value-type="float">
            <text:p>1,33</text:p>
          </table:table-cell>
          <table:table-cell table:style-name="ce145" table:formula="of:=[.F48]/[.$D48]" office:value-type="float" office:value="1" calcext:value-type="float">
            <text:p>1,00</text:p>
          </table:table-cell>
          <table:table-cell table:formula="of:=[.I48]/[.H48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int8</text:p>
          </table:table-cell>
          <table:table-cell table:number-columns-repeated="3" office:value-type="float" office:value="0.03" calcext:value-type="float">
            <text:p>0,03</text:p>
          </table:table-cell>
          <table:table-cell table:style-name="ce2" table:formula="of:=LEFT([.B49])=LEFT([.C49])" office:value-type="boolean" office:boolean-value="true" calcext:value-type="boolean">
            <text:p>SANT</text:p>
          </table:table-cell>
          <table:table-cell table:style-name="ce50" table:formula="of:=[.E49]/[.$D49]" office:value-type="float" office:value="1" calcext:value-type="float">
            <text:p>1,00</text:p>
          </table:table-cell>
          <table:table-cell table:style-name="ce146" table:formula="of:=[.F49]/[.$D49]" office:value-type="float" office:value="1" calcext:value-type="float">
            <text:p>1,00</text:p>
          </table:table-cell>
          <table:table-cell table:formula="of:=[.I49]/[.H4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t3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50])=LEFT([.C50])" office:value-type="boolean" office:boolean-value="true" calcext:value-type="boolean">
            <text:p>SANT</text:p>
          </table:table-cell>
          <table:table-cell table:style-name="ce51" table:formula="of:=[.E50]/[.$D50]" office:value-type="float" office:value="1" calcext:value-type="float">
            <text:p>1,00</text:p>
          </table:table-cell>
          <table:table-cell table:style-name="ce147" table:formula="of:=[.F50]/[.$D50]" office:value-type="float" office:value="1" calcext:value-type="float">
            <text:p>1,00</text:p>
          </table:table-cell>
          <table:table-cell table:formula="of:=[.I50]/[.H5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t8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51])=LEFT([.C51])" office:value-type="boolean" office:boolean-value="true" calcext:value-type="boolean">
            <text:p>SANT</text:p>
          </table:table-cell>
          <table:table-cell table:style-name="ce52" table:formula="of:=[.E51]/[.$D51]" office:value-type="float" office:value="1" calcext:value-type="float">
            <text:p>1,00</text:p>
          </table:table-cell>
          <table:table-cell table:style-name="ce148" table:formula="of:=[.F51]/[.$D51]" office:value-type="float" office:value="1" calcext:value-type="float">
            <text:p>1,00</text:p>
          </table:table-cell>
          <table:table-cell table:formula="of:=[.I51]/[.H5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32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table:style-name="ce2" table:formula="of:=LEFT([.B52])=LEFT([.C52])" office:value-type="boolean" office:boolean-value="false" calcext:value-type="boolean">
            <text:p>FALSKT</text:p>
          </table:table-cell>
          <table:table-cell table:style-name="ce53" table:formula="of:=[.E52]/[.$D52]" office:value-type="float" office:value="11" calcext:value-type="float">
            <text:p>11,00</text:p>
          </table:table-cell>
          <table:table-cell table:style-name="ce149" table:formula="of:=[.F52]/[.$D52]" office:value-type="float" office:value="1" calcext:value-type="float">
            <text:p>1,00</text:p>
          </table:table-cell>
          <table:table-cell table:formula="of:=[.I52]/[.H52]" office:value-type="float" office:value="0.0909090909090909" calcext:value-type="float">
            <text:p>0,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table:style-name="ce2" table:formula="of:=LEFT([.B53])=LEFT([.C53])" office:value-type="boolean" office:boolean-value="false" calcext:value-type="boolean">
            <text:p>FALSKT</text:p>
          </table:table-cell>
          <table:table-cell table:style-name="ce54" table:formula="of:=[.E53]/[.$D53]" office:value-type="float" office:value="2" calcext:value-type="float">
            <text:p>2,00</text:p>
          </table:table-cell>
          <table:table-cell table:style-name="ce150" table:formula="of:=[.F53]/[.$D53]" office:value-type="float" office:value="2" calcext:value-type="float">
            <text:p>2,00</text:p>
          </table:table-cell>
          <table:table-cell table:formula="of:=[.I53]/[.H53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t3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54])=LEFT([.C54])" office:value-type="boolean" office:boolean-value="true" calcext:value-type="boolean">
            <text:p>SANT</text:p>
          </table:table-cell>
          <table:table-cell table:style-name="ce55" table:formula="of:=[.E54]/[.$D54]" office:value-type="float" office:value="1" calcext:value-type="float">
            <text:p>1,00</text:p>
          </table:table-cell>
          <table:table-cell table:style-name="ce151" table:formula="of:=[.F54]/[.$D54]" office:value-type="float" office:value="1" calcext:value-type="float">
            <text:p>1,00</text:p>
          </table:table-cell>
          <table:table-cell table:formula="of:=[.I54]/[.H5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t8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55])=LEFT([.C55])" office:value-type="boolean" office:boolean-value="true" calcext:value-type="boolean">
            <text:p>SANT</text:p>
          </table:table-cell>
          <table:table-cell table:style-name="ce56" table:formula="of:=[.E55]/[.$D55]" office:value-type="float" office:value="1" calcext:value-type="float">
            <text:p>1,00</text:p>
          </table:table-cell>
          <table:table-cell table:style-name="ce152" table:formula="of:=[.F55]/[.$D55]" office:value-type="float" office:value="1" calcext:value-type="float">
            <text:p>1,00</text:p>
          </table:table-cell>
          <table:table-cell table:formula="of:=[.I55]/[.H55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3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56])=LEFT([.C56])" office:value-type="boolean" office:boolean-value="false" calcext:value-type="boolean">
            <text:p>FALSKT</text:p>
          </table:table-cell>
          <table:table-cell table:style-name="ce57" table:formula="of:=[.E56]/[.$D56]" office:value-type="float" office:value="1" calcext:value-type="float">
            <text:p>1,00</text:p>
          </table:table-cell>
          <table:table-cell table:style-name="ce153" table:formula="of:=[.F56]/[.$D56]" office:value-type="float" office:value="1" calcext:value-type="float">
            <text:p>1,00</text:p>
          </table:table-cell>
          <table:table-cell table:formula="of:=[.I56]/[.H56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8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style-name="ce2" table:formula="of:=LEFT([.B57])=LEFT([.C57])" office:value-type="boolean" office:boolean-value="false" calcext:value-type="boolean">
            <text:p>FALSKT</text:p>
          </table:table-cell>
          <table:table-cell table:style-name="ce58" table:formula="of:=[.E57]/[.$D57]" office:value-type="float" office:value="1.5" calcext:value-type="float">
            <text:p>1,50</text:p>
          </table:table-cell>
          <table:table-cell table:style-name="ce154" table:formula="of:=[.F57]/[.$D57]" office:value-type="float" office:value="10.5" calcext:value-type="float">
            <text:p>10,50</text:p>
          </table:table-cell>
          <table:table-cell table:formula="of:=[.I57]/[.H57]" office:value-type="float" office:value="7" calcext:value-type="float">
            <text:p>7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32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style-name="ce2" table:formula="of:=LEFT([.B58])=LEFT([.C58])" office:value-type="boolean" office:boolean-value="false" calcext:value-type="boolean">
            <text:p>FALSKT</text:p>
          </table:table-cell>
          <table:table-cell table:style-name="ce59" table:formula="of:=[.E58]/[.$D58]" office:value-type="float" office:value="3.5" calcext:value-type="float">
            <text:p>3,50</text:p>
          </table:table-cell>
          <table:table-cell table:style-name="ce155" table:formula="of:=[.F58]/[.$D58]" office:value-type="float" office:value="2" calcext:value-type="float">
            <text:p>2,00</text:p>
          </table:table-cell>
          <table:table-cell table:formula="of:=[.I58]/[.H58]" office:value-type="float" office:value="0.571428571428571" calcext:value-type="float">
            <text:p>0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8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table:style-name="ce2" table:formula="of:=LEFT([.B59])=LEFT([.C59])" office:value-type="boolean" office:boolean-value="false" calcext:value-type="boolean">
            <text:p>FALSKT</text:p>
          </table:table-cell>
          <table:table-cell table:style-name="ce60" table:formula="of:=[.E59]/[.$D59]" office:value-type="float" office:value="1.33333333333333" calcext:value-type="float">
            <text:p>1,33</text:p>
          </table:table-cell>
          <table:table-cell table:style-name="ce156" table:formula="of:=[.F59]/[.$D59]" office:value-type="float" office:value="1.33333333333333" calcext:value-type="float">
            <text:p>1,33</text:p>
          </table:table-cell>
          <table:table-cell table:formula="of:=[.I59]/[.H5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int3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60])=LEFT([.C60])" office:value-type="boolean" office:boolean-value="true" calcext:value-type="boolean">
            <text:p>SANT</text:p>
          </table:table-cell>
          <table:table-cell table:style-name="ce61" table:formula="of:=[.E60]/[.$D60]" office:value-type="float" office:value="1" calcext:value-type="float">
            <text:p>1,00</text:p>
          </table:table-cell>
          <table:table-cell table:style-name="ce157" table:formula="of:=[.F60]/[.$D60]" office:value-type="float" office:value="1" calcext:value-type="float">
            <text:p>1,00</text:p>
          </table:table-cell>
          <table:table-cell table:formula="of:=[.I60]/[.H60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int8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style-name="ce2" table:formula="of:=LEFT([.B61])=LEFT([.C61])" office:value-type="boolean" office:boolean-value="true" calcext:value-type="boolean">
            <text:p>SANT</text:p>
          </table:table-cell>
          <table:table-cell table:style-name="ce62" table:formula="of:=[.E61]/[.$D61]" office:value-type="float" office:value="0.666666666666667" calcext:value-type="float">
            <text:p>0,67</text:p>
          </table:table-cell>
          <table:table-cell table:style-name="ce158" table:formula="of:=[.F61]/[.$D61]" office:value-type="float" office:value="0.666666666666667" calcext:value-type="float">
            <text:p>0,67</text:p>
          </table:table-cell>
          <table:table-cell table:formula="of:=[.I61]/[.H6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3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2" table:formula="of:=LEFT([.B62])=LEFT([.C62])" office:value-type="boolean" office:boolean-value="false" calcext:value-type="boolean">
            <text:p>FALSKT</text:p>
          </table:table-cell>
          <table:table-cell table:style-name="ce63" table:formula="of:=[.E62]/[.$D62]" office:value-type="float" office:value="2" calcext:value-type="float">
            <text:p>2,00</text:p>
          </table:table-cell>
          <table:table-cell table:style-name="ce159" table:formula="of:=[.F62]/[.$D62]" office:value-type="float" office:value="2.5" calcext:value-type="float">
            <text:p>2,50</text:p>
          </table:table-cell>
          <table:table-cell table:formula="of:=[.I62]/[.H62]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style-name="ce2" table:formula="of:=LEFT([.B63])=LEFT([.C63])" office:value-type="boolean" office:boolean-value="false" calcext:value-type="boolean">
            <text:p>FALSKT</text:p>
          </table:table-cell>
          <table:table-cell table:style-name="ce64" table:formula="of:=[.E63]/[.$D63]" office:value-type="float" office:value="2" calcext:value-type="float">
            <text:p>2,00</text:p>
          </table:table-cell>
          <table:table-cell table:style-name="ce160" table:formula="of:=[.F63]/[.$D63]" office:value-type="float" office:value="8" calcext:value-type="float">
            <text:p>8,00</text:p>
          </table:table-cell>
          <table:table-cell table:formula="of:=[.I63]/[.H63]" office:value-type="float" office:value="4" calcext:value-type="float">
            <text:p>4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uint3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64])=LEFT([.C64])" office:value-type="boolean" office:boolean-value="true" calcext:value-type="boolean">
            <text:p>SANT</text:p>
          </table:table-cell>
          <table:table-cell table:style-name="ce65" table:formula="of:=[.E64]/[.$D64]" office:value-type="float" office:value="1" calcext:value-type="float">
            <text:p>1,00</text:p>
          </table:table-cell>
          <table:table-cell table:style-name="ce161" table:formula="of:=[.F64]/[.$D64]" office:value-type="float" office:value="1" calcext:value-type="float">
            <text:p>1,00</text:p>
          </table:table-cell>
          <table:table-cell table:formula="of:=[.I64]/[.H6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int8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2" table:formula="of:=LEFT([.B65])=LEFT([.C65])" office:value-type="boolean" office:boolean-value="true" calcext:value-type="boolean">
            <text:p>SANT</text:p>
          </table:table-cell>
          <table:table-cell table:style-name="ce66" table:formula="of:=[.E65]/[.$D65]" office:value-type="float" office:value="1" calcext:value-type="float">
            <text:p>1,00</text:p>
          </table:table-cell>
          <table:table-cell table:style-name="ce162" table:formula="of:=[.F65]/[.$D65]" office:value-type="float" office:value="1" calcext:value-type="float">
            <text:p>1,00</text:p>
          </table:table-cell>
          <table:table-cell table:formula="of:=[.I65]/[.H65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int32</text:p>
          </table:table-cell>
          <table:table-cell table:number-columns-repeated="3" office:value-type="float" office:value="0.22" calcext:value-type="float">
            <text:p>0,22</text:p>
          </table:table-cell>
          <table:table-cell table:style-name="ce2" table:formula="of:=LEFT([.B66])=LEFT([.C66])" office:value-type="boolean" office:boolean-value="true" calcext:value-type="boolean">
            <text:p>SANT</text:p>
          </table:table-cell>
          <table:table-cell table:style-name="ce67" table:formula="of:=[.E66]/[.$D66]" office:value-type="float" office:value="1" calcext:value-type="float">
            <text:p>1,00</text:p>
          </table:table-cell>
          <table:table-cell table:style-name="ce163" table:formula="of:=[.F66]/[.$D66]" office:value-type="float" office:value="1" calcext:value-type="float">
            <text:p>1,00</text:p>
          </table:table-cell>
          <table:table-cell table:formula="of:=[.I66]/[.H66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t8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table:style-name="ce2" table:formula="of:=LEFT([.B67])=LEFT([.C67])" office:value-type="boolean" office:boolean-value="true" calcext:value-type="boolean">
            <text:p>SANT</text:p>
          </table:table-cell>
          <table:table-cell table:style-name="ce68" table:formula="of:=[.E67]/[.$D67]" office:value-type="float" office:value="4.33333333333333" calcext:value-type="float">
            <text:p>4,33</text:p>
          </table:table-cell>
          <table:table-cell table:style-name="ce164" table:formula="of:=[.F67]/[.$D67]" office:value-type="float" office:value="6.66666666666667" calcext:value-type="float">
            <text:p>6,67</text:p>
          </table:table-cell>
          <table:table-cell table:formula="of:=[.I67]/[.H67]" office:value-type="float" office:value="1.53846153846154" calcext:value-type="float">
            <text:p>1,5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32</text:p>
          </table:table-cell>
          <table:table-cell office:value-type="float" office:value="0.22" calcext:value-type="float">
            <text:p>0,22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table:style-name="ce2" table:formula="of:=LEFT([.B68])=LEFT([.C68])" office:value-type="boolean" office:boolean-value="false" calcext:value-type="boolean">
            <text:p>FALSKT</text:p>
          </table:table-cell>
          <table:table-cell table:style-name="ce69" table:formula="of:=[.E68]/[.$D68]" office:value-type="float" office:value="2.13636363636364" calcext:value-type="float">
            <text:p>2,14</text:p>
          </table:table-cell>
          <table:table-cell table:style-name="ce165" table:formula="of:=[.F68]/[.$D68]" office:value-type="float" office:value="2.22727272727273" calcext:value-type="float">
            <text:p>2,23</text:p>
          </table:table-cell>
          <table:table-cell table:formula="of:=[.I68]/[.H68]" office:value-type="float" office:value="1.04255319148936" calcext:value-type="float">
            <text:p>1,0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8</text:p>
          </table:table-cell>
          <table:table-cell office:value-type="float" office:value="0.04" calcext:value-type="float">
            <text:p>0,04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table:style-name="ce2" table:formula="of:=LEFT([.B69])=LEFT([.C69])" office:value-type="boolean" office:boolean-value="false" calcext:value-type="boolean">
            <text:p>FALSKT</text:p>
          </table:table-cell>
          <table:table-cell table:style-name="ce70" table:formula="of:=[.E69]/[.$D69]" office:value-type="float" office:value="7.25" calcext:value-type="float">
            <text:p>7,25</text:p>
          </table:table-cell>
          <table:table-cell table:style-name="ce166" table:formula="of:=[.F69]/[.$D69]" office:value-type="float" office:value="9.25" calcext:value-type="float">
            <text:p>9,25</text:p>
          </table:table-cell>
          <table:table-cell table:formula="of:=[.I69]/[.H69]" office:value-type="float" office:value="1.27586206896552" calcext:value-type="float">
            <text:p>1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t3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style-name="ce2" table:formula="of:=LEFT([.B70])=LEFT([.C70])" office:value-type="boolean" office:boolean-value="true" calcext:value-type="boolean">
            <text:p>SANT</text:p>
          </table:table-cell>
          <table:table-cell table:style-name="ce71" table:formula="of:=[.E70]/[.$D70]" office:value-type="float" office:value="2.6" calcext:value-type="float">
            <text:p>2,60</text:p>
          </table:table-cell>
          <table:table-cell table:style-name="ce167" table:formula="of:=[.F70]/[.$D70]" office:value-type="float" office:value="3.6" calcext:value-type="float">
            <text:p>3,60</text:p>
          </table:table-cell>
          <table:table-cell table:formula="of:=[.I70]/[.H70]" office:value-type="float" office:value="1.38461538461538" calcext:value-type="float">
            <text:p>1,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int8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0</text:p>
          </table:table-cell>
          <table:table-cell office:value-type="float" office:value="0.21" calcext:value-type="float">
            <text:p>0,21</text:p>
          </table:table-cell>
          <table:table-cell table:style-name="ce2" table:formula="of:=LEFT([.B71])=LEFT([.C71])" office:value-type="boolean" office:boolean-value="true" calcext:value-type="boolean">
            <text:p>SANT</text:p>
          </table:table-cell>
          <table:table-cell table:style-name="ce72" table:formula="of:=[.E71]/[.$D71]" office:value-type="float" office:value="0.952380952380952" calcext:value-type="float">
            <text:p>0,95</text:p>
          </table:table-cell>
          <table:table-cell table:style-name="ce168" table:formula="of:=[.F71]/[.$D71]" office:value-type="float" office:value="1" calcext:value-type="float">
            <text:p>1,00</text:p>
          </table:table-cell>
          <table:table-cell table:formula="of:=[.I71]/[.H71]"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32</text:p>
          </table:table-cell>
          <table:table-cell office:value-type="float" office:value="0.05" calcext:value-type="float">
            <text:p>0,05</text:p>
          </table:table-cell>
          <table:table-cell office:value-type="float" office:value="0.26" calcext:value-type="float">
            <text:p>0,26</text:p>
          </table:table-cell>
          <table:table-cell office:value-type="float" office:value="0.31" calcext:value-type="float">
            <text:p>0,31</text:p>
          </table:table-cell>
          <table:table-cell table:style-name="ce2" table:formula="of:=LEFT([.B72])=LEFT([.C72])" office:value-type="boolean" office:boolean-value="false" calcext:value-type="boolean">
            <text:p>FALSKT</text:p>
          </table:table-cell>
          <table:table-cell table:style-name="ce73" table:formula="of:=[.E72]/[.$D72]" office:value-type="float" office:value="5.2" calcext:value-type="float">
            <text:p>5,20</text:p>
          </table:table-cell>
          <table:table-cell table:style-name="ce169" table:formula="of:=[.F72]/[.$D72]" office:value-type="float" office:value="6.2" calcext:value-type="float">
            <text:p>6,20</text:p>
          </table:table-cell>
          <table:table-cell table:formula="of:=[.I72]/[.H72]" office:value-type="float" office:value="1.19230769230769" calcext:value-type="float">
            <text:p>1,1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8</text:p>
          </table:table-cell>
          <table:table-cell office:value-type="float" office:value="0.2" calcext:value-type="float">
            <text:p>0,20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table:style-name="ce2" table:formula="of:=LEFT([.B73])=LEFT([.C73])" office:value-type="boolean" office:boolean-value="false" calcext:value-type="boolean">
            <text:p>FALSKT</text:p>
          </table:table-cell>
          <table:table-cell table:style-name="ce74" table:formula="of:=[.E73]/[.$D73]" office:value-type="float" office:value="2.4" calcext:value-type="float">
            <text:p>2,40</text:p>
          </table:table-cell>
          <table:table-cell table:style-name="ce170" table:formula="of:=[.F73]/[.$D73]" office:value-type="float" office:value="2.6" calcext:value-type="float">
            <text:p>2,60</text:p>
          </table:table-cell>
          <table:table-cell table:formula="of:=[.I73]/[.H73]" office:value-type="float" office:value="1.08333333333333" calcext:value-type="float">
            <text:p>1,0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32</text:p>
          </table:table-cell>
          <table:table-cell office:value-type="float" office:value="0.12" calcext:value-type="float">
            <text:p>0,12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table:style-name="ce2" table:formula="of:=LEFT([.B74])=LEFT([.C74])" office:value-type="boolean" office:boolean-value="false" calcext:value-type="boolean">
            <text:p>FALSKT</text:p>
          </table:table-cell>
          <table:table-cell table:style-name="ce75" table:formula="of:=[.E74]/[.$D74]" office:value-type="float" office:value="3.16666666666667" calcext:value-type="float">
            <text:p>3,17</text:p>
          </table:table-cell>
          <table:table-cell table:style-name="ce171" table:formula="of:=[.F74]/[.$D74]" office:value-type="float" office:value="3.08333333333333" calcext:value-type="float">
            <text:p>3,08</text:p>
          </table:table-cell>
          <table:table-cell table:formula="of:=[.I74]/[.H74]" office:value-type="float" office:value="0.973684210526316" calcext:value-type="float">
            <text:p>0,9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8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26" calcext:value-type="float">
            <text:p>0,26</text:p>
          </table:table-cell>
          <table:table-cell table:style-name="ce2" table:formula="of:=LEFT([.B75])=LEFT([.C75])" office:value-type="boolean" office:boolean-value="false" calcext:value-type="boolean">
            <text:p>FALSKT</text:p>
          </table:table-cell>
          <table:table-cell table:style-name="ce76" table:formula="of:=[.E75]/[.$D75]" office:value-type="float" office:value="8.66666666666667" calcext:value-type="float">
            <text:p>8,67</text:p>
          </table:table-cell>
          <table:table-cell table:style-name="ce172" table:formula="of:=[.F75]/[.$D75]" office:value-type="float" office:value="8.66666666666667" calcext:value-type="float">
            <text:p>8,67</text:p>
          </table:table-cell>
          <table:table-cell table:formula="of:=[.I75]/[.H75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uint32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1" calcext:value-type="float">
            <text:p>0,21</text:p>
          </table:table-cell>
          <table:table-cell table:style-name="ce2" table:formula="of:=LEFT([.B76])=LEFT([.C76])" office:value-type="boolean" office:boolean-value="true" calcext:value-type="boolean">
            <text:p>SANT</text:p>
          </table:table-cell>
          <table:table-cell table:style-name="ce77" table:formula="of:=[.E76]/[.$D76]" office:value-type="float" office:value="0.875" calcext:value-type="float">
            <text:p>0,88</text:p>
          </table:table-cell>
          <table:table-cell table:style-name="ce173" table:formula="of:=[.F76]/[.$D76]" office:value-type="float" office:value="0.875" calcext:value-type="float">
            <text:p>0,88</text:p>
          </table:table-cell>
          <table:table-cell table:formula="of:=[.I76]/[.H76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int8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style-name="ce2" table:formula="of:=LEFT([.B77])=LEFT([.C77])" office:value-type="boolean" office:boolean-value="true" calcext:value-type="boolean">
            <text:p>SANT</text:p>
          </table:table-cell>
          <table:table-cell table:style-name="ce78" table:formula="of:=[.E77]/[.$D77]" office:value-type="float" office:value="4.33333333333333" calcext:value-type="float">
            <text:p>4,33</text:p>
          </table:table-cell>
          <table:table-cell table:style-name="ce174" table:formula="of:=[.F77]/[.$D77]" office:value-type="float" office:value="6" calcext:value-type="float">
            <text:p>6,00</text:p>
          </table:table-cell>
          <table:table-cell table:formula="of:=[.I77]/[.H77]" office:value-type="float" office:value="1.38461538461538" calcext:value-type="float">
            <text:p>1,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32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0</text:p>
          </table:table-cell>
          <table:table-cell office:value-type="float" office:value="0.36" calcext:value-type="float">
            <text:p>0,36</text:p>
          </table:table-cell>
          <table:table-cell table:style-name="ce2" table:formula="of:=LEFT([.B78])=LEFT([.C78])" office:value-type="boolean" office:boolean-value="false" calcext:value-type="boolean">
            <text:p>FALSKT</text:p>
          </table:table-cell>
          <table:table-cell table:style-name="ce79" table:formula="of:=[.E78]/[.$D78]" office:value-type="float" office:value="6" calcext:value-type="float">
            <text:p>6,00</text:p>
          </table:table-cell>
          <table:table-cell table:style-name="ce175" table:formula="of:=[.F78]/[.$D78]" office:value-type="float" office:value="7.2" calcext:value-type="float">
            <text:p>7,20</text:p>
          </table:table-cell>
          <table:table-cell table:formula="of:=[.I78]/[.H78]"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8" calcext:value-type="float">
            <text:p>0,38</text:p>
          </table:table-cell>
          <table:table-cell office:value-type="float" office:value="0.41" calcext:value-type="float">
            <text:p>0,41</text:p>
          </table:table-cell>
          <table:table-cell table:style-name="ce2" table:formula="of:=LEFT([.B79])=LEFT([.C79])" office:value-type="boolean" office:boolean-value="false" calcext:value-type="boolean">
            <text:p>FALSKT</text:p>
          </table:table-cell>
          <table:table-cell table:style-name="ce80" table:formula="of:=[.E79]/[.$D79]" office:value-type="float" office:value="3.16666666666667" calcext:value-type="float">
            <text:p>3,17</text:p>
          </table:table-cell>
          <table:table-cell table:style-name="ce176" table:formula="of:=[.F79]/[.$D79]" office:value-type="float" office:value="3.41666666666667" calcext:value-type="float">
            <text:p>3,42</text:p>
          </table:table-cell>
          <table:table-cell table:formula="of:=[.I79]/[.H79]" office:value-type="float" office:value="1.07894736842105" calcext:value-type="float">
            <text:p>1,0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uint32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style-name="ce2" table:formula="of:=LEFT([.B80])=LEFT([.C80])" office:value-type="boolean" office:boolean-value="true" calcext:value-type="boolean">
            <text:p>SANT</text:p>
          </table:table-cell>
          <table:table-cell table:style-name="ce81" table:formula="of:=[.E80]/[.$D80]" office:value-type="float" office:value="3.25" calcext:value-type="float">
            <text:p>3,25</text:p>
          </table:table-cell>
          <table:table-cell table:style-name="ce177" table:formula="of:=[.F80]/[.$D80]" office:value-type="float" office:value="4.5" calcext:value-type="float">
            <text:p>4,50</text:p>
          </table:table-cell>
          <table:table-cell table:formula="of:=[.I80]/[.H80]" office:value-type="float" office:value="1.38461538461538" calcext:value-type="float">
            <text:p>1,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uint8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1" calcext:value-type="float">
            <text:p>0,21</text:p>
          </table:table-cell>
          <table:table-cell table:style-name="ce2" table:formula="of:=LEFT([.B81])=LEFT([.C81])" office:value-type="boolean" office:boolean-value="true" calcext:value-type="boolean">
            <text:p>SANT</text:p>
          </table:table-cell>
          <table:table-cell table:style-name="ce82" table:formula="of:=[.E81]/[.$D81]" office:value-type="float" office:value="0.954545454545455" calcext:value-type="float">
            <text:p>0,95</text:p>
          </table:table-cell>
          <table:table-cell table:style-name="ce178" table:formula="of:=[.F81]/[.$D81]" office:value-type="float" office:value="0.954545454545455" calcext:value-type="float">
            <text:p>0,95</text:p>
          </table:table-cell>
          <table:table-cell table:formula="of:=[.I81]/[.H81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nt3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1" calcext:value-type="float">
            <text:p>0,21</text:p>
          </table:table-cell>
          <table:table-cell table:style-name="ce2" table:formula="of:=LEFT([.B82])=LEFT([.C82])" office:value-type="boolean" office:boolean-value="true" calcext:value-type="boolean">
            <text:p>SANT</text:p>
          </table:table-cell>
          <table:table-cell table:style-name="ce83" table:formula="of:=[.E82]/[.$D82]" office:value-type="float" office:value="0.954545454545455" calcext:value-type="float">
            <text:p>0,95</text:p>
          </table:table-cell>
          <table:table-cell table:style-name="ce179" table:formula="of:=[.F82]/[.$D82]" office:value-type="float" office:value="0.954545454545455" calcext:value-type="float">
            <text:p>0,95</text:p>
          </table:table-cell>
          <table:table-cell table:formula="of:=[.I82]/[.H82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t8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83])=LEFT([.C83])" office:value-type="boolean" office:boolean-value="true" calcext:value-type="boolean">
            <text:p>SANT</text:p>
          </table:table-cell>
          <table:table-cell table:style-name="ce84" table:formula="of:=[.E83]/[.$D83]" office:value-type="float" office:value="1" calcext:value-type="float">
            <text:p>1,00</text:p>
          </table:table-cell>
          <table:table-cell table:style-name="ce180" table:formula="of:=[.F83]/[.$D83]" office:value-type="float" office:value="1" calcext:value-type="float">
            <text:p>1,00</text:p>
          </table:table-cell>
          <table:table-cell table:formula="of:=[.I83]/[.H8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32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0</text:p>
          </table:table-cell>
          <table:table-cell office:value-type="float" office:value="0.26" calcext:value-type="float">
            <text:p>0,26</text:p>
          </table:table-cell>
          <table:table-cell table:style-name="ce2" table:formula="of:=LEFT([.B84])=LEFT([.C84])" office:value-type="boolean" office:boolean-value="false" calcext:value-type="boolean">
            <text:p>FALSKT</text:p>
          </table:table-cell>
          <table:table-cell table:style-name="ce85" table:formula="of:=[.E84]/[.$D84]" office:value-type="float" office:value="1.42857142857143" calcext:value-type="float">
            <text:p>1,43</text:p>
          </table:table-cell>
          <table:table-cell table:style-name="ce181" table:formula="of:=[.F84]/[.$D84]" office:value-type="float" office:value="1.23809523809524" calcext:value-type="float">
            <text:p>1,24</text:p>
          </table:table-cell>
          <table:table-cell table:formula="of:=[.I84]/[.H84]" office:value-type="float" office:value="0.866666666666667" calcext:value-type="float">
            <text:p>0,8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style-name="ce2" table:formula="of:=LEFT([.B85])=LEFT([.C85])" office:value-type="boolean" office:boolean-value="false" calcext:value-type="boolean">
            <text:p>FALSKT</text:p>
          </table:table-cell>
          <table:table-cell table:style-name="ce86" table:formula="of:=[.E85]/[.$D85]" office:value-type="float" office:value="1" calcext:value-type="float">
            <text:p>1,00</text:p>
          </table:table-cell>
          <table:table-cell table:style-name="ce182" table:formula="of:=[.F85]/[.$D85]" office:value-type="float" office:value="1.6" calcext:value-type="float">
            <text:p>1,60</text:p>
          </table:table-cell>
          <table:table-cell table:formula="of:=[.I85]/[.H85]" office:value-type="float" office:value="1.6" calcext:value-type="float">
            <text:p>1,6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t32</text:p>
          </table:table-cell>
          <table:table-cell table:number-columns-repeated="3" office:value-type="float" office:value="0.04" calcext:value-type="float">
            <text:p>0,04</text:p>
          </table:table-cell>
          <table:table-cell table:style-name="ce2" table:formula="of:=LEFT([.B86])=LEFT([.C86])" office:value-type="boolean" office:boolean-value="true" calcext:value-type="boolean">
            <text:p>SANT</text:p>
          </table:table-cell>
          <table:table-cell table:style-name="ce87" table:formula="of:=[.E86]/[.$D86]" office:value-type="float" office:value="1" calcext:value-type="float">
            <text:p>1,00</text:p>
          </table:table-cell>
          <table:table-cell table:style-name="ce183" table:formula="of:=[.F86]/[.$D86]" office:value-type="float" office:value="1" calcext:value-type="float">
            <text:p>1,00</text:p>
          </table:table-cell>
          <table:table-cell table:formula="of:=[.I86]/[.H86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nt8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2" calcext:value-type="float">
            <text:p>0,22</text:p>
          </table:table-cell>
          <table:table-cell table:style-name="ce2" table:formula="of:=LEFT([.B87])=LEFT([.C87])" office:value-type="boolean" office:boolean-value="true" calcext:value-type="boolean">
            <text:p>SANT</text:p>
          </table:table-cell>
          <table:table-cell table:style-name="ce88" table:formula="of:=[.E87]/[.$D87]" office:value-type="float" office:value="1.04761904761905" calcext:value-type="float">
            <text:p>1,05</text:p>
          </table:table-cell>
          <table:table-cell table:style-name="ce184" table:formula="of:=[.F87]/[.$D87]" office:value-type="float" office:value="1.04761904761905" calcext:value-type="float">
            <text:p>1,05</text:p>
          </table:table-cell>
          <table:table-cell table:formula="of:=[.I87]/[.H87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3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0</text:p>
          </table:table-cell>
          <table:table-cell office:value-type="float" office:value="0.05" calcext:value-type="float">
            <text:p>0,05</text:p>
          </table:table-cell>
          <table:table-cell table:style-name="ce2" table:formula="of:=LEFT([.B88])=LEFT([.C88])" office:value-type="boolean" office:boolean-value="false" calcext:value-type="boolean">
            <text:p>FALSKT</text:p>
          </table:table-cell>
          <table:table-cell table:style-name="ce89" table:formula="of:=[.E88]/[.$D88]" office:value-type="float" office:value="5" calcext:value-type="float">
            <text:p>5,00</text:p>
          </table:table-cell>
          <table:table-cell table:style-name="ce185" table:formula="of:=[.F88]/[.$D88]" office:value-type="float" office:value="1.25" calcext:value-type="float">
            <text:p>1,25</text:p>
          </table:table-cell>
          <table:table-cell table:formula="of:=[.I88]/[.H88]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uint8</text:p>
          </table:table-cell>
          <table:table-cell office:value-type="float" office:value="0.22" calcext:value-type="float">
            <text:p>0,22</text:p>
          </table:table-cell>
          <table:table-cell office:value-type="float" office:value="0.31" calcext:value-type="float">
            <text:p>0,31</text:p>
          </table:table-cell>
          <table:table-cell office:value-type="float" office:value="0.25" calcext:value-type="float">
            <text:p>0,25</text:p>
          </table:table-cell>
          <table:table-cell table:style-name="ce2" table:formula="of:=LEFT([.B89])=LEFT([.C89])" office:value-type="boolean" office:boolean-value="false" calcext:value-type="boolean">
            <text:p>FALSKT</text:p>
          </table:table-cell>
          <table:table-cell table:style-name="ce90" table:formula="of:=[.E89]/[.$D89]" office:value-type="float" office:value="1.40909090909091" calcext:value-type="float">
            <text:p>1,41</text:p>
          </table:table-cell>
          <table:table-cell table:style-name="ce186" table:formula="of:=[.F89]/[.$D89]" office:value-type="float" office:value="1.13636363636364" calcext:value-type="float">
            <text:p>1,14</text:p>
          </table:table-cell>
          <table:table-cell table:formula="of:=[.I89]/[.H89]" office:value-type="float" office:value="0.806451612903226" calcext:value-type="float">
            <text:p>0,8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3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4" calcext:value-type="float">
            <text:p>0,14</text:p>
          </table:table-cell>
          <table:table-cell table:style-name="ce2" table:formula="of:=LEFT([.B90])=LEFT([.C90])" office:value-type="boolean" office:boolean-value="false" calcext:value-type="boolean">
            <text:p>FALSKT</text:p>
          </table:table-cell>
          <table:table-cell table:style-name="ce91" table:formula="of:=[.E90]/[.$D90]" office:value-type="float" office:value="1.07692307692308" calcext:value-type="float">
            <text:p>1,08</text:p>
          </table:table-cell>
          <table:table-cell table:style-name="ce187" table:formula="of:=[.F90]/[.$D90]" office:value-type="float" office:value="1.07692307692308" calcext:value-type="float">
            <text:p>1,08</text:p>
          </table:table-cell>
          <table:table-cell table:formula="of:=[.I90]/[.H90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t8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style-name="ce2" table:formula="of:=LEFT([.B91])=LEFT([.C91])" office:value-type="boolean" office:boolean-value="false" calcext:value-type="boolean">
            <text:p>FALSKT</text:p>
          </table:table-cell>
          <table:table-cell table:style-name="ce92" table:formula="of:=[.E91]/[.$D91]" office:value-type="float" office:value="1.2" calcext:value-type="float">
            <text:p>1,20</text:p>
          </table:table-cell>
          <table:table-cell table:style-name="ce188" table:formula="of:=[.F91]/[.$D91]" office:value-type="float" office:value="1" calcext:value-type="float">
            <text:p>1,00</text:p>
          </table:table-cell>
          <table:table-cell table:formula="of:=[.I91]/[.H91]" office:value-type="float" office:value="0.833333333333333" calcext:value-type="float">
            <text:p>0,8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uint3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1" calcext:value-type="float">
            <text:p>0,21</text:p>
          </table:table-cell>
          <table:table-cell table:style-name="ce2" table:formula="of:=LEFT([.B92])=LEFT([.C92])" office:value-type="boolean" office:boolean-value="true" calcext:value-type="boolean">
            <text:p>SANT</text:p>
          </table:table-cell>
          <table:table-cell table:style-name="ce93" table:formula="of:=[.E92]/[.$D92]" office:value-type="float" office:value="0.954545454545455" calcext:value-type="float">
            <text:p>0,95</text:p>
          </table:table-cell>
          <table:table-cell table:style-name="ce189" table:formula="of:=[.F92]/[.$D92]" office:value-type="float" office:value="0.954545454545455" calcext:value-type="float">
            <text:p>0,95</text:p>
          </table:table-cell>
          <table:table-cell table:formula="of:=[.I92]/[.H92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int8</text:p>
          </table:table-cell>
          <table:table-cell table:number-columns-repeated="3" office:value-type="float" office:value="0.05" calcext:value-type="float">
            <text:p>0,05</text:p>
          </table:table-cell>
          <table:table-cell table:style-name="ce2" table:formula="of:=LEFT([.B93])=LEFT([.C93])" office:value-type="boolean" office:boolean-value="true" calcext:value-type="boolean">
            <text:p>SANT</text:p>
          </table:table-cell>
          <table:table-cell table:style-name="ce94" table:formula="of:=[.E93]/[.$D93]" office:value-type="float" office:value="1" calcext:value-type="float">
            <text:p>1,00</text:p>
          </table:table-cell>
          <table:table-cell table:style-name="ce190" table:formula="of:=[.F93]/[.$D93]" office:value-type="float" office:value="1" calcext:value-type="float">
            <text:p>1,00</text:p>
          </table:table-cell>
          <table:table-cell table:formula="of:=[.I93]/[.H9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3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style-name="ce2" table:formula="of:=LEFT([.B94])=LEFT([.C94])" office:value-type="boolean" office:boolean-value="false" calcext:value-type="boolean">
            <text:p>FALSKT</text:p>
          </table:table-cell>
          <table:table-cell table:style-name="ce95" table:formula="of:=[.E94]/[.$D94]" office:value-type="float" office:value="1.25" calcext:value-type="float">
            <text:p>1,25</text:p>
          </table:table-cell>
          <table:table-cell table:style-name="ce191" table:formula="of:=[.F94]/[.$D94]" office:value-type="float" office:value="2" calcext:value-type="float">
            <text:p>2,00</text:p>
          </table:table-cell>
          <table:table-cell table:formula="of:=[.I94]/[.H94]" office:value-type="float" office:value="1.6" calcext:value-type="float">
            <text:p>1,6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t8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table:style-name="ce2" table:formula="of:=LEFT([.B95])=LEFT([.C95])" office:value-type="boolean" office:boolean-value="false" calcext:value-type="boolean">
            <text:p>FALSKT</text:p>
          </table:table-cell>
          <table:table-cell table:style-name="ce96" table:formula="of:=[.E95]/[.$D95]" office:value-type="float" office:value="1.15384615384615" calcext:value-type="float">
            <text:p>1,15</text:p>
          </table:table-cell>
          <table:table-cell table:style-name="ce192" table:formula="of:=[.F95]/[.$D95]" office:value-type="float" office:value="1.30769230769231" calcext:value-type="float">
            <text:p>1,31</text:p>
          </table:table-cell>
          <table:table-cell table:formula="of:=[.I95]/[.H95]" office:value-type="float" office:value="1.13333333333333" calcext:value-type="float">
            <text:p>1,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uint32</text:p>
          </table:table-cell>
          <table:table-cell table:number-columns-repeated="3" office:value-type="float" office:value="0.04" calcext:value-type="float">
            <text:p>0,04</text:p>
          </table:table-cell>
          <table:table-cell table:style-name="ce2" table:formula="of:=LEFT([.B96])=LEFT([.C96])" office:value-type="boolean" office:boolean-value="true" calcext:value-type="boolean">
            <text:p>SANT</text:p>
          </table:table-cell>
          <table:table-cell table:style-name="ce97" table:formula="of:=[.E96]/[.$D96]" office:value-type="float" office:value="1" calcext:value-type="float">
            <text:p>1,00</text:p>
          </table:table-cell>
          <table:table-cell table:style-name="ce193" table:formula="of:=[.F96]/[.$D96]" office:value-type="float" office:value="1" calcext:value-type="float">
            <text:p>1,00</text:p>
          </table:table-cell>
          <table:table-cell table:formula="of:=[.I96]/[.H96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uint8</text:p>
          </table:table-cell>
          <table:table-cell table:number-columns-repeated="3" office:value-type="float" office:value="0.22" calcext:value-type="float">
            <text:p>0,22</text:p>
          </table:table-cell>
          <table:table-cell table:style-name="ce2" table:formula="of:=LEFT([.B97])=LEFT([.C97])" office:value-type="boolean" office:boolean-value="true" calcext:value-type="boolean">
            <text:p>SANT</text:p>
          </table:table-cell>
          <table:table-cell table:style-name="ce98" table:formula="of:=[.E97]/[.$D97]" office:value-type="float" office:value="1" calcext:value-type="float">
            <text:p>1,00</text:p>
          </table:table-cell>
          <table:table-cell table:style-name="ce194" table:formula="of:=[.F97]/[.$D97]" office:value-type="float" office:value="1" calcext:value-type="float">
            <text:p>1,00</text:p>
          </table:table-cell>
          <table:table-cell table:formula="of:=[.I97]/[.H97]" office:value-type="float" office:value="1" calcext:value-type="float">
            <text:p>1,00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interesting.H2:interesting.H2">
            <calcext:condition calcext:apply-style-name="Namnlös1" calcext:value="formula-is(AND([.$G2];[.H2]&lt;1.1))" calcext:base-cell-address="interesting.H2"/>
            <calcext:condition calcext:apply-style-name="Namnlös2" calcext:value="formula-is(AND([.$G2];[.H2]&gt;=1.1))" calcext:base-cell-address="interesting.H2"/>
          </calcext:conditional-format>
          <calcext:conditional-format calcext:target-range-address="interesting.I2:interesting.I2">
            <calcext:condition calcext:apply-style-name="Namnlös1" calcext:value="formula-is(AND([.$G2];[.I2]&lt;1.1))" calcext:base-cell-address="interesting.I2"/>
            <calcext:condition calcext:apply-style-name="Namnlös2" calcext:value="formula-is(AND([.$G2];[.I2]&gt;=1.1))" calcext:base-cell-address="interesting.I2"/>
          </calcext:conditional-format>
          <calcext:conditional-format calcext:target-range-address="interesting.H3:interesting.H3">
            <calcext:condition calcext:apply-style-name="Namnlös1" calcext:value="formula-is(AND([.$G3];[.H3]&lt;1.1))" calcext:base-cell-address="interesting.H3"/>
            <calcext:condition calcext:apply-style-name="Namnlös2" calcext:value="formula-is(AND([.$G3];[.H3]&gt;=1.1))" calcext:base-cell-address="interesting.H3"/>
          </calcext:conditional-format>
          <calcext:conditional-format calcext:target-range-address="interesting.H4:interesting.H4">
            <calcext:condition calcext:apply-style-name="Namnlös1" calcext:value="formula-is(AND([.$G4];[.H4]&lt;1.1))" calcext:base-cell-address="interesting.H4"/>
            <calcext:condition calcext:apply-style-name="Namnlös2" calcext:value="formula-is(AND([.$G4];[.H4]&gt;=1.1))" calcext:base-cell-address="interesting.H4"/>
          </calcext:conditional-format>
          <calcext:conditional-format calcext:target-range-address="interesting.H5:interesting.H5">
            <calcext:condition calcext:apply-style-name="Namnlös1" calcext:value="formula-is(AND([.$G5];[.H5]&lt;1.1))" calcext:base-cell-address="interesting.H5"/>
            <calcext:condition calcext:apply-style-name="Namnlös2" calcext:value="formula-is(AND([.$G5];[.H5]&gt;=1.1))" calcext:base-cell-address="interesting.H5"/>
          </calcext:conditional-format>
          <calcext:conditional-format calcext:target-range-address="interesting.H6:interesting.H6">
            <calcext:condition calcext:apply-style-name="Namnlös1" calcext:value="formula-is(AND([.$G6];[.H6]&lt;1.1))" calcext:base-cell-address="interesting.H6"/>
            <calcext:condition calcext:apply-style-name="Namnlös2" calcext:value="formula-is(AND([.$G6];[.H6]&gt;=1.1))" calcext:base-cell-address="interesting.H6"/>
          </calcext:conditional-format>
          <calcext:conditional-format calcext:target-range-address="interesting.H7:interesting.H7">
            <calcext:condition calcext:apply-style-name="Namnlös1" calcext:value="formula-is(AND([.$G7];[.H7]&lt;1.1))" calcext:base-cell-address="interesting.H7"/>
            <calcext:condition calcext:apply-style-name="Namnlös2" calcext:value="formula-is(AND([.$G7];[.H7]&gt;=1.1))" calcext:base-cell-address="interesting.H7"/>
          </calcext:conditional-format>
          <calcext:conditional-format calcext:target-range-address="interesting.H8:interesting.H8">
            <calcext:condition calcext:apply-style-name="Namnlös1" calcext:value="formula-is(AND([.$G8];[.H8]&lt;1.1))" calcext:base-cell-address="interesting.H8"/>
            <calcext:condition calcext:apply-style-name="Namnlös2" calcext:value="formula-is(AND([.$G8];[.H8]&gt;=1.1))" calcext:base-cell-address="interesting.H8"/>
          </calcext:conditional-format>
          <calcext:conditional-format calcext:target-range-address="interesting.H9:interesting.H9">
            <calcext:condition calcext:apply-style-name="Namnlös1" calcext:value="formula-is(AND([.$G9];[.H9]&lt;1.1))" calcext:base-cell-address="interesting.H9"/>
            <calcext:condition calcext:apply-style-name="Namnlös2" calcext:value="formula-is(AND([.$G9];[.H9]&gt;=1.1))" calcext:base-cell-address="interesting.H9"/>
          </calcext:conditional-format>
          <calcext:conditional-format calcext:target-range-address="interesting.H10:interesting.H10">
            <calcext:condition calcext:apply-style-name="Namnlös1" calcext:value="formula-is(AND([.$G10];[.H10]&lt;1.1))" calcext:base-cell-address="interesting.H10"/>
            <calcext:condition calcext:apply-style-name="Namnlös2" calcext:value="formula-is(AND([.$G10];[.H10]&gt;=1.1))" calcext:base-cell-address="interesting.H10"/>
          </calcext:conditional-format>
          <calcext:conditional-format calcext:target-range-address="interesting.H11:interesting.H11">
            <calcext:condition calcext:apply-style-name="Namnlös1" calcext:value="formula-is(AND([.$G11];[.H11]&lt;1.1))" calcext:base-cell-address="interesting.H11"/>
            <calcext:condition calcext:apply-style-name="Namnlös2" calcext:value="formula-is(AND([.$G11];[.H11]&gt;=1.1))" calcext:base-cell-address="interesting.H11"/>
          </calcext:conditional-format>
          <calcext:conditional-format calcext:target-range-address="interesting.H12:interesting.H12">
            <calcext:condition calcext:apply-style-name="Namnlös1" calcext:value="formula-is(AND([.$G12];[.H12]&lt;1.1))" calcext:base-cell-address="interesting.H12"/>
            <calcext:condition calcext:apply-style-name="Namnlös2" calcext:value="formula-is(AND([.$G12];[.H12]&gt;=1.1))" calcext:base-cell-address="interesting.H12"/>
          </calcext:conditional-format>
          <calcext:conditional-format calcext:target-range-address="interesting.H13:interesting.H13">
            <calcext:condition calcext:apply-style-name="Namnlös1" calcext:value="formula-is(AND([.$G13];[.H13]&lt;1.1))" calcext:base-cell-address="interesting.H13"/>
            <calcext:condition calcext:apply-style-name="Namnlös2" calcext:value="formula-is(AND([.$G13];[.H13]&gt;=1.1))" calcext:base-cell-address="interesting.H13"/>
          </calcext:conditional-format>
          <calcext:conditional-format calcext:target-range-address="interesting.H14:interesting.H14">
            <calcext:condition calcext:apply-style-name="Namnlös1" calcext:value="formula-is(AND([.$G14];[.H14]&lt;1.1))" calcext:base-cell-address="interesting.H14"/>
            <calcext:condition calcext:apply-style-name="Namnlös2" calcext:value="formula-is(AND([.$G14];[.H14]&gt;=1.1))" calcext:base-cell-address="interesting.H14"/>
          </calcext:conditional-format>
          <calcext:conditional-format calcext:target-range-address="interesting.H15:interesting.H15">
            <calcext:condition calcext:apply-style-name="Namnlös1" calcext:value="formula-is(AND([.$G15];[.H15]&lt;1.1))" calcext:base-cell-address="interesting.H15"/>
            <calcext:condition calcext:apply-style-name="Namnlös2" calcext:value="formula-is(AND([.$G15];[.H15]&gt;=1.1))" calcext:base-cell-address="interesting.H15"/>
          </calcext:conditional-format>
          <calcext:conditional-format calcext:target-range-address="interesting.H16:interesting.H16">
            <calcext:condition calcext:apply-style-name="Namnlös1" calcext:value="formula-is(AND([.$G16];[.H16]&lt;1.1))" calcext:base-cell-address="interesting.H16"/>
            <calcext:condition calcext:apply-style-name="Namnlös2" calcext:value="formula-is(AND([.$G16];[.H16]&gt;=1.1))" calcext:base-cell-address="interesting.H16"/>
          </calcext:conditional-format>
          <calcext:conditional-format calcext:target-range-address="interesting.H17:interesting.H17">
            <calcext:condition calcext:apply-style-name="Namnlös1" calcext:value="formula-is(AND([.$G17];[.H17]&lt;1.1))" calcext:base-cell-address="interesting.H17"/>
            <calcext:condition calcext:apply-style-name="Namnlös2" calcext:value="formula-is(AND([.$G17];[.H17]&gt;=1.1))" calcext:base-cell-address="interesting.H17"/>
          </calcext:conditional-format>
          <calcext:conditional-format calcext:target-range-address="interesting.H18:interesting.H18">
            <calcext:condition calcext:apply-style-name="Namnlös1" calcext:value="formula-is(AND([.$G18];[.H18]&lt;1.1))" calcext:base-cell-address="interesting.H18"/>
            <calcext:condition calcext:apply-style-name="Namnlös2" calcext:value="formula-is(AND([.$G18];[.H18]&gt;=1.1))" calcext:base-cell-address="interesting.H18"/>
          </calcext:conditional-format>
          <calcext:conditional-format calcext:target-range-address="interesting.H19:interesting.H19">
            <calcext:condition calcext:apply-style-name="Namnlös1" calcext:value="formula-is(AND([.$G19];[.H19]&lt;1.1))" calcext:base-cell-address="interesting.H19"/>
            <calcext:condition calcext:apply-style-name="Namnlös2" calcext:value="formula-is(AND([.$G19];[.H19]&gt;=1.1))" calcext:base-cell-address="interesting.H19"/>
          </calcext:conditional-format>
          <calcext:conditional-format calcext:target-range-address="interesting.H20:interesting.H20">
            <calcext:condition calcext:apply-style-name="Namnlös1" calcext:value="formula-is(AND([.$G20];[.H20]&lt;1.1))" calcext:base-cell-address="interesting.H20"/>
            <calcext:condition calcext:apply-style-name="Namnlös2" calcext:value="formula-is(AND([.$G20];[.H20]&gt;=1.1))" calcext:base-cell-address="interesting.H20"/>
          </calcext:conditional-format>
          <calcext:conditional-format calcext:target-range-address="interesting.H21:interesting.H21">
            <calcext:condition calcext:apply-style-name="Namnlös1" calcext:value="formula-is(AND([.$G21];[.H21]&lt;1.1))" calcext:base-cell-address="interesting.H21"/>
            <calcext:condition calcext:apply-style-name="Namnlös2" calcext:value="formula-is(AND([.$G21];[.H21]&gt;=1.1))" calcext:base-cell-address="interesting.H21"/>
          </calcext:conditional-format>
          <calcext:conditional-format calcext:target-range-address="interesting.H22:interesting.H22">
            <calcext:condition calcext:apply-style-name="Namnlös1" calcext:value="formula-is(AND([.$G22];[.H22]&lt;1.1))" calcext:base-cell-address="interesting.H22"/>
            <calcext:condition calcext:apply-style-name="Namnlös2" calcext:value="formula-is(AND([.$G22];[.H22]&gt;=1.1))" calcext:base-cell-address="interesting.H22"/>
          </calcext:conditional-format>
          <calcext:conditional-format calcext:target-range-address="interesting.H23:interesting.H23">
            <calcext:condition calcext:apply-style-name="Namnlös1" calcext:value="formula-is(AND([.$G23];[.H23]&lt;1.1))" calcext:base-cell-address="interesting.H23"/>
            <calcext:condition calcext:apply-style-name="Namnlös2" calcext:value="formula-is(AND([.$G23];[.H23]&gt;=1.1))" calcext:base-cell-address="interesting.H23"/>
          </calcext:conditional-format>
          <calcext:conditional-format calcext:target-range-address="interesting.H24:interesting.H24">
            <calcext:condition calcext:apply-style-name="Namnlös1" calcext:value="formula-is(AND([.$G24];[.H24]&lt;1.1))" calcext:base-cell-address="interesting.H24"/>
            <calcext:condition calcext:apply-style-name="Namnlös2" calcext:value="formula-is(AND([.$G24];[.H24]&gt;=1.1))" calcext:base-cell-address="interesting.H24"/>
          </calcext:conditional-format>
          <calcext:conditional-format calcext:target-range-address="interesting.H25:interesting.H25">
            <calcext:condition calcext:apply-style-name="Namnlös1" calcext:value="formula-is(AND([.$G25];[.H25]&lt;1.1))" calcext:base-cell-address="interesting.H25"/>
            <calcext:condition calcext:apply-style-name="Namnlös2" calcext:value="formula-is(AND([.$G25];[.H25]&gt;=1.1))" calcext:base-cell-address="interesting.H25"/>
          </calcext:conditional-format>
          <calcext:conditional-format calcext:target-range-address="interesting.H26:interesting.H26">
            <calcext:condition calcext:apply-style-name="Namnlös1" calcext:value="formula-is(AND([.$G26];[.H26]&lt;1.1))" calcext:base-cell-address="interesting.H26"/>
            <calcext:condition calcext:apply-style-name="Namnlös2" calcext:value="formula-is(AND([.$G26];[.H26]&gt;=1.1))" calcext:base-cell-address="interesting.H26"/>
          </calcext:conditional-format>
          <calcext:conditional-format calcext:target-range-address="interesting.H27:interesting.H27">
            <calcext:condition calcext:apply-style-name="Namnlös1" calcext:value="formula-is(AND([.$G27];[.H27]&lt;1.1))" calcext:base-cell-address="interesting.H27"/>
            <calcext:condition calcext:apply-style-name="Namnlös2" calcext:value="formula-is(AND([.$G27];[.H27]&gt;=1.1))" calcext:base-cell-address="interesting.H27"/>
          </calcext:conditional-format>
          <calcext:conditional-format calcext:target-range-address="interesting.H28:interesting.H28">
            <calcext:condition calcext:apply-style-name="Namnlös1" calcext:value="formula-is(AND([.$G28];[.H28]&lt;1.1))" calcext:base-cell-address="interesting.H28"/>
            <calcext:condition calcext:apply-style-name="Namnlös2" calcext:value="formula-is(AND([.$G28];[.H28]&gt;=1.1))" calcext:base-cell-address="interesting.H28"/>
          </calcext:conditional-format>
          <calcext:conditional-format calcext:target-range-address="interesting.H29:interesting.H29">
            <calcext:condition calcext:apply-style-name="Namnlös1" calcext:value="formula-is(AND([.$G29];[.H29]&lt;1.1))" calcext:base-cell-address="interesting.H29"/>
            <calcext:condition calcext:apply-style-name="Namnlös2" calcext:value="formula-is(AND([.$G29];[.H29]&gt;=1.1))" calcext:base-cell-address="interesting.H29"/>
          </calcext:conditional-format>
          <calcext:conditional-format calcext:target-range-address="interesting.H30:interesting.H30">
            <calcext:condition calcext:apply-style-name="Namnlös1" calcext:value="formula-is(AND([.$G30];[.H30]&lt;1.1))" calcext:base-cell-address="interesting.H30"/>
            <calcext:condition calcext:apply-style-name="Namnlös2" calcext:value="formula-is(AND([.$G30];[.H30]&gt;=1.1))" calcext:base-cell-address="interesting.H30"/>
          </calcext:conditional-format>
          <calcext:conditional-format calcext:target-range-address="interesting.H31:interesting.H31">
            <calcext:condition calcext:apply-style-name="Namnlös1" calcext:value="formula-is(AND([.$G31];[.H31]&lt;1.1))" calcext:base-cell-address="interesting.H31"/>
            <calcext:condition calcext:apply-style-name="Namnlös2" calcext:value="formula-is(AND([.$G31];[.H31]&gt;=1.1))" calcext:base-cell-address="interesting.H31"/>
          </calcext:conditional-format>
          <calcext:conditional-format calcext:target-range-address="interesting.H32:interesting.H32">
            <calcext:condition calcext:apply-style-name="Namnlös1" calcext:value="formula-is(AND([.$G32];[.H32]&lt;1.1))" calcext:base-cell-address="interesting.H32"/>
            <calcext:condition calcext:apply-style-name="Namnlös2" calcext:value="formula-is(AND([.$G32];[.H32]&gt;=1.1))" calcext:base-cell-address="interesting.H32"/>
          </calcext:conditional-format>
          <calcext:conditional-format calcext:target-range-address="interesting.H33:interesting.H33">
            <calcext:condition calcext:apply-style-name="Namnlös1" calcext:value="formula-is(AND([.$G33];[.H33]&lt;1.1))" calcext:base-cell-address="interesting.H33"/>
            <calcext:condition calcext:apply-style-name="Namnlös2" calcext:value="formula-is(AND([.$G33];[.H33]&gt;=1.1))" calcext:base-cell-address="interesting.H33"/>
          </calcext:conditional-format>
          <calcext:conditional-format calcext:target-range-address="interesting.H34:interesting.H34">
            <calcext:condition calcext:apply-style-name="Namnlös1" calcext:value="formula-is(AND([.$G34];[.H34]&lt;1.1))" calcext:base-cell-address="interesting.H34"/>
            <calcext:condition calcext:apply-style-name="Namnlös2" calcext:value="formula-is(AND([.$G34];[.H34]&gt;=1.1))" calcext:base-cell-address="interesting.H34"/>
          </calcext:conditional-format>
          <calcext:conditional-format calcext:target-range-address="interesting.H35:interesting.H35">
            <calcext:condition calcext:apply-style-name="Namnlös1" calcext:value="formula-is(AND([.$G35];[.H35]&lt;1.1))" calcext:base-cell-address="interesting.H35"/>
            <calcext:condition calcext:apply-style-name="Namnlös2" calcext:value="formula-is(AND([.$G35];[.H35]&gt;=1.1))" calcext:base-cell-address="interesting.H35"/>
          </calcext:conditional-format>
          <calcext:conditional-format calcext:target-range-address="interesting.H36:interesting.H36">
            <calcext:condition calcext:apply-style-name="Namnlös1" calcext:value="formula-is(AND([.$G36];[.H36]&lt;1.1))" calcext:base-cell-address="interesting.H36"/>
            <calcext:condition calcext:apply-style-name="Namnlös2" calcext:value="formula-is(AND([.$G36];[.H36]&gt;=1.1))" calcext:base-cell-address="interesting.H36"/>
          </calcext:conditional-format>
          <calcext:conditional-format calcext:target-range-address="interesting.H37:interesting.H37">
            <calcext:condition calcext:apply-style-name="Namnlös1" calcext:value="formula-is(AND([.$G37];[.H37]&lt;1.1))" calcext:base-cell-address="interesting.H37"/>
            <calcext:condition calcext:apply-style-name="Namnlös2" calcext:value="formula-is(AND([.$G37];[.H37]&gt;=1.1))" calcext:base-cell-address="interesting.H37"/>
          </calcext:conditional-format>
          <calcext:conditional-format calcext:target-range-address="interesting.H38:interesting.H38">
            <calcext:condition calcext:apply-style-name="Namnlös1" calcext:value="formula-is(AND([.$G38];[.H38]&lt;1.1))" calcext:base-cell-address="interesting.H38"/>
            <calcext:condition calcext:apply-style-name="Namnlös2" calcext:value="formula-is(AND([.$G38];[.H38]&gt;=1.1))" calcext:base-cell-address="interesting.H38"/>
          </calcext:conditional-format>
          <calcext:conditional-format calcext:target-range-address="interesting.H39:interesting.H39">
            <calcext:condition calcext:apply-style-name="Namnlös1" calcext:value="formula-is(AND([.$G39];[.H39]&lt;1.1))" calcext:base-cell-address="interesting.H39"/>
            <calcext:condition calcext:apply-style-name="Namnlös2" calcext:value="formula-is(AND([.$G39];[.H39]&gt;=1.1))" calcext:base-cell-address="interesting.H39"/>
          </calcext:conditional-format>
          <calcext:conditional-format calcext:target-range-address="interesting.H40:interesting.H40">
            <calcext:condition calcext:apply-style-name="Namnlös1" calcext:value="formula-is(AND([.$G40];[.H40]&lt;1.1))" calcext:base-cell-address="interesting.H40"/>
            <calcext:condition calcext:apply-style-name="Namnlös2" calcext:value="formula-is(AND([.$G40];[.H40]&gt;=1.1))" calcext:base-cell-address="interesting.H40"/>
          </calcext:conditional-format>
          <calcext:conditional-format calcext:target-range-address="interesting.H41:interesting.H41">
            <calcext:condition calcext:apply-style-name="Namnlös1" calcext:value="formula-is(AND([.$G41];[.H41]&lt;1.1))" calcext:base-cell-address="interesting.H41"/>
            <calcext:condition calcext:apply-style-name="Namnlös2" calcext:value="formula-is(AND([.$G41];[.H41]&gt;=1.1))" calcext:base-cell-address="interesting.H41"/>
          </calcext:conditional-format>
          <calcext:conditional-format calcext:target-range-address="interesting.H42:interesting.H42">
            <calcext:condition calcext:apply-style-name="Namnlös1" calcext:value="formula-is(AND([.$G42];[.H42]&lt;1.1))" calcext:base-cell-address="interesting.H42"/>
            <calcext:condition calcext:apply-style-name="Namnlös2" calcext:value="formula-is(AND([.$G42];[.H42]&gt;=1.1))" calcext:base-cell-address="interesting.H42"/>
          </calcext:conditional-format>
          <calcext:conditional-format calcext:target-range-address="interesting.H43:interesting.H43">
            <calcext:condition calcext:apply-style-name="Namnlös1" calcext:value="formula-is(AND([.$G43];[.H43]&lt;1.1))" calcext:base-cell-address="interesting.H43"/>
            <calcext:condition calcext:apply-style-name="Namnlös2" calcext:value="formula-is(AND([.$G43];[.H43]&gt;=1.1))" calcext:base-cell-address="interesting.H43"/>
          </calcext:conditional-format>
          <calcext:conditional-format calcext:target-range-address="interesting.H44:interesting.H44">
            <calcext:condition calcext:apply-style-name="Namnlös1" calcext:value="formula-is(AND([.$G44];[.H44]&lt;1.1))" calcext:base-cell-address="interesting.H44"/>
            <calcext:condition calcext:apply-style-name="Namnlös2" calcext:value="formula-is(AND([.$G44];[.H44]&gt;=1.1))" calcext:base-cell-address="interesting.H44"/>
          </calcext:conditional-format>
          <calcext:conditional-format calcext:target-range-address="interesting.H45:interesting.H45">
            <calcext:condition calcext:apply-style-name="Namnlös1" calcext:value="formula-is(AND([.$G45];[.H45]&lt;1.1))" calcext:base-cell-address="interesting.H45"/>
            <calcext:condition calcext:apply-style-name="Namnlös2" calcext:value="formula-is(AND([.$G45];[.H45]&gt;=1.1))" calcext:base-cell-address="interesting.H45"/>
          </calcext:conditional-format>
          <calcext:conditional-format calcext:target-range-address="interesting.H46:interesting.H46">
            <calcext:condition calcext:apply-style-name="Namnlös1" calcext:value="formula-is(AND([.$G46];[.H46]&lt;1.1))" calcext:base-cell-address="interesting.H46"/>
            <calcext:condition calcext:apply-style-name="Namnlös2" calcext:value="formula-is(AND([.$G46];[.H46]&gt;=1.1))" calcext:base-cell-address="interesting.H46"/>
          </calcext:conditional-format>
          <calcext:conditional-format calcext:target-range-address="interesting.H47:interesting.H47">
            <calcext:condition calcext:apply-style-name="Namnlös1" calcext:value="formula-is(AND([.$G47];[.H47]&lt;1.1))" calcext:base-cell-address="interesting.H47"/>
            <calcext:condition calcext:apply-style-name="Namnlös2" calcext:value="formula-is(AND([.$G47];[.H47]&gt;=1.1))" calcext:base-cell-address="interesting.H47"/>
          </calcext:conditional-format>
          <calcext:conditional-format calcext:target-range-address="interesting.H48:interesting.H48">
            <calcext:condition calcext:apply-style-name="Namnlös1" calcext:value="formula-is(AND([.$G48];[.H48]&lt;1.1))" calcext:base-cell-address="interesting.H48"/>
            <calcext:condition calcext:apply-style-name="Namnlös2" calcext:value="formula-is(AND([.$G48];[.H48]&gt;=1.1))" calcext:base-cell-address="interesting.H48"/>
          </calcext:conditional-format>
          <calcext:conditional-format calcext:target-range-address="interesting.H49:interesting.H49">
            <calcext:condition calcext:apply-style-name="Namnlös1" calcext:value="formula-is(AND([.$G49];[.H49]&lt;1.1))" calcext:base-cell-address="interesting.H49"/>
            <calcext:condition calcext:apply-style-name="Namnlös2" calcext:value="formula-is(AND([.$G49];[.H49]&gt;=1.1))" calcext:base-cell-address="interesting.H49"/>
          </calcext:conditional-format>
          <calcext:conditional-format calcext:target-range-address="interesting.H50:interesting.H50">
            <calcext:condition calcext:apply-style-name="Namnlös1" calcext:value="formula-is(AND([.$G50];[.H50]&lt;1.1))" calcext:base-cell-address="interesting.H50"/>
            <calcext:condition calcext:apply-style-name="Namnlös2" calcext:value="formula-is(AND([.$G50];[.H50]&gt;=1.1))" calcext:base-cell-address="interesting.H50"/>
          </calcext:conditional-format>
          <calcext:conditional-format calcext:target-range-address="interesting.H51:interesting.H51">
            <calcext:condition calcext:apply-style-name="Namnlös1" calcext:value="formula-is(AND([.$G51];[.H51]&lt;1.1))" calcext:base-cell-address="interesting.H51"/>
            <calcext:condition calcext:apply-style-name="Namnlös2" calcext:value="formula-is(AND([.$G51];[.H51]&gt;=1.1))" calcext:base-cell-address="interesting.H51"/>
          </calcext:conditional-format>
          <calcext:conditional-format calcext:target-range-address="interesting.H52:interesting.H52">
            <calcext:condition calcext:apply-style-name="Namnlös1" calcext:value="formula-is(AND([.$G52];[.H52]&lt;1.1))" calcext:base-cell-address="interesting.H52"/>
            <calcext:condition calcext:apply-style-name="Namnlös2" calcext:value="formula-is(AND([.$G52];[.H52]&gt;=1.1))" calcext:base-cell-address="interesting.H52"/>
          </calcext:conditional-format>
          <calcext:conditional-format calcext:target-range-address="interesting.H53:interesting.H53">
            <calcext:condition calcext:apply-style-name="Namnlös1" calcext:value="formula-is(AND([.$G53];[.H53]&lt;1.1))" calcext:base-cell-address="interesting.H53"/>
            <calcext:condition calcext:apply-style-name="Namnlös2" calcext:value="formula-is(AND([.$G53];[.H53]&gt;=1.1))" calcext:base-cell-address="interesting.H53"/>
          </calcext:conditional-format>
          <calcext:conditional-format calcext:target-range-address="interesting.H54:interesting.H54">
            <calcext:condition calcext:apply-style-name="Namnlös1" calcext:value="formula-is(AND([.$G54];[.H54]&lt;1.1))" calcext:base-cell-address="interesting.H54"/>
            <calcext:condition calcext:apply-style-name="Namnlös2" calcext:value="formula-is(AND([.$G54];[.H54]&gt;=1.1))" calcext:base-cell-address="interesting.H54"/>
          </calcext:conditional-format>
          <calcext:conditional-format calcext:target-range-address="interesting.H55:interesting.H55">
            <calcext:condition calcext:apply-style-name="Namnlös1" calcext:value="formula-is(AND([.$G55];[.H55]&lt;1.1))" calcext:base-cell-address="interesting.H55"/>
            <calcext:condition calcext:apply-style-name="Namnlös2" calcext:value="formula-is(AND([.$G55];[.H55]&gt;=1.1))" calcext:base-cell-address="interesting.H55"/>
          </calcext:conditional-format>
          <calcext:conditional-format calcext:target-range-address="interesting.H56:interesting.H56">
            <calcext:condition calcext:apply-style-name="Namnlös1" calcext:value="formula-is(AND([.$G56];[.H56]&lt;1.1))" calcext:base-cell-address="interesting.H56"/>
            <calcext:condition calcext:apply-style-name="Namnlös2" calcext:value="formula-is(AND([.$G56];[.H56]&gt;=1.1))" calcext:base-cell-address="interesting.H56"/>
          </calcext:conditional-format>
          <calcext:conditional-format calcext:target-range-address="interesting.H57:interesting.H57">
            <calcext:condition calcext:apply-style-name="Namnlös1" calcext:value="formula-is(AND([.$G57];[.H57]&lt;1.1))" calcext:base-cell-address="interesting.H57"/>
            <calcext:condition calcext:apply-style-name="Namnlös2" calcext:value="formula-is(AND([.$G57];[.H57]&gt;=1.1))" calcext:base-cell-address="interesting.H57"/>
          </calcext:conditional-format>
          <calcext:conditional-format calcext:target-range-address="interesting.H58:interesting.H58">
            <calcext:condition calcext:apply-style-name="Namnlös1" calcext:value="formula-is(AND([.$G58];[.H58]&lt;1.1))" calcext:base-cell-address="interesting.H58"/>
            <calcext:condition calcext:apply-style-name="Namnlös2" calcext:value="formula-is(AND([.$G58];[.H58]&gt;=1.1))" calcext:base-cell-address="interesting.H58"/>
          </calcext:conditional-format>
          <calcext:conditional-format calcext:target-range-address="interesting.H59:interesting.H59">
            <calcext:condition calcext:apply-style-name="Namnlös1" calcext:value="formula-is(AND([.$G59];[.H59]&lt;1.1))" calcext:base-cell-address="interesting.H59"/>
            <calcext:condition calcext:apply-style-name="Namnlös2" calcext:value="formula-is(AND([.$G59];[.H59]&gt;=1.1))" calcext:base-cell-address="interesting.H59"/>
          </calcext:conditional-format>
          <calcext:conditional-format calcext:target-range-address="interesting.H60:interesting.H60">
            <calcext:condition calcext:apply-style-name="Namnlös1" calcext:value="formula-is(AND([.$G60];[.H60]&lt;1.1))" calcext:base-cell-address="interesting.H60"/>
            <calcext:condition calcext:apply-style-name="Namnlös2" calcext:value="formula-is(AND([.$G60];[.H60]&gt;=1.1))" calcext:base-cell-address="interesting.H60"/>
          </calcext:conditional-format>
          <calcext:conditional-format calcext:target-range-address="interesting.H61:interesting.H61">
            <calcext:condition calcext:apply-style-name="Namnlös1" calcext:value="formula-is(AND([.$G61];[.H61]&lt;1.1))" calcext:base-cell-address="interesting.H61"/>
            <calcext:condition calcext:apply-style-name="Namnlös2" calcext:value="formula-is(AND([.$G61];[.H61]&gt;=1.1))" calcext:base-cell-address="interesting.H61"/>
          </calcext:conditional-format>
          <calcext:conditional-format calcext:target-range-address="interesting.H62:interesting.H62">
            <calcext:condition calcext:apply-style-name="Namnlös1" calcext:value="formula-is(AND([.$G62];[.H62]&lt;1.1))" calcext:base-cell-address="interesting.H62"/>
            <calcext:condition calcext:apply-style-name="Namnlös2" calcext:value="formula-is(AND([.$G62];[.H62]&gt;=1.1))" calcext:base-cell-address="interesting.H62"/>
          </calcext:conditional-format>
          <calcext:conditional-format calcext:target-range-address="interesting.H63:interesting.H63">
            <calcext:condition calcext:apply-style-name="Namnlös1" calcext:value="formula-is(AND([.$G63];[.H63]&lt;1.1))" calcext:base-cell-address="interesting.H63"/>
            <calcext:condition calcext:apply-style-name="Namnlös2" calcext:value="formula-is(AND([.$G63];[.H63]&gt;=1.1))" calcext:base-cell-address="interesting.H63"/>
          </calcext:conditional-format>
          <calcext:conditional-format calcext:target-range-address="interesting.H64:interesting.H64">
            <calcext:condition calcext:apply-style-name="Namnlös1" calcext:value="formula-is(AND([.$G64];[.H64]&lt;1.1))" calcext:base-cell-address="interesting.H64"/>
            <calcext:condition calcext:apply-style-name="Namnlös2" calcext:value="formula-is(AND([.$G64];[.H64]&gt;=1.1))" calcext:base-cell-address="interesting.H64"/>
          </calcext:conditional-format>
          <calcext:conditional-format calcext:target-range-address="interesting.H65:interesting.H65">
            <calcext:condition calcext:apply-style-name="Namnlös1" calcext:value="formula-is(AND([.$G65];[.H65]&lt;1.1))" calcext:base-cell-address="interesting.H65"/>
            <calcext:condition calcext:apply-style-name="Namnlös2" calcext:value="formula-is(AND([.$G65];[.H65]&gt;=1.1))" calcext:base-cell-address="interesting.H65"/>
          </calcext:conditional-format>
          <calcext:conditional-format calcext:target-range-address="interesting.H66:interesting.H66">
            <calcext:condition calcext:apply-style-name="Namnlös1" calcext:value="formula-is(AND([.$G66];[.H66]&lt;1.1))" calcext:base-cell-address="interesting.H66"/>
            <calcext:condition calcext:apply-style-name="Namnlös2" calcext:value="formula-is(AND([.$G66];[.H66]&gt;=1.1))" calcext:base-cell-address="interesting.H66"/>
          </calcext:conditional-format>
          <calcext:conditional-format calcext:target-range-address="interesting.H67:interesting.H67">
            <calcext:condition calcext:apply-style-name="Namnlös1" calcext:value="formula-is(AND([.$G67];[.H67]&lt;1.1))" calcext:base-cell-address="interesting.H67"/>
            <calcext:condition calcext:apply-style-name="Namnlös2" calcext:value="formula-is(AND([.$G67];[.H67]&gt;=1.1))" calcext:base-cell-address="interesting.H67"/>
          </calcext:conditional-format>
          <calcext:conditional-format calcext:target-range-address="interesting.H68:interesting.H68">
            <calcext:condition calcext:apply-style-name="Namnlös1" calcext:value="formula-is(AND([.$G68];[.H68]&lt;1.1))" calcext:base-cell-address="interesting.H68"/>
            <calcext:condition calcext:apply-style-name="Namnlös2" calcext:value="formula-is(AND([.$G68];[.H68]&gt;=1.1))" calcext:base-cell-address="interesting.H68"/>
          </calcext:conditional-format>
          <calcext:conditional-format calcext:target-range-address="interesting.H69:interesting.H69">
            <calcext:condition calcext:apply-style-name="Namnlös1" calcext:value="formula-is(AND([.$G69];[.H69]&lt;1.1))" calcext:base-cell-address="interesting.H69"/>
            <calcext:condition calcext:apply-style-name="Namnlös2" calcext:value="formula-is(AND([.$G69];[.H69]&gt;=1.1))" calcext:base-cell-address="interesting.H69"/>
          </calcext:conditional-format>
          <calcext:conditional-format calcext:target-range-address="interesting.H70:interesting.H70">
            <calcext:condition calcext:apply-style-name="Namnlös1" calcext:value="formula-is(AND([.$G70];[.H70]&lt;1.1))" calcext:base-cell-address="interesting.H70"/>
            <calcext:condition calcext:apply-style-name="Namnlös2" calcext:value="formula-is(AND([.$G70];[.H70]&gt;=1.1))" calcext:base-cell-address="interesting.H70"/>
          </calcext:conditional-format>
          <calcext:conditional-format calcext:target-range-address="interesting.H71:interesting.H71">
            <calcext:condition calcext:apply-style-name="Namnlös1" calcext:value="formula-is(AND([.$G71];[.H71]&lt;1.1))" calcext:base-cell-address="interesting.H71"/>
            <calcext:condition calcext:apply-style-name="Namnlös2" calcext:value="formula-is(AND([.$G71];[.H71]&gt;=1.1))" calcext:base-cell-address="interesting.H71"/>
          </calcext:conditional-format>
          <calcext:conditional-format calcext:target-range-address="interesting.H72:interesting.H72">
            <calcext:condition calcext:apply-style-name="Namnlös1" calcext:value="formula-is(AND([.$G72];[.H72]&lt;1.1))" calcext:base-cell-address="interesting.H72"/>
            <calcext:condition calcext:apply-style-name="Namnlös2" calcext:value="formula-is(AND([.$G72];[.H72]&gt;=1.1))" calcext:base-cell-address="interesting.H72"/>
          </calcext:conditional-format>
          <calcext:conditional-format calcext:target-range-address="interesting.H73:interesting.H73">
            <calcext:condition calcext:apply-style-name="Namnlös1" calcext:value="formula-is(AND([.$G73];[.H73]&lt;1.1))" calcext:base-cell-address="interesting.H73"/>
            <calcext:condition calcext:apply-style-name="Namnlös2" calcext:value="formula-is(AND([.$G73];[.H73]&gt;=1.1))" calcext:base-cell-address="interesting.H73"/>
          </calcext:conditional-format>
          <calcext:conditional-format calcext:target-range-address="interesting.H74:interesting.H74">
            <calcext:condition calcext:apply-style-name="Namnlös1" calcext:value="formula-is(AND([.$G74];[.H74]&lt;1.1))" calcext:base-cell-address="interesting.H74"/>
            <calcext:condition calcext:apply-style-name="Namnlös2" calcext:value="formula-is(AND([.$G74];[.H74]&gt;=1.1))" calcext:base-cell-address="interesting.H74"/>
          </calcext:conditional-format>
          <calcext:conditional-format calcext:target-range-address="interesting.H75:interesting.H75">
            <calcext:condition calcext:apply-style-name="Namnlös1" calcext:value="formula-is(AND([.$G75];[.H75]&lt;1.1))" calcext:base-cell-address="interesting.H75"/>
            <calcext:condition calcext:apply-style-name="Namnlös2" calcext:value="formula-is(AND([.$G75];[.H75]&gt;=1.1))" calcext:base-cell-address="interesting.H75"/>
          </calcext:conditional-format>
          <calcext:conditional-format calcext:target-range-address="interesting.H76:interesting.H76">
            <calcext:condition calcext:apply-style-name="Namnlös1" calcext:value="formula-is(AND([.$G76];[.H76]&lt;1.1))" calcext:base-cell-address="interesting.H76"/>
            <calcext:condition calcext:apply-style-name="Namnlös2" calcext:value="formula-is(AND([.$G76];[.H76]&gt;=1.1))" calcext:base-cell-address="interesting.H76"/>
          </calcext:conditional-format>
          <calcext:conditional-format calcext:target-range-address="interesting.H77:interesting.H77">
            <calcext:condition calcext:apply-style-name="Namnlös1" calcext:value="formula-is(AND([.$G77];[.H77]&lt;1.1))" calcext:base-cell-address="interesting.H77"/>
            <calcext:condition calcext:apply-style-name="Namnlös2" calcext:value="formula-is(AND([.$G77];[.H77]&gt;=1.1))" calcext:base-cell-address="interesting.H77"/>
          </calcext:conditional-format>
          <calcext:conditional-format calcext:target-range-address="interesting.H78:interesting.H78">
            <calcext:condition calcext:apply-style-name="Namnlös1" calcext:value="formula-is(AND([.$G78];[.H78]&lt;1.1))" calcext:base-cell-address="interesting.H78"/>
            <calcext:condition calcext:apply-style-name="Namnlös2" calcext:value="formula-is(AND([.$G78];[.H78]&gt;=1.1))" calcext:base-cell-address="interesting.H78"/>
          </calcext:conditional-format>
          <calcext:conditional-format calcext:target-range-address="interesting.H79:interesting.H79">
            <calcext:condition calcext:apply-style-name="Namnlös1" calcext:value="formula-is(AND([.$G79];[.H79]&lt;1.1))" calcext:base-cell-address="interesting.H79"/>
            <calcext:condition calcext:apply-style-name="Namnlös2" calcext:value="formula-is(AND([.$G79];[.H79]&gt;=1.1))" calcext:base-cell-address="interesting.H79"/>
          </calcext:conditional-format>
          <calcext:conditional-format calcext:target-range-address="interesting.H80:interesting.H80">
            <calcext:condition calcext:apply-style-name="Namnlös1" calcext:value="formula-is(AND([.$G80];[.H80]&lt;1.1))" calcext:base-cell-address="interesting.H80"/>
            <calcext:condition calcext:apply-style-name="Namnlös2" calcext:value="formula-is(AND([.$G80];[.H80]&gt;=1.1))" calcext:base-cell-address="interesting.H80"/>
          </calcext:conditional-format>
          <calcext:conditional-format calcext:target-range-address="interesting.H81:interesting.H81">
            <calcext:condition calcext:apply-style-name="Namnlös1" calcext:value="formula-is(AND([.$G81];[.H81]&lt;1.1))" calcext:base-cell-address="interesting.H81"/>
            <calcext:condition calcext:apply-style-name="Namnlös2" calcext:value="formula-is(AND([.$G81];[.H81]&gt;=1.1))" calcext:base-cell-address="interesting.H81"/>
          </calcext:conditional-format>
          <calcext:conditional-format calcext:target-range-address="interesting.H82:interesting.H82">
            <calcext:condition calcext:apply-style-name="Namnlös1" calcext:value="formula-is(AND([.$G82];[.H82]&lt;1.1))" calcext:base-cell-address="interesting.H82"/>
            <calcext:condition calcext:apply-style-name="Namnlös2" calcext:value="formula-is(AND([.$G82];[.H82]&gt;=1.1))" calcext:base-cell-address="interesting.H82"/>
          </calcext:conditional-format>
          <calcext:conditional-format calcext:target-range-address="interesting.H83:interesting.H83">
            <calcext:condition calcext:apply-style-name="Namnlös1" calcext:value="formula-is(AND([.$G83];[.H83]&lt;1.1))" calcext:base-cell-address="interesting.H83"/>
            <calcext:condition calcext:apply-style-name="Namnlös2" calcext:value="formula-is(AND([.$G83];[.H83]&gt;=1.1))" calcext:base-cell-address="interesting.H83"/>
          </calcext:conditional-format>
          <calcext:conditional-format calcext:target-range-address="interesting.H84:interesting.H84">
            <calcext:condition calcext:apply-style-name="Namnlös1" calcext:value="formula-is(AND([.$G84];[.H84]&lt;1.1))" calcext:base-cell-address="interesting.H84"/>
            <calcext:condition calcext:apply-style-name="Namnlös2" calcext:value="formula-is(AND([.$G84];[.H84]&gt;=1.1))" calcext:base-cell-address="interesting.H84"/>
          </calcext:conditional-format>
          <calcext:conditional-format calcext:target-range-address="interesting.H85:interesting.H85">
            <calcext:condition calcext:apply-style-name="Namnlös1" calcext:value="formula-is(AND([.$G85];[.H85]&lt;1.1))" calcext:base-cell-address="interesting.H85"/>
            <calcext:condition calcext:apply-style-name="Namnlös2" calcext:value="formula-is(AND([.$G85];[.H85]&gt;=1.1))" calcext:base-cell-address="interesting.H85"/>
          </calcext:conditional-format>
          <calcext:conditional-format calcext:target-range-address="interesting.H86:interesting.H86">
            <calcext:condition calcext:apply-style-name="Namnlös1" calcext:value="formula-is(AND([.$G86];[.H86]&lt;1.1))" calcext:base-cell-address="interesting.H86"/>
            <calcext:condition calcext:apply-style-name="Namnlös2" calcext:value="formula-is(AND([.$G86];[.H86]&gt;=1.1))" calcext:base-cell-address="interesting.H86"/>
          </calcext:conditional-format>
          <calcext:conditional-format calcext:target-range-address="interesting.H87:interesting.H87">
            <calcext:condition calcext:apply-style-name="Namnlös1" calcext:value="formula-is(AND([.$G87];[.H87]&lt;1.1))" calcext:base-cell-address="interesting.H87"/>
            <calcext:condition calcext:apply-style-name="Namnlös2" calcext:value="formula-is(AND([.$G87];[.H87]&gt;=1.1))" calcext:base-cell-address="interesting.H87"/>
          </calcext:conditional-format>
          <calcext:conditional-format calcext:target-range-address="interesting.H88:interesting.H88">
            <calcext:condition calcext:apply-style-name="Namnlös1" calcext:value="formula-is(AND([.$G88];[.H88]&lt;1.1))" calcext:base-cell-address="interesting.H88"/>
            <calcext:condition calcext:apply-style-name="Namnlös2" calcext:value="formula-is(AND([.$G88];[.H88]&gt;=1.1))" calcext:base-cell-address="interesting.H88"/>
          </calcext:conditional-format>
          <calcext:conditional-format calcext:target-range-address="interesting.H89:interesting.H89">
            <calcext:condition calcext:apply-style-name="Namnlös1" calcext:value="formula-is(AND([.$G89];[.H89]&lt;1.1))" calcext:base-cell-address="interesting.H89"/>
            <calcext:condition calcext:apply-style-name="Namnlös2" calcext:value="formula-is(AND([.$G89];[.H89]&gt;=1.1))" calcext:base-cell-address="interesting.H89"/>
          </calcext:conditional-format>
          <calcext:conditional-format calcext:target-range-address="interesting.H90:interesting.H90">
            <calcext:condition calcext:apply-style-name="Namnlös1" calcext:value="formula-is(AND([.$G90];[.H90]&lt;1.1))" calcext:base-cell-address="interesting.H90"/>
            <calcext:condition calcext:apply-style-name="Namnlös2" calcext:value="formula-is(AND([.$G90];[.H90]&gt;=1.1))" calcext:base-cell-address="interesting.H90"/>
          </calcext:conditional-format>
          <calcext:conditional-format calcext:target-range-address="interesting.H91:interesting.H91">
            <calcext:condition calcext:apply-style-name="Namnlös1" calcext:value="formula-is(AND([.$G91];[.H91]&lt;1.1))" calcext:base-cell-address="interesting.H91"/>
            <calcext:condition calcext:apply-style-name="Namnlös2" calcext:value="formula-is(AND([.$G91];[.H91]&gt;=1.1))" calcext:base-cell-address="interesting.H91"/>
          </calcext:conditional-format>
          <calcext:conditional-format calcext:target-range-address="interesting.H92:interesting.H92">
            <calcext:condition calcext:apply-style-name="Namnlös1" calcext:value="formula-is(AND([.$G92];[.H92]&lt;1.1))" calcext:base-cell-address="interesting.H92"/>
            <calcext:condition calcext:apply-style-name="Namnlös2" calcext:value="formula-is(AND([.$G92];[.H92]&gt;=1.1))" calcext:base-cell-address="interesting.H92"/>
          </calcext:conditional-format>
          <calcext:conditional-format calcext:target-range-address="interesting.H93:interesting.H93">
            <calcext:condition calcext:apply-style-name="Namnlös1" calcext:value="formula-is(AND([.$G93];[.H93]&lt;1.1))" calcext:base-cell-address="interesting.H93"/>
            <calcext:condition calcext:apply-style-name="Namnlös2" calcext:value="formula-is(AND([.$G93];[.H93]&gt;=1.1))" calcext:base-cell-address="interesting.H93"/>
          </calcext:conditional-format>
          <calcext:conditional-format calcext:target-range-address="interesting.H94:interesting.H94">
            <calcext:condition calcext:apply-style-name="Namnlös1" calcext:value="formula-is(AND([.$G94];[.H94]&lt;1.1))" calcext:base-cell-address="interesting.H94"/>
            <calcext:condition calcext:apply-style-name="Namnlös2" calcext:value="formula-is(AND([.$G94];[.H94]&gt;=1.1))" calcext:base-cell-address="interesting.H94"/>
          </calcext:conditional-format>
          <calcext:conditional-format calcext:target-range-address="interesting.H95:interesting.H95">
            <calcext:condition calcext:apply-style-name="Namnlös1" calcext:value="formula-is(AND([.$G95];[.H95]&lt;1.1))" calcext:base-cell-address="interesting.H95"/>
            <calcext:condition calcext:apply-style-name="Namnlös2" calcext:value="formula-is(AND([.$G95];[.H95]&gt;=1.1))" calcext:base-cell-address="interesting.H95"/>
          </calcext:conditional-format>
          <calcext:conditional-format calcext:target-range-address="interesting.H96:interesting.H96">
            <calcext:condition calcext:apply-style-name="Namnlös1" calcext:value="formula-is(AND([.$G96];[.H96]&lt;1.1))" calcext:base-cell-address="interesting.H96"/>
            <calcext:condition calcext:apply-style-name="Namnlös2" calcext:value="formula-is(AND([.$G96];[.H96]&gt;=1.1))" calcext:base-cell-address="interesting.H96"/>
          </calcext:conditional-format>
          <calcext:conditional-format calcext:target-range-address="interesting.H97:interesting.H97">
            <calcext:condition calcext:apply-style-name="Namnlös1" calcext:value="formula-is(AND([.$G97];[.H97]&lt;1.1))" calcext:base-cell-address="interesting.H97"/>
            <calcext:condition calcext:apply-style-name="Namnlös2" calcext:value="formula-is(AND([.$G97];[.H97]&gt;=1.1))" calcext:base-cell-address="interesting.H97"/>
          </calcext:conditional-format>
          <calcext:conditional-format calcext:target-range-address="interesting.I3:interesting.I3">
            <calcext:condition calcext:apply-style-name="Namnlös1" calcext:value="formula-is(AND([.$G3];[.I3]&lt;1.1))" calcext:base-cell-address="interesting.I3"/>
            <calcext:condition calcext:apply-style-name="Namnlös2" calcext:value="formula-is(AND([.$G3];[.I3]&gt;=1.1))" calcext:base-cell-address="interesting.I3"/>
          </calcext:conditional-format>
          <calcext:conditional-format calcext:target-range-address="interesting.I4:interesting.I4">
            <calcext:condition calcext:apply-style-name="Namnlös1" calcext:value="formula-is(AND([.$G4];[.I4]&lt;1.1))" calcext:base-cell-address="interesting.I4"/>
            <calcext:condition calcext:apply-style-name="Namnlös2" calcext:value="formula-is(AND([.$G4];[.I4]&gt;=1.1))" calcext:base-cell-address="interesting.I4"/>
          </calcext:conditional-format>
          <calcext:conditional-format calcext:target-range-address="interesting.I5:interesting.I5">
            <calcext:condition calcext:apply-style-name="Namnlös1" calcext:value="formula-is(AND([.$G5];[.I5]&lt;1.1))" calcext:base-cell-address="interesting.I5"/>
            <calcext:condition calcext:apply-style-name="Namnlös2" calcext:value="formula-is(AND([.$G5];[.I5]&gt;=1.1))" calcext:base-cell-address="interesting.I5"/>
          </calcext:conditional-format>
          <calcext:conditional-format calcext:target-range-address="interesting.I6:interesting.I6">
            <calcext:condition calcext:apply-style-name="Namnlös1" calcext:value="formula-is(AND([.$G6];[.I6]&lt;1.1))" calcext:base-cell-address="interesting.I6"/>
            <calcext:condition calcext:apply-style-name="Namnlös2" calcext:value="formula-is(AND([.$G6];[.I6]&gt;=1.1))" calcext:base-cell-address="interesting.I6"/>
          </calcext:conditional-format>
          <calcext:conditional-format calcext:target-range-address="interesting.I7:interesting.I7">
            <calcext:condition calcext:apply-style-name="Namnlös1" calcext:value="formula-is(AND([.$G7];[.I7]&lt;1.1))" calcext:base-cell-address="interesting.I7"/>
            <calcext:condition calcext:apply-style-name="Namnlös2" calcext:value="formula-is(AND([.$G7];[.I7]&gt;=1.1))" calcext:base-cell-address="interesting.I7"/>
          </calcext:conditional-format>
          <calcext:conditional-format calcext:target-range-address="interesting.I8:interesting.I8">
            <calcext:condition calcext:apply-style-name="Namnlös1" calcext:value="formula-is(AND([.$G8];[.I8]&lt;1.1))" calcext:base-cell-address="interesting.I8"/>
            <calcext:condition calcext:apply-style-name="Namnlös2" calcext:value="formula-is(AND([.$G8];[.I8]&gt;=1.1))" calcext:base-cell-address="interesting.I8"/>
          </calcext:conditional-format>
          <calcext:conditional-format calcext:target-range-address="interesting.I9:interesting.I9">
            <calcext:condition calcext:apply-style-name="Namnlös1" calcext:value="formula-is(AND([.$G9];[.I9]&lt;1.1))" calcext:base-cell-address="interesting.I9"/>
            <calcext:condition calcext:apply-style-name="Namnlös2" calcext:value="formula-is(AND([.$G9];[.I9]&gt;=1.1))" calcext:base-cell-address="interesting.I9"/>
          </calcext:conditional-format>
          <calcext:conditional-format calcext:target-range-address="interesting.I10:interesting.I10">
            <calcext:condition calcext:apply-style-name="Namnlös1" calcext:value="formula-is(AND([.$G10];[.I10]&lt;1.1))" calcext:base-cell-address="interesting.I10"/>
            <calcext:condition calcext:apply-style-name="Namnlös2" calcext:value="formula-is(AND([.$G10];[.I10]&gt;=1.1))" calcext:base-cell-address="interesting.I10"/>
          </calcext:conditional-format>
          <calcext:conditional-format calcext:target-range-address="interesting.I11:interesting.I11">
            <calcext:condition calcext:apply-style-name="Namnlös1" calcext:value="formula-is(AND([.$G11];[.I11]&lt;1.1))" calcext:base-cell-address="interesting.I11"/>
            <calcext:condition calcext:apply-style-name="Namnlös2" calcext:value="formula-is(AND([.$G11];[.I11]&gt;=1.1))" calcext:base-cell-address="interesting.I11"/>
          </calcext:conditional-format>
          <calcext:conditional-format calcext:target-range-address="interesting.I12:interesting.I12">
            <calcext:condition calcext:apply-style-name="Namnlös1" calcext:value="formula-is(AND([.$G12];[.I12]&lt;1.1))" calcext:base-cell-address="interesting.I12"/>
            <calcext:condition calcext:apply-style-name="Namnlös2" calcext:value="formula-is(AND([.$G12];[.I12]&gt;=1.1))" calcext:base-cell-address="interesting.I12"/>
          </calcext:conditional-format>
          <calcext:conditional-format calcext:target-range-address="interesting.I13:interesting.I13">
            <calcext:condition calcext:apply-style-name="Namnlös1" calcext:value="formula-is(AND([.$G13];[.I13]&lt;1.1))" calcext:base-cell-address="interesting.I13"/>
            <calcext:condition calcext:apply-style-name="Namnlös2" calcext:value="formula-is(AND([.$G13];[.I13]&gt;=1.1))" calcext:base-cell-address="interesting.I13"/>
          </calcext:conditional-format>
          <calcext:conditional-format calcext:target-range-address="interesting.I14:interesting.I14">
            <calcext:condition calcext:apply-style-name="Namnlös1" calcext:value="formula-is(AND([.$G14];[.I14]&lt;1.1))" calcext:base-cell-address="interesting.I14"/>
            <calcext:condition calcext:apply-style-name="Namnlös2" calcext:value="formula-is(AND([.$G14];[.I14]&gt;=1.1))" calcext:base-cell-address="interesting.I14"/>
          </calcext:conditional-format>
          <calcext:conditional-format calcext:target-range-address="interesting.I15:interesting.I15">
            <calcext:condition calcext:apply-style-name="Namnlös1" calcext:value="formula-is(AND([.$G15];[.I15]&lt;1.1))" calcext:base-cell-address="interesting.I15"/>
            <calcext:condition calcext:apply-style-name="Namnlös2" calcext:value="formula-is(AND([.$G15];[.I15]&gt;=1.1))" calcext:base-cell-address="interesting.I15"/>
          </calcext:conditional-format>
          <calcext:conditional-format calcext:target-range-address="interesting.I16:interesting.I16">
            <calcext:condition calcext:apply-style-name="Namnlös1" calcext:value="formula-is(AND([.$G16];[.I16]&lt;1.1))" calcext:base-cell-address="interesting.I16"/>
            <calcext:condition calcext:apply-style-name="Namnlös2" calcext:value="formula-is(AND([.$G16];[.I16]&gt;=1.1))" calcext:base-cell-address="interesting.I16"/>
          </calcext:conditional-format>
          <calcext:conditional-format calcext:target-range-address="interesting.I17:interesting.I17">
            <calcext:condition calcext:apply-style-name="Namnlös1" calcext:value="formula-is(AND([.$G17];[.I17]&lt;1.1))" calcext:base-cell-address="interesting.I17"/>
            <calcext:condition calcext:apply-style-name="Namnlös2" calcext:value="formula-is(AND([.$G17];[.I17]&gt;=1.1))" calcext:base-cell-address="interesting.I17"/>
          </calcext:conditional-format>
          <calcext:conditional-format calcext:target-range-address="interesting.I18:interesting.I18">
            <calcext:condition calcext:apply-style-name="Namnlös1" calcext:value="formula-is(AND([.$G18];[.I18]&lt;1.1))" calcext:base-cell-address="interesting.I18"/>
            <calcext:condition calcext:apply-style-name="Namnlös2" calcext:value="formula-is(AND([.$G18];[.I18]&gt;=1.1))" calcext:base-cell-address="interesting.I18"/>
          </calcext:conditional-format>
          <calcext:conditional-format calcext:target-range-address="interesting.I19:interesting.I19">
            <calcext:condition calcext:apply-style-name="Namnlös1" calcext:value="formula-is(AND([.$G19];[.I19]&lt;1.1))" calcext:base-cell-address="interesting.I19"/>
            <calcext:condition calcext:apply-style-name="Namnlös2" calcext:value="formula-is(AND([.$G19];[.I19]&gt;=1.1))" calcext:base-cell-address="interesting.I19"/>
          </calcext:conditional-format>
          <calcext:conditional-format calcext:target-range-address="interesting.I20:interesting.I20">
            <calcext:condition calcext:apply-style-name="Namnlös1" calcext:value="formula-is(AND([.$G20];[.I20]&lt;1.1))" calcext:base-cell-address="interesting.I20"/>
            <calcext:condition calcext:apply-style-name="Namnlös2" calcext:value="formula-is(AND([.$G20];[.I20]&gt;=1.1))" calcext:base-cell-address="interesting.I20"/>
          </calcext:conditional-format>
          <calcext:conditional-format calcext:target-range-address="interesting.I21:interesting.I21">
            <calcext:condition calcext:apply-style-name="Namnlös1" calcext:value="formula-is(AND([.$G21];[.I21]&lt;1.1))" calcext:base-cell-address="interesting.I21"/>
            <calcext:condition calcext:apply-style-name="Namnlös2" calcext:value="formula-is(AND([.$G21];[.I21]&gt;=1.1))" calcext:base-cell-address="interesting.I21"/>
          </calcext:conditional-format>
          <calcext:conditional-format calcext:target-range-address="interesting.I22:interesting.I22">
            <calcext:condition calcext:apply-style-name="Namnlös1" calcext:value="formula-is(AND([.$G22];[.I22]&lt;1.1))" calcext:base-cell-address="interesting.I22"/>
            <calcext:condition calcext:apply-style-name="Namnlös2" calcext:value="formula-is(AND([.$G22];[.I22]&gt;=1.1))" calcext:base-cell-address="interesting.I22"/>
          </calcext:conditional-format>
          <calcext:conditional-format calcext:target-range-address="interesting.I23:interesting.I23">
            <calcext:condition calcext:apply-style-name="Namnlös1" calcext:value="formula-is(AND([.$G23];[.I23]&lt;1.1))" calcext:base-cell-address="interesting.I23"/>
            <calcext:condition calcext:apply-style-name="Namnlös2" calcext:value="formula-is(AND([.$G23];[.I23]&gt;=1.1))" calcext:base-cell-address="interesting.I23"/>
          </calcext:conditional-format>
          <calcext:conditional-format calcext:target-range-address="interesting.I24:interesting.I24">
            <calcext:condition calcext:apply-style-name="Namnlös1" calcext:value="formula-is(AND([.$G24];[.I24]&lt;1.1))" calcext:base-cell-address="interesting.I24"/>
            <calcext:condition calcext:apply-style-name="Namnlös2" calcext:value="formula-is(AND([.$G24];[.I24]&gt;=1.1))" calcext:base-cell-address="interesting.I24"/>
          </calcext:conditional-format>
          <calcext:conditional-format calcext:target-range-address="interesting.I25:interesting.I25">
            <calcext:condition calcext:apply-style-name="Namnlös1" calcext:value="formula-is(AND([.$G25];[.I25]&lt;1.1))" calcext:base-cell-address="interesting.I25"/>
            <calcext:condition calcext:apply-style-name="Namnlös2" calcext:value="formula-is(AND([.$G25];[.I25]&gt;=1.1))" calcext:base-cell-address="interesting.I25"/>
          </calcext:conditional-format>
          <calcext:conditional-format calcext:target-range-address="interesting.I26:interesting.I26">
            <calcext:condition calcext:apply-style-name="Namnlös1" calcext:value="formula-is(AND([.$G26];[.I26]&lt;1.1))" calcext:base-cell-address="interesting.I26"/>
            <calcext:condition calcext:apply-style-name="Namnlös2" calcext:value="formula-is(AND([.$G26];[.I26]&gt;=1.1))" calcext:base-cell-address="interesting.I26"/>
          </calcext:conditional-format>
          <calcext:conditional-format calcext:target-range-address="interesting.I27:interesting.I27">
            <calcext:condition calcext:apply-style-name="Namnlös1" calcext:value="formula-is(AND([.$G27];[.I27]&lt;1.1))" calcext:base-cell-address="interesting.I27"/>
            <calcext:condition calcext:apply-style-name="Namnlös2" calcext:value="formula-is(AND([.$G27];[.I27]&gt;=1.1))" calcext:base-cell-address="interesting.I27"/>
          </calcext:conditional-format>
          <calcext:conditional-format calcext:target-range-address="interesting.I28:interesting.I28">
            <calcext:condition calcext:apply-style-name="Namnlös1" calcext:value="formula-is(AND([.$G28];[.I28]&lt;1.1))" calcext:base-cell-address="interesting.I28"/>
            <calcext:condition calcext:apply-style-name="Namnlös2" calcext:value="formula-is(AND([.$G28];[.I28]&gt;=1.1))" calcext:base-cell-address="interesting.I28"/>
          </calcext:conditional-format>
          <calcext:conditional-format calcext:target-range-address="interesting.I29:interesting.I29">
            <calcext:condition calcext:apply-style-name="Namnlös1" calcext:value="formula-is(AND([.$G29];[.I29]&lt;1.1))" calcext:base-cell-address="interesting.I29"/>
            <calcext:condition calcext:apply-style-name="Namnlös2" calcext:value="formula-is(AND([.$G29];[.I29]&gt;=1.1))" calcext:base-cell-address="interesting.I29"/>
          </calcext:conditional-format>
          <calcext:conditional-format calcext:target-range-address="interesting.I30:interesting.I30">
            <calcext:condition calcext:apply-style-name="Namnlös1" calcext:value="formula-is(AND([.$G30];[.I30]&lt;1.1))" calcext:base-cell-address="interesting.I30"/>
            <calcext:condition calcext:apply-style-name="Namnlös2" calcext:value="formula-is(AND([.$G30];[.I30]&gt;=1.1))" calcext:base-cell-address="interesting.I30"/>
          </calcext:conditional-format>
          <calcext:conditional-format calcext:target-range-address="interesting.I31:interesting.I31">
            <calcext:condition calcext:apply-style-name="Namnlös1" calcext:value="formula-is(AND([.$G31];[.I31]&lt;1.1))" calcext:base-cell-address="interesting.I31"/>
            <calcext:condition calcext:apply-style-name="Namnlös2" calcext:value="formula-is(AND([.$G31];[.I31]&gt;=1.1))" calcext:base-cell-address="interesting.I31"/>
          </calcext:conditional-format>
          <calcext:conditional-format calcext:target-range-address="interesting.I32:interesting.I32">
            <calcext:condition calcext:apply-style-name="Namnlös1" calcext:value="formula-is(AND([.$G32];[.I32]&lt;1.1))" calcext:base-cell-address="interesting.I32"/>
            <calcext:condition calcext:apply-style-name="Namnlös2" calcext:value="formula-is(AND([.$G32];[.I32]&gt;=1.1))" calcext:base-cell-address="interesting.I32"/>
          </calcext:conditional-format>
          <calcext:conditional-format calcext:target-range-address="interesting.I33:interesting.I33">
            <calcext:condition calcext:apply-style-name="Namnlös1" calcext:value="formula-is(AND([.$G33];[.I33]&lt;1.1))" calcext:base-cell-address="interesting.I33"/>
            <calcext:condition calcext:apply-style-name="Namnlös2" calcext:value="formula-is(AND([.$G33];[.I33]&gt;=1.1))" calcext:base-cell-address="interesting.I33"/>
          </calcext:conditional-format>
          <calcext:conditional-format calcext:target-range-address="interesting.I34:interesting.I34">
            <calcext:condition calcext:apply-style-name="Namnlös1" calcext:value="formula-is(AND([.$G34];[.I34]&lt;1.1))" calcext:base-cell-address="interesting.I34"/>
            <calcext:condition calcext:apply-style-name="Namnlös2" calcext:value="formula-is(AND([.$G34];[.I34]&gt;=1.1))" calcext:base-cell-address="interesting.I34"/>
          </calcext:conditional-format>
          <calcext:conditional-format calcext:target-range-address="interesting.I35:interesting.I35">
            <calcext:condition calcext:apply-style-name="Namnlös1" calcext:value="formula-is(AND([.$G35];[.I35]&lt;1.1))" calcext:base-cell-address="interesting.I35"/>
            <calcext:condition calcext:apply-style-name="Namnlös2" calcext:value="formula-is(AND([.$G35];[.I35]&gt;=1.1))" calcext:base-cell-address="interesting.I35"/>
          </calcext:conditional-format>
          <calcext:conditional-format calcext:target-range-address="interesting.I36:interesting.I36">
            <calcext:condition calcext:apply-style-name="Namnlös1" calcext:value="formula-is(AND([.$G36];[.I36]&lt;1.1))" calcext:base-cell-address="interesting.I36"/>
            <calcext:condition calcext:apply-style-name="Namnlös2" calcext:value="formula-is(AND([.$G36];[.I36]&gt;=1.1))" calcext:base-cell-address="interesting.I36"/>
          </calcext:conditional-format>
          <calcext:conditional-format calcext:target-range-address="interesting.I37:interesting.I37">
            <calcext:condition calcext:apply-style-name="Namnlös1" calcext:value="formula-is(AND([.$G37];[.I37]&lt;1.1))" calcext:base-cell-address="interesting.I37"/>
            <calcext:condition calcext:apply-style-name="Namnlös2" calcext:value="formula-is(AND([.$G37];[.I37]&gt;=1.1))" calcext:base-cell-address="interesting.I37"/>
          </calcext:conditional-format>
          <calcext:conditional-format calcext:target-range-address="interesting.I38:interesting.I38">
            <calcext:condition calcext:apply-style-name="Namnlös1" calcext:value="formula-is(AND([.$G38];[.I38]&lt;1.1))" calcext:base-cell-address="interesting.I38"/>
            <calcext:condition calcext:apply-style-name="Namnlös2" calcext:value="formula-is(AND([.$G38];[.I38]&gt;=1.1))" calcext:base-cell-address="interesting.I38"/>
          </calcext:conditional-format>
          <calcext:conditional-format calcext:target-range-address="interesting.I39:interesting.I39">
            <calcext:condition calcext:apply-style-name="Namnlös1" calcext:value="formula-is(AND([.$G39];[.I39]&lt;1.1))" calcext:base-cell-address="interesting.I39"/>
            <calcext:condition calcext:apply-style-name="Namnlös2" calcext:value="formula-is(AND([.$G39];[.I39]&gt;=1.1))" calcext:base-cell-address="interesting.I39"/>
          </calcext:conditional-format>
          <calcext:conditional-format calcext:target-range-address="interesting.I40:interesting.I40">
            <calcext:condition calcext:apply-style-name="Namnlös1" calcext:value="formula-is(AND([.$G40];[.I40]&lt;1.1))" calcext:base-cell-address="interesting.I40"/>
            <calcext:condition calcext:apply-style-name="Namnlös2" calcext:value="formula-is(AND([.$G40];[.I40]&gt;=1.1))" calcext:base-cell-address="interesting.I40"/>
          </calcext:conditional-format>
          <calcext:conditional-format calcext:target-range-address="interesting.I41:interesting.I41">
            <calcext:condition calcext:apply-style-name="Namnlös1" calcext:value="formula-is(AND([.$G41];[.I41]&lt;1.1))" calcext:base-cell-address="interesting.I41"/>
            <calcext:condition calcext:apply-style-name="Namnlös2" calcext:value="formula-is(AND([.$G41];[.I41]&gt;=1.1))" calcext:base-cell-address="interesting.I41"/>
          </calcext:conditional-format>
          <calcext:conditional-format calcext:target-range-address="interesting.I42:interesting.I42">
            <calcext:condition calcext:apply-style-name="Namnlös1" calcext:value="formula-is(AND([.$G42];[.I42]&lt;1.1))" calcext:base-cell-address="interesting.I42"/>
            <calcext:condition calcext:apply-style-name="Namnlös2" calcext:value="formula-is(AND([.$G42];[.I42]&gt;=1.1))" calcext:base-cell-address="interesting.I42"/>
          </calcext:conditional-format>
          <calcext:conditional-format calcext:target-range-address="interesting.I43:interesting.I43">
            <calcext:condition calcext:apply-style-name="Namnlös1" calcext:value="formula-is(AND([.$G43];[.I43]&lt;1.1))" calcext:base-cell-address="interesting.I43"/>
            <calcext:condition calcext:apply-style-name="Namnlös2" calcext:value="formula-is(AND([.$G43];[.I43]&gt;=1.1))" calcext:base-cell-address="interesting.I43"/>
          </calcext:conditional-format>
          <calcext:conditional-format calcext:target-range-address="interesting.I44:interesting.I44">
            <calcext:condition calcext:apply-style-name="Namnlös1" calcext:value="formula-is(AND([.$G44];[.I44]&lt;1.1))" calcext:base-cell-address="interesting.I44"/>
            <calcext:condition calcext:apply-style-name="Namnlös2" calcext:value="formula-is(AND([.$G44];[.I44]&gt;=1.1))" calcext:base-cell-address="interesting.I44"/>
          </calcext:conditional-format>
          <calcext:conditional-format calcext:target-range-address="interesting.I45:interesting.I45">
            <calcext:condition calcext:apply-style-name="Namnlös1" calcext:value="formula-is(AND([.$G45];[.I45]&lt;1.1))" calcext:base-cell-address="interesting.I45"/>
            <calcext:condition calcext:apply-style-name="Namnlös2" calcext:value="formula-is(AND([.$G45];[.I45]&gt;=1.1))" calcext:base-cell-address="interesting.I45"/>
          </calcext:conditional-format>
          <calcext:conditional-format calcext:target-range-address="interesting.I46:interesting.I46">
            <calcext:condition calcext:apply-style-name="Namnlös1" calcext:value="formula-is(AND([.$G46];[.I46]&lt;1.1))" calcext:base-cell-address="interesting.I46"/>
            <calcext:condition calcext:apply-style-name="Namnlös2" calcext:value="formula-is(AND([.$G46];[.I46]&gt;=1.1))" calcext:base-cell-address="interesting.I46"/>
          </calcext:conditional-format>
          <calcext:conditional-format calcext:target-range-address="interesting.I47:interesting.I47">
            <calcext:condition calcext:apply-style-name="Namnlös1" calcext:value="formula-is(AND([.$G47];[.I47]&lt;1.1))" calcext:base-cell-address="interesting.I47"/>
            <calcext:condition calcext:apply-style-name="Namnlös2" calcext:value="formula-is(AND([.$G47];[.I47]&gt;=1.1))" calcext:base-cell-address="interesting.I47"/>
          </calcext:conditional-format>
          <calcext:conditional-format calcext:target-range-address="interesting.I48:interesting.I48">
            <calcext:condition calcext:apply-style-name="Namnlös1" calcext:value="formula-is(AND([.$G48];[.I48]&lt;1.1))" calcext:base-cell-address="interesting.I48"/>
            <calcext:condition calcext:apply-style-name="Namnlös2" calcext:value="formula-is(AND([.$G48];[.I48]&gt;=1.1))" calcext:base-cell-address="interesting.I48"/>
          </calcext:conditional-format>
          <calcext:conditional-format calcext:target-range-address="interesting.I49:interesting.I49">
            <calcext:condition calcext:apply-style-name="Namnlös1" calcext:value="formula-is(AND([.$G49];[.I49]&lt;1.1))" calcext:base-cell-address="interesting.I49"/>
            <calcext:condition calcext:apply-style-name="Namnlös2" calcext:value="formula-is(AND([.$G49];[.I49]&gt;=1.1))" calcext:base-cell-address="interesting.I49"/>
          </calcext:conditional-format>
          <calcext:conditional-format calcext:target-range-address="interesting.I50:interesting.I50">
            <calcext:condition calcext:apply-style-name="Namnlös1" calcext:value="formula-is(AND([.$G50];[.I50]&lt;1.1))" calcext:base-cell-address="interesting.I50"/>
            <calcext:condition calcext:apply-style-name="Namnlös2" calcext:value="formula-is(AND([.$G50];[.I50]&gt;=1.1))" calcext:base-cell-address="interesting.I50"/>
          </calcext:conditional-format>
          <calcext:conditional-format calcext:target-range-address="interesting.I51:interesting.I51">
            <calcext:condition calcext:apply-style-name="Namnlös1" calcext:value="formula-is(AND([.$G51];[.I51]&lt;1.1))" calcext:base-cell-address="interesting.I51"/>
            <calcext:condition calcext:apply-style-name="Namnlös2" calcext:value="formula-is(AND([.$G51];[.I51]&gt;=1.1))" calcext:base-cell-address="interesting.I51"/>
          </calcext:conditional-format>
          <calcext:conditional-format calcext:target-range-address="interesting.I52:interesting.I52">
            <calcext:condition calcext:apply-style-name="Namnlös1" calcext:value="formula-is(AND([.$G52];[.I52]&lt;1.1))" calcext:base-cell-address="interesting.I52"/>
            <calcext:condition calcext:apply-style-name="Namnlös2" calcext:value="formula-is(AND([.$G52];[.I52]&gt;=1.1))" calcext:base-cell-address="interesting.I52"/>
          </calcext:conditional-format>
          <calcext:conditional-format calcext:target-range-address="interesting.I53:interesting.I53">
            <calcext:condition calcext:apply-style-name="Namnlös1" calcext:value="formula-is(AND([.$G53];[.I53]&lt;1.1))" calcext:base-cell-address="interesting.I53"/>
            <calcext:condition calcext:apply-style-name="Namnlös2" calcext:value="formula-is(AND([.$G53];[.I53]&gt;=1.1))" calcext:base-cell-address="interesting.I53"/>
          </calcext:conditional-format>
          <calcext:conditional-format calcext:target-range-address="interesting.I54:interesting.I54">
            <calcext:condition calcext:apply-style-name="Namnlös1" calcext:value="formula-is(AND([.$G54];[.I54]&lt;1.1))" calcext:base-cell-address="interesting.I54"/>
            <calcext:condition calcext:apply-style-name="Namnlös2" calcext:value="formula-is(AND([.$G54];[.I54]&gt;=1.1))" calcext:base-cell-address="interesting.I54"/>
          </calcext:conditional-format>
          <calcext:conditional-format calcext:target-range-address="interesting.I55:interesting.I55">
            <calcext:condition calcext:apply-style-name="Namnlös1" calcext:value="formula-is(AND([.$G55];[.I55]&lt;1.1))" calcext:base-cell-address="interesting.I55"/>
            <calcext:condition calcext:apply-style-name="Namnlös2" calcext:value="formula-is(AND([.$G55];[.I55]&gt;=1.1))" calcext:base-cell-address="interesting.I55"/>
          </calcext:conditional-format>
          <calcext:conditional-format calcext:target-range-address="interesting.I56:interesting.I56">
            <calcext:condition calcext:apply-style-name="Namnlös1" calcext:value="formula-is(AND([.$G56];[.I56]&lt;1.1))" calcext:base-cell-address="interesting.I56"/>
            <calcext:condition calcext:apply-style-name="Namnlös2" calcext:value="formula-is(AND([.$G56];[.I56]&gt;=1.1))" calcext:base-cell-address="interesting.I56"/>
          </calcext:conditional-format>
          <calcext:conditional-format calcext:target-range-address="interesting.I57:interesting.I57">
            <calcext:condition calcext:apply-style-name="Namnlös1" calcext:value="formula-is(AND([.$G57];[.I57]&lt;1.1))" calcext:base-cell-address="interesting.I57"/>
            <calcext:condition calcext:apply-style-name="Namnlös2" calcext:value="formula-is(AND([.$G57];[.I57]&gt;=1.1))" calcext:base-cell-address="interesting.I57"/>
          </calcext:conditional-format>
          <calcext:conditional-format calcext:target-range-address="interesting.I58:interesting.I58">
            <calcext:condition calcext:apply-style-name="Namnlös1" calcext:value="formula-is(AND([.$G58];[.I58]&lt;1.1))" calcext:base-cell-address="interesting.I58"/>
            <calcext:condition calcext:apply-style-name="Namnlös2" calcext:value="formula-is(AND([.$G58];[.I58]&gt;=1.1))" calcext:base-cell-address="interesting.I58"/>
          </calcext:conditional-format>
          <calcext:conditional-format calcext:target-range-address="interesting.I59:interesting.I59">
            <calcext:condition calcext:apply-style-name="Namnlös1" calcext:value="formula-is(AND([.$G59];[.I59]&lt;1.1))" calcext:base-cell-address="interesting.I59"/>
            <calcext:condition calcext:apply-style-name="Namnlös2" calcext:value="formula-is(AND([.$G59];[.I59]&gt;=1.1))" calcext:base-cell-address="interesting.I59"/>
          </calcext:conditional-format>
          <calcext:conditional-format calcext:target-range-address="interesting.I60:interesting.I60">
            <calcext:condition calcext:apply-style-name="Namnlös1" calcext:value="formula-is(AND([.$G60];[.I60]&lt;1.1))" calcext:base-cell-address="interesting.I60"/>
            <calcext:condition calcext:apply-style-name="Namnlös2" calcext:value="formula-is(AND([.$G60];[.I60]&gt;=1.1))" calcext:base-cell-address="interesting.I60"/>
          </calcext:conditional-format>
          <calcext:conditional-format calcext:target-range-address="interesting.I61:interesting.I61">
            <calcext:condition calcext:apply-style-name="Namnlös1" calcext:value="formula-is(AND([.$G61];[.I61]&lt;1.1))" calcext:base-cell-address="interesting.I61"/>
            <calcext:condition calcext:apply-style-name="Namnlös2" calcext:value="formula-is(AND([.$G61];[.I61]&gt;=1.1))" calcext:base-cell-address="interesting.I61"/>
          </calcext:conditional-format>
          <calcext:conditional-format calcext:target-range-address="interesting.I62:interesting.I62">
            <calcext:condition calcext:apply-style-name="Namnlös1" calcext:value="formula-is(AND([.$G62];[.I62]&lt;1.1))" calcext:base-cell-address="interesting.I62"/>
            <calcext:condition calcext:apply-style-name="Namnlös2" calcext:value="formula-is(AND([.$G62];[.I62]&gt;=1.1))" calcext:base-cell-address="interesting.I62"/>
          </calcext:conditional-format>
          <calcext:conditional-format calcext:target-range-address="interesting.I63:interesting.I63">
            <calcext:condition calcext:apply-style-name="Namnlös1" calcext:value="formula-is(AND([.$G63];[.I63]&lt;1.1))" calcext:base-cell-address="interesting.I63"/>
            <calcext:condition calcext:apply-style-name="Namnlös2" calcext:value="formula-is(AND([.$G63];[.I63]&gt;=1.1))" calcext:base-cell-address="interesting.I63"/>
          </calcext:conditional-format>
          <calcext:conditional-format calcext:target-range-address="interesting.I64:interesting.I64">
            <calcext:condition calcext:apply-style-name="Namnlös1" calcext:value="formula-is(AND([.$G64];[.I64]&lt;1.1))" calcext:base-cell-address="interesting.I64"/>
            <calcext:condition calcext:apply-style-name="Namnlös2" calcext:value="formula-is(AND([.$G64];[.I64]&gt;=1.1))" calcext:base-cell-address="interesting.I64"/>
          </calcext:conditional-format>
          <calcext:conditional-format calcext:target-range-address="interesting.I65:interesting.I65">
            <calcext:condition calcext:apply-style-name="Namnlös1" calcext:value="formula-is(AND([.$G65];[.I65]&lt;1.1))" calcext:base-cell-address="interesting.I65"/>
            <calcext:condition calcext:apply-style-name="Namnlös2" calcext:value="formula-is(AND([.$G65];[.I65]&gt;=1.1))" calcext:base-cell-address="interesting.I65"/>
          </calcext:conditional-format>
          <calcext:conditional-format calcext:target-range-address="interesting.I66:interesting.I66">
            <calcext:condition calcext:apply-style-name="Namnlös1" calcext:value="formula-is(AND([.$G66];[.I66]&lt;1.1))" calcext:base-cell-address="interesting.I66"/>
            <calcext:condition calcext:apply-style-name="Namnlös2" calcext:value="formula-is(AND([.$G66];[.I66]&gt;=1.1))" calcext:base-cell-address="interesting.I66"/>
          </calcext:conditional-format>
          <calcext:conditional-format calcext:target-range-address="interesting.I67:interesting.I67">
            <calcext:condition calcext:apply-style-name="Namnlös1" calcext:value="formula-is(AND([.$G67];[.I67]&lt;1.1))" calcext:base-cell-address="interesting.I67"/>
            <calcext:condition calcext:apply-style-name="Namnlös2" calcext:value="formula-is(AND([.$G67];[.I67]&gt;=1.1))" calcext:base-cell-address="interesting.I67"/>
          </calcext:conditional-format>
          <calcext:conditional-format calcext:target-range-address="interesting.I68:interesting.I68">
            <calcext:condition calcext:apply-style-name="Namnlös1" calcext:value="formula-is(AND([.$G68];[.I68]&lt;1.1))" calcext:base-cell-address="interesting.I68"/>
            <calcext:condition calcext:apply-style-name="Namnlös2" calcext:value="formula-is(AND([.$G68];[.I68]&gt;=1.1))" calcext:base-cell-address="interesting.I68"/>
          </calcext:conditional-format>
          <calcext:conditional-format calcext:target-range-address="interesting.I69:interesting.I69">
            <calcext:condition calcext:apply-style-name="Namnlös1" calcext:value="formula-is(AND([.$G69];[.I69]&lt;1.1))" calcext:base-cell-address="interesting.I69"/>
            <calcext:condition calcext:apply-style-name="Namnlös2" calcext:value="formula-is(AND([.$G69];[.I69]&gt;=1.1))" calcext:base-cell-address="interesting.I69"/>
          </calcext:conditional-format>
          <calcext:conditional-format calcext:target-range-address="interesting.I70:interesting.I70">
            <calcext:condition calcext:apply-style-name="Namnlös1" calcext:value="formula-is(AND([.$G70];[.I70]&lt;1.1))" calcext:base-cell-address="interesting.I70"/>
            <calcext:condition calcext:apply-style-name="Namnlös2" calcext:value="formula-is(AND([.$G70];[.I70]&gt;=1.1))" calcext:base-cell-address="interesting.I70"/>
          </calcext:conditional-format>
          <calcext:conditional-format calcext:target-range-address="interesting.I71:interesting.I71">
            <calcext:condition calcext:apply-style-name="Namnlös1" calcext:value="formula-is(AND([.$G71];[.I71]&lt;1.1))" calcext:base-cell-address="interesting.I71"/>
            <calcext:condition calcext:apply-style-name="Namnlös2" calcext:value="formula-is(AND([.$G71];[.I71]&gt;=1.1))" calcext:base-cell-address="interesting.I71"/>
          </calcext:conditional-format>
          <calcext:conditional-format calcext:target-range-address="interesting.I72:interesting.I72">
            <calcext:condition calcext:apply-style-name="Namnlös1" calcext:value="formula-is(AND([.$G72];[.I72]&lt;1.1))" calcext:base-cell-address="interesting.I72"/>
            <calcext:condition calcext:apply-style-name="Namnlös2" calcext:value="formula-is(AND([.$G72];[.I72]&gt;=1.1))" calcext:base-cell-address="interesting.I72"/>
          </calcext:conditional-format>
          <calcext:conditional-format calcext:target-range-address="interesting.I73:interesting.I73">
            <calcext:condition calcext:apply-style-name="Namnlös1" calcext:value="formula-is(AND([.$G73];[.I73]&lt;1.1))" calcext:base-cell-address="interesting.I73"/>
            <calcext:condition calcext:apply-style-name="Namnlös2" calcext:value="formula-is(AND([.$G73];[.I73]&gt;=1.1))" calcext:base-cell-address="interesting.I73"/>
          </calcext:conditional-format>
          <calcext:conditional-format calcext:target-range-address="interesting.I74:interesting.I74">
            <calcext:condition calcext:apply-style-name="Namnlös1" calcext:value="formula-is(AND([.$G74];[.I74]&lt;1.1))" calcext:base-cell-address="interesting.I74"/>
            <calcext:condition calcext:apply-style-name="Namnlös2" calcext:value="formula-is(AND([.$G74];[.I74]&gt;=1.1))" calcext:base-cell-address="interesting.I74"/>
          </calcext:conditional-format>
          <calcext:conditional-format calcext:target-range-address="interesting.I75:interesting.I75">
            <calcext:condition calcext:apply-style-name="Namnlös1" calcext:value="formula-is(AND([.$G75];[.I75]&lt;1.1))" calcext:base-cell-address="interesting.I75"/>
            <calcext:condition calcext:apply-style-name="Namnlös2" calcext:value="formula-is(AND([.$G75];[.I75]&gt;=1.1))" calcext:base-cell-address="interesting.I75"/>
          </calcext:conditional-format>
          <calcext:conditional-format calcext:target-range-address="interesting.I76:interesting.I76">
            <calcext:condition calcext:apply-style-name="Namnlös1" calcext:value="formula-is(AND([.$G76];[.I76]&lt;1.1))" calcext:base-cell-address="interesting.I76"/>
            <calcext:condition calcext:apply-style-name="Namnlös2" calcext:value="formula-is(AND([.$G76];[.I76]&gt;=1.1))" calcext:base-cell-address="interesting.I76"/>
          </calcext:conditional-format>
          <calcext:conditional-format calcext:target-range-address="interesting.I77:interesting.I77">
            <calcext:condition calcext:apply-style-name="Namnlös1" calcext:value="formula-is(AND([.$G77];[.I77]&lt;1.1))" calcext:base-cell-address="interesting.I77"/>
            <calcext:condition calcext:apply-style-name="Namnlös2" calcext:value="formula-is(AND([.$G77];[.I77]&gt;=1.1))" calcext:base-cell-address="interesting.I77"/>
          </calcext:conditional-format>
          <calcext:conditional-format calcext:target-range-address="interesting.I78:interesting.I78">
            <calcext:condition calcext:apply-style-name="Namnlös1" calcext:value="formula-is(AND([.$G78];[.I78]&lt;1.1))" calcext:base-cell-address="interesting.I78"/>
            <calcext:condition calcext:apply-style-name="Namnlös2" calcext:value="formula-is(AND([.$G78];[.I78]&gt;=1.1))" calcext:base-cell-address="interesting.I78"/>
          </calcext:conditional-format>
          <calcext:conditional-format calcext:target-range-address="interesting.I79:interesting.I79">
            <calcext:condition calcext:apply-style-name="Namnlös1" calcext:value="formula-is(AND([.$G79];[.I79]&lt;1.1))" calcext:base-cell-address="interesting.I79"/>
            <calcext:condition calcext:apply-style-name="Namnlös2" calcext:value="formula-is(AND([.$G79];[.I79]&gt;=1.1))" calcext:base-cell-address="interesting.I79"/>
          </calcext:conditional-format>
          <calcext:conditional-format calcext:target-range-address="interesting.I80:interesting.I80">
            <calcext:condition calcext:apply-style-name="Namnlös1" calcext:value="formula-is(AND([.$G80];[.I80]&lt;1.1))" calcext:base-cell-address="interesting.I80"/>
            <calcext:condition calcext:apply-style-name="Namnlös2" calcext:value="formula-is(AND([.$G80];[.I80]&gt;=1.1))" calcext:base-cell-address="interesting.I80"/>
          </calcext:conditional-format>
          <calcext:conditional-format calcext:target-range-address="interesting.I81:interesting.I81">
            <calcext:condition calcext:apply-style-name="Namnlös1" calcext:value="formula-is(AND([.$G81];[.I81]&lt;1.1))" calcext:base-cell-address="interesting.I81"/>
            <calcext:condition calcext:apply-style-name="Namnlös2" calcext:value="formula-is(AND([.$G81];[.I81]&gt;=1.1))" calcext:base-cell-address="interesting.I81"/>
          </calcext:conditional-format>
          <calcext:conditional-format calcext:target-range-address="interesting.I82:interesting.I82">
            <calcext:condition calcext:apply-style-name="Namnlös1" calcext:value="formula-is(AND([.$G82];[.I82]&lt;1.1))" calcext:base-cell-address="interesting.I82"/>
            <calcext:condition calcext:apply-style-name="Namnlös2" calcext:value="formula-is(AND([.$G82];[.I82]&gt;=1.1))" calcext:base-cell-address="interesting.I82"/>
          </calcext:conditional-format>
          <calcext:conditional-format calcext:target-range-address="interesting.I83:interesting.I83">
            <calcext:condition calcext:apply-style-name="Namnlös1" calcext:value="formula-is(AND([.$G83];[.I83]&lt;1.1))" calcext:base-cell-address="interesting.I83"/>
            <calcext:condition calcext:apply-style-name="Namnlös2" calcext:value="formula-is(AND([.$G83];[.I83]&gt;=1.1))" calcext:base-cell-address="interesting.I83"/>
          </calcext:conditional-format>
          <calcext:conditional-format calcext:target-range-address="interesting.I84:interesting.I84">
            <calcext:condition calcext:apply-style-name="Namnlös1" calcext:value="formula-is(AND([.$G84];[.I84]&lt;1.1))" calcext:base-cell-address="interesting.I84"/>
            <calcext:condition calcext:apply-style-name="Namnlös2" calcext:value="formula-is(AND([.$G84];[.I84]&gt;=1.1))" calcext:base-cell-address="interesting.I84"/>
          </calcext:conditional-format>
          <calcext:conditional-format calcext:target-range-address="interesting.I85:interesting.I85">
            <calcext:condition calcext:apply-style-name="Namnlös1" calcext:value="formula-is(AND([.$G85];[.I85]&lt;1.1))" calcext:base-cell-address="interesting.I85"/>
            <calcext:condition calcext:apply-style-name="Namnlös2" calcext:value="formula-is(AND([.$G85];[.I85]&gt;=1.1))" calcext:base-cell-address="interesting.I85"/>
          </calcext:conditional-format>
          <calcext:conditional-format calcext:target-range-address="interesting.I86:interesting.I86">
            <calcext:condition calcext:apply-style-name="Namnlös1" calcext:value="formula-is(AND([.$G86];[.I86]&lt;1.1))" calcext:base-cell-address="interesting.I86"/>
            <calcext:condition calcext:apply-style-name="Namnlös2" calcext:value="formula-is(AND([.$G86];[.I86]&gt;=1.1))" calcext:base-cell-address="interesting.I86"/>
          </calcext:conditional-format>
          <calcext:conditional-format calcext:target-range-address="interesting.I87:interesting.I87">
            <calcext:condition calcext:apply-style-name="Namnlös1" calcext:value="formula-is(AND([.$G87];[.I87]&lt;1.1))" calcext:base-cell-address="interesting.I87"/>
            <calcext:condition calcext:apply-style-name="Namnlös2" calcext:value="formula-is(AND([.$G87];[.I87]&gt;=1.1))" calcext:base-cell-address="interesting.I87"/>
          </calcext:conditional-format>
          <calcext:conditional-format calcext:target-range-address="interesting.I88:interesting.I88">
            <calcext:condition calcext:apply-style-name="Namnlös1" calcext:value="formula-is(AND([.$G88];[.I88]&lt;1.1))" calcext:base-cell-address="interesting.I88"/>
            <calcext:condition calcext:apply-style-name="Namnlös2" calcext:value="formula-is(AND([.$G88];[.I88]&gt;=1.1))" calcext:base-cell-address="interesting.I88"/>
          </calcext:conditional-format>
          <calcext:conditional-format calcext:target-range-address="interesting.I89:interesting.I89">
            <calcext:condition calcext:apply-style-name="Namnlös1" calcext:value="formula-is(AND([.$G89];[.I89]&lt;1.1))" calcext:base-cell-address="interesting.I89"/>
            <calcext:condition calcext:apply-style-name="Namnlös2" calcext:value="formula-is(AND([.$G89];[.I89]&gt;=1.1))" calcext:base-cell-address="interesting.I89"/>
          </calcext:conditional-format>
          <calcext:conditional-format calcext:target-range-address="interesting.I90:interesting.I90">
            <calcext:condition calcext:apply-style-name="Namnlös1" calcext:value="formula-is(AND([.$G90];[.I90]&lt;1.1))" calcext:base-cell-address="interesting.I90"/>
            <calcext:condition calcext:apply-style-name="Namnlös2" calcext:value="formula-is(AND([.$G90];[.I90]&gt;=1.1))" calcext:base-cell-address="interesting.I90"/>
          </calcext:conditional-format>
          <calcext:conditional-format calcext:target-range-address="interesting.I91:interesting.I91">
            <calcext:condition calcext:apply-style-name="Namnlös1" calcext:value="formula-is(AND([.$G91];[.I91]&lt;1.1))" calcext:base-cell-address="interesting.I91"/>
            <calcext:condition calcext:apply-style-name="Namnlös2" calcext:value="formula-is(AND([.$G91];[.I91]&gt;=1.1))" calcext:base-cell-address="interesting.I91"/>
          </calcext:conditional-format>
          <calcext:conditional-format calcext:target-range-address="interesting.I92:interesting.I92">
            <calcext:condition calcext:apply-style-name="Namnlös1" calcext:value="formula-is(AND([.$G92];[.I92]&lt;1.1))" calcext:base-cell-address="interesting.I92"/>
            <calcext:condition calcext:apply-style-name="Namnlös2" calcext:value="formula-is(AND([.$G92];[.I92]&gt;=1.1))" calcext:base-cell-address="interesting.I92"/>
          </calcext:conditional-format>
          <calcext:conditional-format calcext:target-range-address="interesting.I93:interesting.I93">
            <calcext:condition calcext:apply-style-name="Namnlös1" calcext:value="formula-is(AND([.$G93];[.I93]&lt;1.1))" calcext:base-cell-address="interesting.I93"/>
            <calcext:condition calcext:apply-style-name="Namnlös2" calcext:value="formula-is(AND([.$G93];[.I93]&gt;=1.1))" calcext:base-cell-address="interesting.I93"/>
          </calcext:conditional-format>
          <calcext:conditional-format calcext:target-range-address="interesting.I94:interesting.I94">
            <calcext:condition calcext:apply-style-name="Namnlös1" calcext:value="formula-is(AND([.$G94];[.I94]&lt;1.1))" calcext:base-cell-address="interesting.I94"/>
            <calcext:condition calcext:apply-style-name="Namnlös2" calcext:value="formula-is(AND([.$G94];[.I94]&gt;=1.1))" calcext:base-cell-address="interesting.I94"/>
          </calcext:conditional-format>
          <calcext:conditional-format calcext:target-range-address="interesting.I95:interesting.I95">
            <calcext:condition calcext:apply-style-name="Namnlös1" calcext:value="formula-is(AND([.$G95];[.I95]&lt;1.1))" calcext:base-cell-address="interesting.I95"/>
            <calcext:condition calcext:apply-style-name="Namnlös2" calcext:value="formula-is(AND([.$G95];[.I95]&gt;=1.1))" calcext:base-cell-address="interesting.I95"/>
          </calcext:conditional-format>
          <calcext:conditional-format calcext:target-range-address="interesting.I96:interesting.I96">
            <calcext:condition calcext:apply-style-name="Namnlös1" calcext:value="formula-is(AND([.$G96];[.I96]&lt;1.1))" calcext:base-cell-address="interesting.I96"/>
            <calcext:condition calcext:apply-style-name="Namnlös2" calcext:value="formula-is(AND([.$G96];[.I96]&gt;=1.1))" calcext:base-cell-address="interesting.I96"/>
          </calcext:conditional-format>
          <calcext:conditional-format calcext:target-range-address="interesting.I97:interesting.I97">
            <calcext:condition calcext:apply-style-name="Namnlös1" calcext:value="formula-is(AND([.$G97];[.I97]&lt;1.1))" calcext:base-cell-address="interesting.I97"/>
            <calcext:condition calcext:apply-style-name="Namnlös2" calcext:value="formula-is(AND([.$G97];[.I97]&gt;=1.1))" calcext:base-cell-address="interesting.I9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amnlös1" style:family="table-cell" style:parent-style-name="Default">
      <style:table-cell-properties fo:background-color="#72bf44"/>
    </style:style>
    <style:style style:name="Namnlös2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7T16:23:33.314328739</dc:date>
    <meta:editing-duration>PT24M8S</meta:editing-duration>
    <meta:editing-cycles>3</meta:editing-cycles>
    <meta:generator>LibreOffice/6.0.6.2$Linux_X86_64 LibreOffice_project/00m0$Build-2</meta:generator>
    <meta:document-statistic meta:table-count="1" meta:cell-count="970" meta:object-count="0"/>
  </office:meta>
</office:document-meta>
</file>